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11cm" fo:margin-left="0cm" table:align="left"/>
    </style:style>
    <style:style style:name="Таблица1.A" style:family="table-column">
      <style:table-column-properties style:column-width="17.11cm"/>
    </style:style>
    <style:style style:name="Таблица1.A1" style:family="table-cell">
      <style:table-cell-properties fo:padding="0.097cm" fo:border="0.05pt solid #000000"/>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A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1" style:family="table-row">
      <style:table-row-properties style:min-row-height="2.096cm"/>
    </style:style>
    <style:style style:name="Таблица3.A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fo:padding="0.097cm" fo:border="0.05pt solid #000000"/>
    </style:style>
    <style:style style:name="Таблица6" style:family="table">
      <style:table-properties style:width="17cm" table:align="margins"/>
    </style:style>
    <style:style style:name="Таблица6.A" style:family="table-column">
      <style:table-column-properties style:column-width="17cm" style:rel-column-width="65535*"/>
    </style:style>
    <style:style style:name="Таблица6.A1" style:family="table-cell">
      <style:table-cell-properties fo:padding="0.097cm" fo:border="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9" style:family="table">
      <style:table-properties style:width="17cm" table:align="margins"/>
    </style:style>
    <style:style style:name="Таблица9.A" style:family="table-column">
      <style:table-column-properties style:column-width="17cm" style:rel-column-width="9638*"/>
    </style:style>
    <style:style style:name="Таблица9.A1" style:family="table-cell">
      <style:table-cell-properties fo:padding="0.097cm" fo:border="0.05pt solid #000000"/>
    </style:style>
    <style:style style:name="Таблица10" style:family="table">
      <style:table-properties style:width="17cm" table:align="margins"/>
    </style:style>
    <style:style style:name="Таблица10.A" style:family="table-column">
      <style:table-column-properties style:column-width="17cm" style:rel-column-width="65535*"/>
    </style:style>
    <style:style style:name="Таблица10.A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cm" style:rel-column-width="65535*"/>
    </style:style>
    <style:style style:name="Таблица11.A1" style:family="table-cell">
      <style:table-cell-properties fo:padding="0.097cm" fo:border="0.05pt solid #000000"/>
    </style:style>
    <style:style style:name="Таблица12" style:family="table">
      <style:table-properties style:width="17cm" table:align="margins"/>
    </style:style>
    <style:style style:name="Таблица12.A" style:family="table-column">
      <style:table-column-properties style:column-width="17cm" style:rel-column-width="65535*"/>
    </style:style>
    <style:style style:name="Таблица12.A1" style:family="table-cell">
      <style:table-cell-properties fo:padding="0.097cm" fo:border="0.05pt solid #000000"/>
    </style:style>
    <style:style style:name="Таблица13" style:family="table">
      <style:table-properties style:width="17cm" table:align="margins"/>
    </style:style>
    <style:style style:name="Таблица13.A" style:family="table-column">
      <style:table-column-properties style:column-width="17cm" style:rel-column-width="65535*"/>
    </style:style>
    <style:style style:name="Таблица13.A1" style:family="table-cell">
      <style:table-cell-properties fo:padding="0.097cm" fo:border="0.05pt solid #000000"/>
    </style:style>
    <style:style style:name="Таблица14" style:family="table">
      <style:table-properties style:width="17cm" table:align="margins"/>
    </style:style>
    <style:style style:name="Таблица14.A" style:family="table-column">
      <style:table-column-properties style:column-width="17cm" style:rel-column-width="65535*"/>
    </style:style>
    <style:style style:name="Таблица14.A1" style:family="table-cell">
      <style:table-cell-properties fo:padding="0.097cm" fo:border="0.05pt solid #000000"/>
    </style:style>
    <style:style style:name="Таблица15" style:family="table">
      <style:table-properties style:width="17cm" table:align="margins"/>
    </style:style>
    <style:style style:name="Таблица15.A" style:family="table-column">
      <style:table-column-properties style:column-width="17cm" style:rel-column-width="65535*"/>
    </style:style>
    <style:style style:name="Таблица15.A1" style:family="table-cell">
      <style:table-cell-properties fo:padding="0.097cm" fo:border="0.05pt solid #000000"/>
    </style:style>
    <style:style style:name="P1" style:family="paragraph" style:parent-style-name="Standard">
      <style:paragraph-properties fo:margin-left="0cm" fo:margin-right="0cm" fo:line-height="150%" fo:text-align="center" style:justify-single-word="false" fo:text-indent="0cm" style:auto-text-indent="false"/>
      <style:text-properties officeooo:paragraph-rsid="000c8096"/>
    </style:style>
    <style:style style:name="P2" style:family="paragraph" style:parent-style-name="Standard">
      <style:paragraph-properties fo:margin-left="0cm" fo:margin-right="0cm" fo:line-height="150%" fo:text-align="center" style:justify-single-word="false" fo:text-indent="0cm" style:auto-text-indent="false"/>
      <style:text-properties officeooo:paragraph-rsid="000e3de7"/>
    </style:style>
    <style:style style:name="P3" style:family="paragraph" style:parent-style-name="Standard">
      <style:paragraph-properties fo:margin-left="0cm" fo:margin-right="0cm" fo:line-height="150%" fo:text-align="center" style:justify-single-word="false" fo:text-indent="0cm" style:auto-text-indent="false"/>
      <style:text-properties officeooo:paragraph-rsid="001033e3"/>
    </style:style>
    <style:style style:name="P4" style:family="paragraph" style:parent-style-name="Standard">
      <style:paragraph-properties fo:margin-left="0cm" fo:margin-right="0cm" fo:line-height="150%" fo:text-align="center" style:justify-single-word="false" fo:text-indent="0cm" style:auto-text-indent="false"/>
      <style:text-properties officeooo:paragraph-rsid="00129c3f"/>
    </style:style>
    <style:style style:name="P5" style:family="paragraph" style:parent-style-name="Standard">
      <style:paragraph-properties fo:margin-left="0cm" fo:margin-right="0cm" fo:line-height="150%" fo:text-align="center" style:justify-single-word="false" fo:text-indent="0cm" style:auto-text-indent="false"/>
      <style:text-properties officeooo:paragraph-rsid="0013b038"/>
    </style:style>
    <style:style style:name="P6" style:family="paragraph" style:parent-style-name="Standard">
      <style:paragraph-properties fo:margin-left="0cm" fo:margin-right="0cm" fo:line-height="150%" fo:text-align="center" style:justify-single-word="false" fo:text-indent="0cm" style:auto-text-indent="false"/>
      <style:text-properties officeooo:paragraph-rsid="00156a43"/>
    </style:style>
    <style:style style:name="P7"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bold" officeooo:paragraph-rsid="000c8096" fo:background-color="#ffffff" style:font-size-asian="14pt" style:font-weight-asian="bold" style:font-size-complex="14pt" style:font-weight-complex="bold"/>
    </style:style>
    <style:style style:name="P8"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normal" officeooo:paragraph-rsid="000c8096" fo:background-color="#ffffff" style:font-size-asian="14pt" style:font-weight-asian="normal" style:font-size-complex="14pt" style:font-weight-complex="normal"/>
    </style:style>
    <style:style style:name="P9"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normal" officeooo:paragraph-rsid="000e3de7" fo:background-color="#ffffff" style:font-size-asian="14pt" style:font-weight-asian="normal" style:font-size-complex="14pt" style:font-weight-complex="normal"/>
    </style:style>
    <style:style style:name="P10"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normal" officeooo:paragraph-rsid="001033e3" fo:background-color="#ffffff" style:font-size-asian="14pt" style:font-weight-asian="normal" style:font-size-complex="14pt" style:font-weight-complex="normal"/>
    </style:style>
    <style:style style:name="P11"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normal" officeooo:paragraph-rsid="00129c3f" fo:background-color="#ffffff" style:font-size-asian="14pt" style:font-weight-asian="normal" style:font-size-complex="14pt" style:font-weight-complex="normal"/>
    </style:style>
    <style:style style:name="P12"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normal" officeooo:paragraph-rsid="0013b038" fo:background-color="#ffffff" style:font-size-asian="14pt" style:font-weight-asian="normal" style:font-size-complex="14pt"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normal" officeooo:paragraph-rsid="00156a43" fo:background-color="#ffffff" style:font-size-asian="14pt" style:font-weight-asian="normal" style:font-size-complex="14pt" style:font-weight-complex="normal"/>
    </style:style>
    <style:style style:name="P14" style:family="paragraph" style:parent-style-name="Standard">
      <style:paragraph-properties fo:margin-left="0cm" fo:margin-right="0cm" fo:line-height="150%" fo:text-align="end" style:justify-single-word="false" fo:text-indent="0cm" style:auto-text-indent="false"/>
      <style:text-properties fo:color="#000000" style:font-name="Liberation Serif" fo:font-size="14pt" fo:font-weight="normal" officeooo:paragraph-rsid="000c8096" fo:background-color="#ffffff" style:font-size-asian="14pt" style:font-weight-asian="normal" style:font-size-complex="14pt" style:font-weight-complex="normal"/>
    </style:style>
    <style:style style:name="P15"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officeooo:paragraph-rsid="000c8096"/>
    </style:style>
    <style:style style:name="P16"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officeooo:paragraph-rsid="000e3de7"/>
    </style:style>
    <style:style style:name="P17"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officeooo:paragraph-rsid="001033e3"/>
    </style:style>
    <style:style style:name="P18"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officeooo:paragraph-rsid="00129c3f"/>
    </style:style>
    <style:style style:name="P19"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officeooo:paragraph-rsid="0013b038"/>
    </style:style>
    <style:style style:name="P20"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officeooo:paragraph-rsid="00156a43"/>
    </style:style>
    <style:style style:name="P21" style:family="paragraph" style:parent-style-name="Standard" style:master-page-name="Standard">
      <style:paragraph-properties fo:margin-left="0cm" fo:margin-right="0cm" fo:line-height="150%" fo:text-align="center" style:justify-single-word="false" fo:text-indent="0cm" style:auto-text-indent="false" style:page-number="auto"/>
      <style:text-properties fo:color="#000000" fo:font-size="14pt" fo:font-weight="normal" officeooo:paragraph-rsid="000c8096" fo:background-color="#ffffff" style:font-size-asian="14pt" style:font-weight-asian="normal" style:font-size-complex="14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0c8096" fo:background-color="#ffffff" style:font-size-asian="14pt" style:font-weight-asian="normal" style:font-size-complex="14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0e3de7" fo:background-color="#ffffff" style:font-size-asian="14pt" style:font-weight-asian="normal" style:font-size-complex="14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1033e3" fo:background-color="#ffffff" style:font-size-asian="14pt" style:font-weight-asian="normal" style:font-size-complex="14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129c3f" fo:background-color="#ffffff" style:font-size-asian="14pt" style:font-weight-asian="normal" style:font-size-complex="14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13b038" fo:background-color="#ffffff" style:font-size-asian="14pt" style:font-weight-asian="normal" style:font-size-complex="14pt" style:font-weight-complex="normal"/>
    </style:style>
    <style:style style:name="P27"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156a43" fo:background-color="#ffffff" style:font-size-asian="14pt" style:font-weight-asian="normal" style:font-size-complex="14pt" style:font-weight-complex="normal"/>
    </style:style>
    <style:style style:name="P28"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26fc2d" fo:background-color="#ffffff" style:font-size-asian="14pt" style:font-weight-asian="normal" style:font-size-complex="14pt" style:font-weight-complex="normal"/>
    </style:style>
    <style:style style:name="P29"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paragraph-rsid="0034dae2" fo:background-color="#ffffff" style:font-size-asian="14pt" style:font-weight-asian="normal" style:font-size-complex="14pt" style:font-weight-complex="normal"/>
    </style:style>
    <style:style style:name="P30" style:family="paragraph" style:parent-style-name="Standard">
      <style:paragraph-properties fo:margin-left="0cm" fo:margin-right="0cm" fo:line-height="150%" fo:text-align="end" style:justify-single-word="false" fo:text-indent="0cm" style:auto-text-indent="false"/>
      <style:text-properties fo:color="#000000" fo:font-size="14pt" fo:font-weight="normal" officeooo:paragraph-rsid="000c8096" fo:background-color="#ffffff" style:font-size-asian="14pt" style:font-weight-asian="normal" style:font-size-complex="14pt" style:font-weight-complex="normal"/>
    </style:style>
    <style:style style:name="P31" style:family="paragraph" style:parent-style-name="Standard">
      <style:paragraph-properties fo:margin-left="0cm" fo:margin-right="0cm" fo:line-height="150%" fo:text-align="end" style:justify-single-word="false" fo:text-indent="0cm" style:auto-text-indent="false"/>
      <style:text-properties fo:color="#000000" fo:font-size="14pt" fo:font-weight="normal" officeooo:paragraph-rsid="0026fc2d" fo:background-color="#ffffff" style:font-size-asian="14pt" style:font-weight-asian="normal" style:font-size-complex="14pt"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0d4803" officeooo:paragraph-rsid="000d4803" fo:background-color="#ffffff" style:font-size-asian="14pt" style:font-weight-asian="normal" style:font-size-complex="14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0e3de7" officeooo:paragraph-rsid="000e3de7" fo:background-color="#ffffff" style:font-size-asian="14pt" style:font-weight-asian="normal" style:font-size-complex="14pt" style:font-weight-complex="normal"/>
    </style:style>
    <style:style style:name="P34"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rsid="000e3de7" officeooo:paragraph-rsid="000e3de7" fo:background-color="#ffffff" style:font-size-asian="14pt" style:font-weight-asian="normal" style:font-size-complex="14pt" style:font-weight-complex="normal"/>
    </style:style>
    <style:style style:name="P35"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rsid="000e3de7" officeooo:paragraph-rsid="001033e3" fo:background-color="#ffffff" style:font-size-asian="14pt" style:font-weight-asian="normal" style:font-size-complex="14pt" style:font-weight-complex="normal"/>
    </style:style>
    <style:style style:name="P36"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rsid="000e3de7" officeooo:paragraph-rsid="00129c3f" fo:background-color="#ffffff" style:font-size-asian="14pt" style:font-weight-asian="normal" style:font-size-complex="14pt" style:font-weight-complex="normal"/>
    </style:style>
    <style:style style:name="P37"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rsid="000e3de7" officeooo:paragraph-rsid="0013b038" fo:background-color="#ffffff" style:font-size-asian="14pt" style:font-weight-asian="normal" style:font-size-complex="14pt" style:font-weight-complex="normal"/>
    </style:style>
    <style:style style:name="P38"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rsid="000e3de7" officeooo:paragraph-rsid="00156a43" fo:background-color="#ffffff" style:font-size-asian="14pt" style:font-weight-asian="normal" style:font-size-complex="14pt"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1033e3" officeooo:paragraph-rsid="001033e3" fo:background-color="#ffffff" style:font-size-asian="14pt" style:font-weight-asian="normal" style:font-size-complex="14pt" style:font-weight-complex="normal"/>
    </style:style>
    <style:style style:name="P40"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1a73d3" officeooo:paragraph-rsid="0026fc2d" fo:background-color="#ffffff" style:font-size-asian="14pt" style:font-weight-asian="normal" style:font-size-complex="14pt" style:font-weight-complex="normal"/>
    </style:style>
    <style:style style:name="P41" style:family="paragraph" style:parent-style-name="Standard">
      <style:paragraph-properties fo:margin-left="0cm" fo:margin-right="0cm" fo:line-height="150%" fo:text-align="center" style:justify-single-word="false" fo:text-indent="0cm" style:auto-text-indent="false"/>
      <style:text-properties fo:color="#000000" fo:font-size="14pt" fo:font-weight="normal" officeooo:rsid="001a73d3" officeooo:paragraph-rsid="0026fc2d" fo:background-color="#ffffff" style:font-size-asian="14pt" style:font-weight-asian="normal" style:font-size-complex="14pt"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26fc2d" officeooo:paragraph-rsid="0026fc2d" fo:background-color="#ffffff" style:font-size-asian="14pt" style:font-weight-asian="normal" style:font-size-complex="14pt"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281188" officeooo:paragraph-rsid="00281188" fo:background-color="#ffffff" style:font-size-asian="14pt" style:font-weight-asian="normal" style:font-size-complex="14pt" style:font-weight-complex="normal"/>
    </style:style>
    <style:style style:name="P44"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2a0afa" officeooo:paragraph-rsid="002a0afa" fo:background-color="#ffffff" style:font-size-asian="14pt" style:font-weight-asian="normal" style:font-size-complex="14pt" style:font-weight-complex="normal"/>
    </style:style>
    <style:style style:name="P45"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2af040" officeooo:paragraph-rsid="002af040" fo:background-color="#ffffff" style:font-size-asian="14pt" style:font-weight-asian="normal" style:font-size-complex="14pt" style:font-weight-complex="normal"/>
    </style:style>
    <style:style style:name="P46"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2e9d4d" officeooo:paragraph-rsid="002e9d4d" fo:background-color="#ffffff" style:font-size-asian="14pt" style:font-weight-asian="normal" style:font-size-complex="14pt" style:font-weight-complex="normal"/>
    </style:style>
    <style:style style:name="P47"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2f2d01" officeooo:paragraph-rsid="002f2d01" fo:background-color="#ffffff" style:font-size-asian="14pt" style:font-weight-asian="normal" style:font-size-complex="14pt" style:font-weight-complex="normal"/>
    </style:style>
    <style:style style:name="P48"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331dac" officeooo:paragraph-rsid="00331dac" fo:background-color="#ffffff" style:font-size-asian="14pt" style:font-weight-asian="normal" style:font-size-complex="14pt" style:font-weight-complex="normal"/>
    </style:style>
    <style:style style:name="P49" style:family="paragraph" style:parent-style-name="Standard">
      <style:paragraph-properties fo:margin-left="0cm" fo:margin-right="0cm" fo:line-height="150%" fo:text-align="center" style:justify-single-word="false" fo:text-indent="0cm" style:auto-text-indent="false"/>
      <style:text-properties fo:color="#000000" fo:font-size="14pt" fo:font-weight="bold" officeooo:paragraph-rsid="000c8096" fo:background-color="#ffffff" style:font-size-asian="14pt" style:font-weight-asian="bold" style:font-size-complex="14pt" style:font-weight-complex="bold"/>
    </style:style>
    <style:style style:name="P50" style:family="paragraph" style:parent-style-name="Standard">
      <style:paragraph-properties fo:margin-left="0cm" fo:margin-right="0cm" fo:line-height="150%" fo:text-align="center" style:justify-single-word="false" fo:text-indent="0cm" style:auto-text-indent="false"/>
      <style:text-properties fo:color="#000000" fo:font-size="14pt" fo:font-weight="bold" officeooo:paragraph-rsid="0026fc2d" fo:background-color="#ffffff" style:font-size-asian="14pt" style:font-weight-asian="bold" style:font-size-complex="14pt" style:font-weight-complex="bold"/>
    </style:style>
    <style:style style:name="P51"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0d4803" officeooo:paragraph-rsid="000d4803" fo:background-color="#ffffff" style:font-size-asian="14pt" style:font-weight-asian="bold" style:font-size-complex="14pt" style:font-weight-complex="bold"/>
    </style:style>
    <style:style style:name="P52"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0e3de7" officeooo:paragraph-rsid="000e3de7" fo:background-color="#ffffff" style:font-size-asian="14pt" style:font-weight-asian="bold" style:font-size-complex="14pt" style:font-weight-complex="bold"/>
    </style:style>
    <style:style style:name="P53"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1033e3" officeooo:paragraph-rsid="001033e3" fo:background-color="#ffffff" style:font-size-asian="14pt" style:font-weight-asian="bold" style:font-size-complex="14pt" style:font-weight-complex="bold"/>
    </style:style>
    <style:style style:name="P54"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13b038" officeooo:paragraph-rsid="0013b038" fo:background-color="#ffffff" style:font-size-asian="14pt" style:font-weight-asian="bold" style:font-size-complex="14pt" style:font-weight-complex="bold"/>
    </style:style>
    <style:style style:name="P55"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156a43" officeooo:paragraph-rsid="00156a43" fo:background-color="#ffffff" style:font-size-asian="14pt" style:font-weight-asian="bold" style:font-size-complex="14pt" style:font-weight-complex="bold"/>
    </style:style>
    <style:style style:name="P56"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2e9d4d" officeooo:paragraph-rsid="002e9d4d" fo:background-color="#ffffff" style:font-size-asian="14pt" style:font-weight-asian="bold" style:font-size-complex="14pt" style:font-weight-complex="bold"/>
    </style:style>
    <style:style style:name="P57"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2f2d01" officeooo:paragraph-rsid="002f2d01" fo:background-color="#ffffff" style:font-size-asian="14pt" style:font-weight-asian="bold" style:font-size-complex="14pt" style:font-weight-complex="bold"/>
    </style:style>
    <style:style style:name="P58"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26fc2d" officeooo:paragraph-rsid="0026fc2d" fo:background-color="#ffffff" style:font-size-asian="14pt" style:font-weight-asian="bold" style:font-size-complex="14pt" style:font-weight-complex="bold"/>
    </style:style>
    <style:style style:name="P59"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normal" officeooo:paragraph-rsid="0026fc2d" fo:background-color="#ffffff" style:font-size-asian="14pt" style:font-weight-asian="normal" style:font-size-complex="14pt" style:font-weight-complex="normal"/>
    </style:style>
    <style:style style:name="P60" style:family="paragraph" style:parent-style-name="Standard">
      <style:paragraph-properties fo:margin-left="0cm" fo:margin-right="0cm" fo:line-height="150%" fo:text-align="end" style:justify-single-word="false" fo:text-indent="0cm" style:auto-text-indent="false"/>
      <style:text-properties fo:color="#000000" style:font-name="Liberation Serif" fo:font-size="14pt" fo:font-weight="normal" officeooo:paragraph-rsid="0026fc2d" fo:background-color="#ffffff" style:font-size-asian="14pt" style:font-weight-asian="normal" style:font-size-complex="14pt" style:font-weight-complex="normal"/>
    </style:style>
    <style:style style:name="P61" style:family="paragraph" style:parent-style-name="Standard">
      <style:paragraph-properties fo:margin-left="0cm" fo:margin-right="0cm" fo:line-height="150%" fo:text-align="center" style:justify-single-word="false" fo:text-indent="0cm" style:auto-text-indent="false"/>
      <style:text-properties fo:color="#000000" style:font-name="Liberation Serif" fo:font-size="14pt" fo:font-weight="bold" officeooo:paragraph-rsid="0026fc2d" fo:background-color="#ffffff" style:font-size-asian="14pt" style:font-weight-asian="bold" style:font-size-complex="14pt" style:font-weight-complex="bold"/>
    </style:style>
    <style:style style:name="P62" style:family="paragraph" style:parent-style-name="Standard">
      <style:paragraph-properties fo:margin-left="0cm" fo:margin-right="0cm" fo:line-height="150%" fo:text-align="center" style:justify-single-word="false" fo:text-indent="0cm" style:auto-text-indent="false"/>
      <style:text-properties officeooo:paragraph-rsid="0026fc2d"/>
    </style:style>
    <style:style style:name="P63" style:family="paragraph" style:parent-style-name="Standard">
      <style:paragraph-properties fo:margin-left="0cm" fo:margin-right="0cm" fo:line-height="150%" fo:text-align="center" style:justify-single-word="false" fo:text-indent="0cm" style:auto-text-indent="false"/>
      <style:text-properties officeooo:rsid="002d00dc" officeooo:paragraph-rsid="002d00dc"/>
    </style:style>
    <style:style style:name="P64" style:family="paragraph" style:parent-style-name="Standard" style:master-page-name="Standard">
      <style:paragraph-properties fo:margin-left="0cm" fo:margin-right="0cm" fo:line-height="150%" fo:text-align="center" style:justify-single-word="false" fo:text-indent="0cm" style:auto-text-indent="false" style:page-number="auto"/>
      <style:text-properties fo:color="#000000" fo:font-size="14pt" fo:font-weight="normal" officeooo:paragraph-rsid="0026fc2d" fo:background-color="#ffffff" style:font-size-asian="14pt" style:font-weight-asian="normal" style:font-size-complex="14pt" style:font-weight-complex="normal"/>
    </style:style>
    <style:style style:name="P65" style:family="paragraph" style:parent-style-name="Standard" style:master-page-name="">
      <loext:graphic-properties draw:fill="none"/>
      <style:paragraph-properties fo:margin-left="7.301cm" fo:margin-right="0cm" fo:line-height="150%" fo:text-align="start" style:justify-single-word="false" fo:text-indent="0cm" style:auto-text-indent="false" style:page-number="auto" fo:background-color="transparent">
        <style:tab-stops>
          <style:tab-stop style:position="0cm"/>
        </style:tab-stops>
      </style:paragraph-properties>
      <style:text-properties fo:color="#000000" fo:font-size="14pt" fo:font-weight="normal" officeooo:paragraph-rsid="000c8096" fo:background-color="#ffffff" style:font-size-asian="14pt" style:font-weight-asian="normal" style:font-size-complex="14pt" style:font-weight-complex="normal"/>
    </style:style>
    <style:style style:name="P66" style:family="paragraph" style:parent-style-name="Standard" style:master-page-name="">
      <loext:graphic-properties draw:fill="none"/>
      <style:paragraph-properties fo:margin-left="7.301cm" fo:margin-right="0cm" fo:line-height="150%" fo:text-align="start" style:justify-single-word="false" fo:text-indent="0cm" style:auto-text-indent="false" style:page-number="auto" fo:background-color="transparent">
        <style:tab-stops>
          <style:tab-stop style:position="0cm"/>
        </style:tab-stops>
      </style:paragraph-properties>
      <style:text-properties fo:color="#000000" fo:font-size="14pt" fo:font-weight="normal" officeooo:paragraph-rsid="000e3de7" fo:background-color="#ffffff" style:font-size-asian="14pt" style:font-weight-asian="normal" style:font-size-complex="14pt" style:font-weight-complex="normal"/>
    </style:style>
    <style:style style:name="P67" style:family="paragraph" style:parent-style-name="Standard" style:master-page-name="">
      <loext:graphic-properties draw:fill="none"/>
      <style:paragraph-properties fo:margin-left="7.301cm" fo:margin-right="0cm" fo:line-height="150%" fo:text-align="start" style:justify-single-word="false" fo:text-indent="0cm" style:auto-text-indent="false" style:page-number="auto" fo:background-color="transparent">
        <style:tab-stops>
          <style:tab-stop style:position="0cm"/>
        </style:tab-stops>
      </style:paragraph-properties>
      <style:text-properties fo:color="#000000" fo:font-size="14pt" fo:font-weight="normal" officeooo:paragraph-rsid="001033e3" fo:background-color="#ffffff" style:font-size-asian="14pt" style:font-weight-asian="normal" style:font-size-complex="14pt" style:font-weight-complex="normal"/>
    </style:style>
    <style:style style:name="P68" style:family="paragraph" style:parent-style-name="Standard" style:master-page-name="">
      <loext:graphic-properties draw:fill="none"/>
      <style:paragraph-properties fo:margin-left="7.301cm" fo:margin-right="0cm" fo:line-height="150%" fo:text-align="start" style:justify-single-word="false" fo:text-indent="0cm" style:auto-text-indent="false" style:page-number="auto" fo:background-color="transparent">
        <style:tab-stops>
          <style:tab-stop style:position="0cm"/>
        </style:tab-stops>
      </style:paragraph-properties>
      <style:text-properties fo:color="#000000" fo:font-size="14pt" fo:font-weight="normal" officeooo:paragraph-rsid="00129c3f" fo:background-color="#ffffff" style:font-size-asian="14pt" style:font-weight-asian="normal" style:font-size-complex="14pt" style:font-weight-complex="normal"/>
    </style:style>
    <style:style style:name="P69" style:family="paragraph" style:parent-style-name="Standard" style:master-page-name="">
      <loext:graphic-properties draw:fill="none"/>
      <style:paragraph-properties fo:margin-left="7.301cm" fo:margin-right="0cm" fo:line-height="150%" fo:text-align="start" style:justify-single-word="false" fo:text-indent="0cm" style:auto-text-indent="false" style:page-number="auto" fo:background-color="transparent">
        <style:tab-stops>
          <style:tab-stop style:position="0cm"/>
        </style:tab-stops>
      </style:paragraph-properties>
      <style:text-properties fo:color="#000000" fo:font-size="14pt" fo:font-weight="normal" officeooo:paragraph-rsid="0013b038" fo:background-color="#ffffff"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7.301cm" fo:margin-right="0cm" fo:line-height="150%" fo:text-align="start" style:justify-single-word="false" fo:text-indent="0cm" style:auto-text-indent="false" style:page-number="auto" fo:background-color="transparent">
        <style:tab-stops>
          <style:tab-stop style:position="0cm"/>
        </style:tab-stops>
      </style:paragraph-properties>
      <style:text-properties fo:color="#000000" fo:font-size="14pt" fo:font-weight="normal" officeooo:paragraph-rsid="00156a43" fo:background-color="#ffffff" style:font-size-asian="14pt" style:font-weight-asian="normal" style:font-size-complex="14pt" style:font-weight-complex="normal"/>
    </style:style>
    <style:style style:name="P71"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fo:color="#000000" fo:font-size="14pt" fo:font-weight="normal" officeooo:paragraph-rsid="000c8096" fo:background-color="#ffffff" style:font-size-asian="14pt" style:font-weight-asian="normal" style:font-size-complex="14pt" style:font-weight-complex="normal"/>
    </style:style>
    <style:style style:name="P72"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fo:color="#000000" fo:font-size="14pt" fo:font-weight="normal" officeooo:paragraph-rsid="000e3de7" fo:background-color="#ffffff" style:font-size-asian="14pt" style:font-weight-asian="normal" style:font-size-complex="14pt" style:font-weight-complex="normal"/>
    </style:style>
    <style:style style:name="P73"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fo:color="#000000" fo:font-size="14pt" fo:font-weight="normal" officeooo:paragraph-rsid="001033e3" fo:background-color="#ffffff" style:font-size-asian="14pt" style:font-weight-asian="normal" style:font-size-complex="14pt" style:font-weight-complex="normal"/>
    </style:style>
    <style:style style:name="P74"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fo:color="#000000" fo:font-size="14pt" fo:font-weight="normal" officeooo:paragraph-rsid="00129c3f" fo:background-color="#ffffff" style:font-size-asian="14pt" style:font-weight-asian="normal" style:font-size-complex="14pt" style:font-weight-complex="normal"/>
    </style:style>
    <style:style style:name="P75"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fo:color="#000000" fo:font-size="14pt" fo:font-weight="normal" officeooo:paragraph-rsid="0013b038" fo:background-color="#ffffff" style:font-size-asian="14pt" style:font-weight-asian="normal" style:font-size-complex="14pt" style:font-weight-complex="normal"/>
    </style:style>
    <style:style style:name="P76" style:family="paragraph" style:parent-style-name="Standard">
      <loext:graphic-properties draw:fill="none"/>
      <style:paragraph-properties fo:margin-left="7.301cm" fo:margin-right="0cm" fo:line-height="150%" fo:text-align="start" style:justify-single-word="false" fo:text-indent="0cm" style:auto-text-indent="false" fo:background-color="transparent">
        <style:tab-stops>
          <style:tab-stop style:position="0cm"/>
        </style:tab-stops>
      </style:paragraph-properties>
      <style:text-properties fo:color="#000000" fo:font-size="14pt" fo:font-weight="normal" officeooo:paragraph-rsid="00156a43" fo:background-color="#ffffff" style:font-size-asian="14pt" style:font-weight-asian="normal" style:font-size-complex="14pt" style:font-weight-complex="normal"/>
    </style:style>
    <style:style style:name="P77" style:family="paragraph" style:parent-style-name="Standard">
      <style:paragraph-properties fo:line-height="150%" fo:text-align="start" style:justify-single-word="false"/>
      <style:text-properties officeooo:paragraph-rsid="001d69f6"/>
    </style:style>
    <style:style style:name="P78" style:family="paragraph" style:parent-style-name="Standard" style:list-style-name="L1">
      <style:paragraph-properties fo:line-height="150%" fo:text-align="start" style:justify-single-word="false"/>
      <style:text-properties fo:color="#000000" fo:font-size="14pt" fo:font-weight="normal" officeooo:rsid="000e3de7" officeooo:paragraph-rsid="000e3de7" fo:background-color="#ffffff" style:font-size-asian="14pt" style:font-weight-asian="normal" style:font-size-complex="14pt" style:font-weight-complex="normal"/>
    </style:style>
    <style:style style:name="P79" style:family="paragraph" style:parent-style-name="Standard">
      <style:paragraph-properties fo:line-height="150%" fo:text-align="start" style:justify-single-word="false"/>
      <style:text-properties fo:color="#000000" fo:font-size="14pt" fo:font-weight="normal" officeooo:rsid="000e3de7" officeooo:paragraph-rsid="000e3de7" fo:background-color="#ffffff" style:font-size-asian="14pt" style:font-weight-asian="normal" style:font-size-complex="14pt" style:font-weight-complex="normal"/>
    </style:style>
    <style:style style:name="P80" style:family="paragraph" style:parent-style-name="Standard">
      <style:paragraph-properties fo:line-height="150%" fo:text-align="start" style:justify-single-word="false"/>
      <style:text-properties fo:color="#000000" fo:font-size="14pt" fo:font-weight="normal" officeooo:rsid="001033e3" officeooo:paragraph-rsid="001033e3" fo:background-color="#ffffff" style:font-size-asian="14pt" style:font-weight-asian="normal" style:font-size-complex="14pt" style:font-weight-complex="normal"/>
    </style:style>
    <style:style style:name="P81" style:family="paragraph" style:parent-style-name="Standard" style:list-style-name="L2">
      <style:paragraph-properties fo:line-height="150%" fo:text-align="start" style:justify-single-word="false"/>
      <style:text-properties fo:color="#000000" fo:font-size="14pt" fo:font-weight="normal" officeooo:rsid="001033e3" officeooo:paragraph-rsid="001033e3" fo:background-color="#ffffff" style:font-size-asian="14pt" style:font-weight-asian="normal" style:font-size-complex="14pt" style:font-weight-complex="normal"/>
    </style:style>
    <style:style style:name="P82" style:family="paragraph" style:parent-style-name="Standard">
      <style:paragraph-properties fo:line-height="150%" fo:text-align="start" style:justify-single-word="false"/>
      <style:text-properties fo:color="#000000" fo:font-size="14pt" fo:font-weight="normal" officeooo:rsid="00129c3f" officeooo:paragraph-rsid="00129c3f" fo:background-color="#ffffff" style:font-size-asian="14pt" style:font-weight-asian="normal" style:font-size-complex="14pt" style:font-weight-complex="normal"/>
    </style:style>
    <style:style style:name="P83" style:family="paragraph" style:parent-style-name="Standard">
      <style:paragraph-properties fo:line-height="150%" fo:text-align="start" style:justify-single-word="false"/>
      <style:text-properties fo:color="#000000" fo:font-size="14pt" fo:font-weight="normal" officeooo:rsid="0013b038" officeooo:paragraph-rsid="0013b038" fo:background-color="#ffffff" style:font-size-asian="14pt" style:font-weight-asian="normal" style:font-size-complex="14pt" style:font-weight-complex="normal"/>
    </style:style>
    <style:style style:name="P84" style:family="paragraph" style:parent-style-name="Standard" style:list-style-name="L3">
      <style:paragraph-properties fo:line-height="150%" fo:text-align="start" style:justify-single-word="false"/>
      <style:text-properties fo:color="#000000" fo:font-size="14pt" fo:font-weight="normal" officeooo:rsid="0013b038" officeooo:paragraph-rsid="0013b038" fo:background-color="#ffffff" style:font-size-asian="14pt" style:font-weight-asian="normal" style:font-size-complex="14pt" style:font-weight-complex="normal"/>
    </style:style>
    <style:style style:name="P85" style:family="paragraph" style:parent-style-name="Standard">
      <style:paragraph-properties fo:line-height="150%" fo:text-align="start" style:justify-single-word="false"/>
      <style:text-properties fo:color="#000000" fo:font-size="14pt" fo:font-weight="normal" officeooo:rsid="0013b038" officeooo:paragraph-rsid="0020c373" fo:background-color="#ffffff" style:font-size-asian="14pt" style:font-weight-asian="normal" style:font-size-complex="14pt" style:font-weight-complex="normal"/>
    </style:style>
    <style:style style:name="P86" style:family="paragraph" style:parent-style-name="Standard">
      <style:paragraph-properties fo:line-height="150%" fo:text-align="start" style:justify-single-word="false"/>
      <style:text-properties fo:color="#000000" fo:font-size="14pt" fo:font-weight="normal" officeooo:rsid="001e56e1" officeooo:paragraph-rsid="001e56e1" fo:background-color="#ffffff" style:font-size-asian="14pt" style:font-size-complex="14pt"/>
    </style:style>
    <style:style style:name="P87" style:family="paragraph" style:parent-style-name="Standard">
      <style:paragraph-properties fo:line-height="150%" fo:text-align="start" style:justify-single-word="false"/>
      <style:text-properties fo:color="#000000" fo:font-size="14pt" fo:font-weight="bold" officeooo:rsid="001033e3" officeooo:paragraph-rsid="001033e3" fo:background-color="#ffffff" style:font-size-asian="14pt" style:font-weight-asian="bold" style:font-size-complex="14pt" style:font-weight-complex="bold"/>
    </style:style>
    <style:style style:name="P88" style:family="paragraph" style:parent-style-name="Standard">
      <style:paragraph-properties fo:line-height="150%" fo:text-align="start" style:justify-single-word="false"/>
      <style:text-properties fo:color="#000000" fo:font-size="14pt" fo:font-weight="bold" officeooo:rsid="00129c3f" officeooo:paragraph-rsid="00129c3f" fo:background-color="#ffffff" style:font-size-asian="14pt" style:font-weight-asian="bold" style:font-size-complex="14pt" style:font-weight-complex="bold"/>
    </style:style>
    <style:style style:name="P89" style:family="paragraph" style:parent-style-name="Standard">
      <style:paragraph-properties fo:line-height="150%" fo:text-align="start" style:justify-single-word="false"/>
      <style:text-properties fo:color="#000000" fo:font-size="14pt" fo:font-weight="bold" officeooo:rsid="00129c3f" officeooo:paragraph-rsid="001eedc0" fo:background-color="#ffffff" style:font-size-asian="14pt" style:font-weight-asian="bold" style:font-size-complex="14pt" style:font-weight-complex="bold"/>
    </style:style>
    <style:style style:name="P90" style:family="paragraph" style:parent-style-name="Standard">
      <style:paragraph-properties fo:line-height="150%" fo:text-align="start" style:justify-single-word="false"/>
      <style:text-properties fo:color="#000000" fo:font-size="14pt" fo:font-weight="bold" officeooo:rsid="0013b038" officeooo:paragraph-rsid="0013b038" fo:background-color="#ffffff" style:font-size-asian="14pt" style:font-weight-asian="bold" style:font-size-complex="14pt" style:font-weight-complex="bold"/>
    </style:style>
    <style:style style:name="P91" style:family="paragraph" style:parent-style-name="Standard">
      <loext:graphic-properties draw:fill="solid" draw:fill-color="#dddddd" draw:opacity="100%"/>
      <style:paragraph-properties style:line-height-at-least="0.503cm" fo:background-color="#dddddd"/>
      <style:text-properties fo:color="#000000" fo:font-size="14pt" fo:background-color="#dddddd" style:font-size-complex="14pt"/>
    </style:style>
    <style:style style:name="P92" style:family="paragraph" style:parent-style-name="Standard">
      <loext:graphic-properties draw:fill="solid" draw:fill-color="#dddddd" draw:opacity="100%"/>
      <style:paragraph-properties fo:text-align="start" style:justify-single-word="false" fo:background-color="#dddddd"/>
      <style:text-properties fo:color="#000000" style:font-name="Droid Sans Mono" fo:font-size="10.5pt" fo:font-weight="normal" fo:background-color="#dddddd" style:font-size-complex="14pt"/>
    </style:style>
    <style:style style:name="P93" style:family="paragraph" style:parent-style-name="Standard">
      <loext:graphic-properties draw:fill="solid" draw:fill-color="#dddddd" draw:opacity="100%"/>
      <style:paragraph-properties style:line-height-at-least="0.503cm" fo:background-color="#dddddd"/>
      <style:text-properties fo:color="#000000" style:font-name="Droid Sans Mono" fo:font-size="10.5pt" fo:font-weight="normal" fo:background-color="#dddddd"/>
    </style:style>
    <style:style style:name="P94" style:family="paragraph" style:parent-style-name="Standard">
      <loext:graphic-properties draw:fill="solid" draw:fill-color="#dddddd" draw:opacity="100%"/>
      <style:paragraph-properties style:line-height-at-least="0.503cm" fo:background-color="#dddddd"/>
      <style:text-properties fo:color="#000000" style:font-name="Droid Sans Mono" fo:font-size="10.5pt" fo:font-weight="normal" officeooo:paragraph-rsid="002f2d01" fo:background-color="#dddddd"/>
    </style:style>
    <style:style style:name="P95" style:family="paragraph" style:parent-style-name="Standard">
      <loext:graphic-properties draw:fill="solid" draw:fill-color="#dddddd" draw:opacity="100%"/>
      <style:paragraph-properties style:line-height-at-least="0.503cm" fo:background-color="#dddddd"/>
      <style:text-properties fo:color="#000000" fo:background-color="#dddddd"/>
    </style:style>
    <style:style style:name="P96" style:family="paragraph" style:parent-style-name="Standard">
      <style:paragraph-properties fo:line-height="150%" fo:text-align="start" style:justify-single-word="false"/>
      <style:text-properties fo:color="#000000" style:font-name="Liberation Serif" fo:font-size="14pt" fo:font-weight="normal" officeooo:paragraph-rsid="001e56e1" fo:background-color="#ffffff" style:font-size-asian="14pt" style:font-size-complex="14pt"/>
    </style:style>
    <style:style style:name="P97" style:family="paragraph" style:parent-style-name="Standard">
      <loext:graphic-properties draw:fill="solid" draw:fill-color="#dddddd" draw:opacity="100%"/>
      <style:paragraph-properties fo:line-height="100%" fo:text-align="start" style:justify-single-word="false" fo:background-color="#dddddd"/>
      <style:text-properties fo:color="#000000" style:font-name="Liberation Serif" fo:font-size="14pt" fo:font-weight="normal" fo:background-color="#dddddd" style:font-size-asian="14pt" style:font-size-complex="14pt"/>
    </style:style>
    <style:style style:name="P98" style:family="paragraph" style:parent-style-name="Standard">
      <loext:graphic-properties draw:fill="solid" draw:fill-color="#dddddd" draw:opacity="100%"/>
      <style:paragraph-properties fo:line-height="100%" fo:background-color="#dddddd"/>
      <style:text-properties fo:color="#000000" style:font-name="Liberation Serif" fo:font-size="14pt" fo:font-weight="normal" fo:background-color="#dddddd" style:font-size-asian="14pt" style:font-size-complex="14pt"/>
    </style:style>
    <style:style style:name="P99" style:family="paragraph" style:parent-style-name="Standard">
      <loext:graphic-properties draw:fill="solid" draw:fill-color="#dddddd" draw:opacity="100%"/>
      <style:paragraph-properties fo:line-height="100%" fo:background-color="#dddddd"/>
      <style:text-properties fo:color="#000000" style:font-name="Liberation Serif" fo:font-size="14pt" fo:background-color="#dddddd" style:font-size-asian="14pt" style:font-size-complex="14pt"/>
    </style:style>
    <style:style style:name="P100" style:family="paragraph" style:parent-style-name="Standard">
      <loext:graphic-properties draw:fill="solid" draw:fill-color="#dddddd" draw:opacity="100%"/>
      <style:paragraph-properties fo:line-height="100%" fo:text-align="start" style:justify-single-word="false" fo:background-color="#dddddd"/>
      <style:text-properties fo:color="#000000" style:font-name="Liberation Serif" fo:font-size="12pt" fo:font-weight="normal" fo:background-color="#dddddd" style:font-size-asian="12pt" style:font-size-complex="12pt"/>
    </style:style>
    <style:style style:name="P101" style:family="paragraph" style:parent-style-name="Standard">
      <loext:graphic-properties draw:fill="solid" draw:fill-color="#cccccc" draw:opacity="100%"/>
      <style:paragraph-properties fo:line-height="100%" fo:text-align="start" style:justify-single-word="false" fo:background-color="#cccccc"/>
      <style:text-properties fo:color="#000000" style:font-name="Liberation Serif" fo:font-size="12pt" fo:font-weight="normal" fo:background-color="#dddddd" style:font-size-asian="12pt" style:font-size-complex="12pt"/>
    </style:style>
    <style:style style:name="P102" style:family="paragraph" style:parent-style-name="Standard">
      <loext:graphic-properties draw:fill="solid" draw:fill-color="#dddddd" draw:opacity="100%"/>
      <style:paragraph-properties fo:line-height="100%" fo:text-align="start" style:justify-single-word="false" fo:background-color="#dddddd">
        <style:tab-stops>
          <style:tab-stop style:position="2.646cm"/>
          <style:tab-stop style:position="3.528cm"/>
        </style:tab-stops>
      </style:paragraph-properties>
      <style:text-properties fo:color="#000000" style:font-name="Liberation Serif" fo:font-size="12pt" fo:font-weight="normal" fo:background-color="#dddddd" style:font-size-asian="12pt" style:font-size-complex="12pt"/>
    </style:style>
    <style:style style:name="P103" style:family="paragraph" style:parent-style-name="Standard">
      <loext:graphic-properties draw:fill="solid" draw:fill-color="#dddddd" draw:opacity="100%"/>
      <style:paragraph-properties fo:line-height="100%" fo:background-color="#dddddd"/>
      <style:text-properties fo:color="#000000" style:font-name="Liberation Serif" fo:font-size="12pt" fo:font-weight="normal" fo:background-color="#dddddd" style:font-size-asian="12pt" style:font-size-complex="12pt"/>
    </style:style>
    <style:style style:name="P104" style:family="paragraph" style:parent-style-name="Standard">
      <loext:graphic-properties draw:fill="solid" draw:fill-color="#cccccc" draw:opacity="100%"/>
      <style:paragraph-properties fo:line-height="100%" fo:background-color="#cccccc"/>
      <style:text-properties fo:color="#000000" style:font-name="Liberation Serif" fo:font-size="12pt" fo:font-weight="normal" fo:background-color="#dddddd" style:font-size-asian="12pt" style:font-size-complex="12pt"/>
    </style:style>
    <style:style style:name="P105" style:family="paragraph" style:parent-style-name="Standard">
      <loext:graphic-properties draw:fill="solid" draw:fill-color="#dddddd" draw:opacity="100%"/>
      <style:paragraph-properties fo:line-height="100%" fo:background-color="#dddddd">
        <style:tab-stops>
          <style:tab-stop style:position="2.646cm"/>
          <style:tab-stop style:position="3.528cm"/>
        </style:tab-stops>
      </style:paragraph-properties>
      <style:text-properties fo:color="#000000" style:font-name="Liberation Serif" fo:font-size="12pt" fo:font-weight="normal" fo:background-color="#dddddd" style:font-size-asian="12pt" style:font-size-complex="12pt"/>
    </style:style>
    <style:style style:name="P106" style:family="paragraph" style:parent-style-name="Standard">
      <loext:graphic-properties draw:fill="solid" draw:fill-color="#dddddd" draw:opacity="100%"/>
      <style:paragraph-properties fo:line-height="100%" fo:background-color="#dddddd"/>
      <style:text-properties fo:color="#000000" style:font-name="Liberation Serif" fo:font-size="12pt" fo:background-color="#dddddd" style:font-size-asian="12pt" style:font-size-complex="12pt"/>
    </style:style>
    <style:style style:name="P107" style:family="paragraph" style:parent-style-name="Standard">
      <loext:graphic-properties draw:fill="solid" draw:fill-color="#cccccc" draw:opacity="100%"/>
      <style:paragraph-properties fo:line-height="100%" fo:background-color="#cccccc"/>
      <style:text-properties fo:color="#000000" style:font-name="Liberation Serif" fo:font-size="12pt" fo:background-color="#dddddd" style:font-size-asian="12pt" style:font-size-complex="12pt"/>
    </style:style>
    <style:style style:name="P108" style:family="paragraph" style:parent-style-name="Standard">
      <loext:graphic-properties draw:fill="solid" draw:fill-color="#dddddd" draw:opacity="100%"/>
      <style:paragraph-properties fo:line-height="100%" fo:background-color="#dddddd">
        <style:tab-stops>
          <style:tab-stop style:position="2.646cm"/>
          <style:tab-stop style:position="3.528cm"/>
        </style:tab-stops>
      </style:paragraph-properties>
      <style:text-properties fo:color="#000000" style:font-name="Liberation Serif" fo:font-size="12pt" fo:background-color="#dddddd" style:font-size-asian="12pt" style:font-size-complex="12pt"/>
    </style:style>
    <style:style style:name="P109" style:family="paragraph" style:parent-style-name="Standard">
      <style:text-properties officeooo:paragraph-rsid="001d69f6"/>
    </style:style>
    <style:style style:name="P110" style:family="paragraph" style:parent-style-name="Standard">
      <style:paragraph-properties fo:line-height="150%" fo:text-align="start" style:justify-single-word="false"/>
      <style:text-properties fo:font-size="14pt" officeooo:paragraph-rsid="0013b038"/>
    </style:style>
    <style:style style:name="P111" style:family="paragraph" style:parent-style-name="Standard">
      <style:text-properties officeooo:rsid="001d69f6" officeooo:paragraph-rsid="001d69f6"/>
    </style:style>
    <style:style style:name="P112" style:family="paragraph" style:parent-style-name="Standard">
      <style:paragraph-properties fo:line-height="150%" fo:text-align="start" style:justify-single-word="false"/>
      <style:text-properties officeooo:rsid="00113d74" officeooo:paragraph-rsid="00113d74"/>
    </style:style>
    <style:style style:name="P113" style:family="paragraph" style:parent-style-name="Standard">
      <loext:graphic-properties draw:fill="none"/>
      <style:paragraph-properties fo:margin-left="9.601cm" fo:margin-right="0cm" fo:line-height="150%" fo:text-align="start" style:justify-single-word="false" fo:text-indent="0cm" style:auto-text-indent="false" fo:background-color="transparent" style:shadow="none">
        <style:tab-stops/>
      </style:paragraph-properties>
      <style:text-properties fo:color="#000000" fo:font-size="14pt" fo:font-weight="normal" officeooo:paragraph-rsid="000c8096" fo:background-color="#ffffff" style:font-size-asian="14pt" style:font-weight-asian="normal" style:font-size-complex="14pt" style:font-weight-complex="normal"/>
    </style:style>
    <style:style style:name="P114" style:family="paragraph" style:parent-style-name="Standard">
      <loext:graphic-properties draw:fill="none"/>
      <style:paragraph-properties fo:margin-left="9.601cm" fo:margin-right="0cm" fo:line-height="150%" fo:text-align="start" style:justify-single-word="false" fo:text-indent="0cm" style:auto-text-indent="false" fo:background-color="transparent" style:shadow="none">
        <style:tab-stops/>
      </style:paragraph-properties>
      <style:text-properties fo:color="#000000" fo:font-size="14pt" fo:font-weight="normal" officeooo:paragraph-rsid="0026fc2d" fo:background-color="#ffffff" style:font-size-asian="14pt" style:font-weight-asian="normal" style:font-size-complex="14pt" style:font-weight-complex="normal"/>
    </style:style>
    <style:style style:name="P115" style:family="paragraph" style:parent-style-name="Standard">
      <loext:graphic-properties draw:fill="none"/>
      <style:paragraph-properties fo:margin-left="9.601cm" fo:margin-right="0cm" fo:line-height="150%" fo:text-align="start" style:justify-single-word="false" fo:text-indent="0cm" style:auto-text-indent="false" fo:background-color="transparent" style:shadow="none">
        <style:tab-stops/>
      </style:paragraph-properties>
      <style:text-properties fo:color="#000000" style:font-name="Liberation Serif" fo:font-size="14pt" fo:font-weight="normal" officeooo:paragraph-rsid="000c8096" fo:background-color="#ffffff" style:font-size-asian="14pt" style:font-weight-asian="normal" style:font-size-complex="14pt" style:font-weight-complex="normal"/>
    </style:style>
    <style:style style:name="P116" style:family="paragraph" style:parent-style-name="Standard">
      <loext:graphic-properties draw:fill="none"/>
      <style:paragraph-properties fo:margin-left="9.601cm" fo:margin-right="0cm" fo:line-height="150%" fo:text-align="start" style:justify-single-word="false" fo:text-indent="0cm" style:auto-text-indent="false" fo:background-color="transparent" style:shadow="none">
        <style:tab-stops/>
      </style:paragraph-properties>
      <style:text-properties fo:color="#000000" style:font-name="Liberation Serif" fo:font-size="14pt" fo:font-weight="normal" officeooo:paragraph-rsid="0026fc2d" fo:background-color="#ffffff" style:font-size-asian="14pt" style:font-weight-asian="normal" style:font-size-complex="14pt" style:font-weight-complex="normal"/>
    </style:style>
    <style:style style:name="P117" style:family="paragraph" style:parent-style-name="Standard">
      <loext:graphic-properties draw:fill="none"/>
      <style:paragraph-properties fo:margin-left="9.601cm" fo:margin-right="0cm" fo:line-height="150%" fo:text-align="start" style:justify-single-word="false" fo:text-indent="0cm" style:auto-text-indent="false" fo:background-color="transparent" style:shadow="none">
        <style:tab-stops/>
      </style:paragraph-properties>
      <style:text-properties officeooo:paragraph-rsid="000c8096"/>
    </style:style>
    <style:style style:name="P118" style:family="paragraph" style:parent-style-name="Standard">
      <loext:graphic-properties draw:fill="none"/>
      <style:paragraph-properties fo:margin-left="9.601cm" fo:margin-right="0cm" fo:line-height="150%" fo:text-align="start" style:justify-single-word="false" fo:text-indent="0cm" style:auto-text-indent="false" fo:background-color="transparent" style:shadow="none">
        <style:tab-stops/>
      </style:paragraph-properties>
      <style:text-properties officeooo:paragraph-rsid="0026fc2d"/>
    </style:style>
    <style:style style:name="P119" style:family="paragraph" style:parent-style-name="Standard" style:master-page-name="">
      <loext:graphic-properties draw:fill="none"/>
      <style:paragraph-properties fo:margin-left="9.601cm" fo:margin-right="0cm" fo:line-height="150%" fo:text-align="start" style:justify-single-word="false" fo:text-indent="0cm" style:auto-text-indent="false" style:page-number="auto" fo:background-color="transparent" style:shadow="none">
        <style:tab-stops/>
      </style:paragraph-properties>
      <style:text-properties fo:color="#000000" fo:font-size="14pt" fo:font-weight="normal" officeooo:paragraph-rsid="000c8096" fo:background-color="#ffffff"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9.601cm" fo:margin-right="0cm" fo:line-height="150%" fo:text-align="start" style:justify-single-word="false" fo:text-indent="0cm" style:auto-text-indent="false" style:page-number="auto" fo:background-color="transparent" style:shadow="none">
        <style:tab-stops/>
      </style:paragraph-properties>
      <style:text-properties fo:color="#000000" fo:font-size="14pt" fo:font-weight="normal" officeooo:paragraph-rsid="0026fc2d" fo:background-color="#ffffff" style:font-size-asian="14pt" style:font-weight-asian="normal" style:font-size-complex="14pt" style:font-weight-complex="normal"/>
    </style:style>
    <style:style style:name="P121" style:family="paragraph" style:parent-style-name="Standard" style:list-style-name="L1" style:master-page-name="">
      <loext:graphic-properties draw:fill="none"/>
      <style:paragraph-properties fo:margin-left="0cm" fo:margin-right="0cm" fo:line-height="150%" fo:text-align="start" style:justify-single-word="false" fo:text-indent="-0.6cm" style:auto-text-indent="false" style:page-number="auto" fo:background-color="transparent" style:shadow="none">
        <style:tab-stops/>
      </style:paragraph-properties>
      <style:text-properties fo:color="#000000" fo:font-size="14pt" fo:font-weight="bold" officeooo:rsid="000e3de7" officeooo:paragraph-rsid="000e3de7" fo:background-color="#ffffff" style:font-size-asian="14pt" style:font-weight-asian="bold" style:font-size-complex="14pt" style:font-weight-complex="bold"/>
    </style:style>
    <style:style style:name="P122" style:family="paragraph" style:parent-style-name="Standard">
      <loext:graphic-properties draw:fill="solid" draw:fill-color="#dddddd" draw:opacity="100%"/>
      <style:paragraph-properties fo:margin-top="0cm" fo:margin-bottom="0.499cm" loext:contextual-spacing="false" style:line-height-at-least="0.503cm" fo:background-color="#dddddd"/>
      <style:text-properties fo:color="#000000" fo:background-color="#dddddd"/>
    </style:style>
    <style:style style:name="P123" style:family="paragraph" style:parent-style-name="Standard">
      <loext:graphic-properties draw:fill="solid" draw:fill-color="#cccccc" draw:opacity="100%"/>
      <style:paragraph-properties fo:margin-top="0cm" fo:margin-bottom="0.499cm" loext:contextual-spacing="false" fo:line-height="100%" fo:background-color="#cccccc"/>
      <style:text-properties fo:color="#000000" style:font-name="Liberation Serif" fo:font-size="12pt" fo:background-color="#dddddd" style:font-size-asian="12pt" style:font-size-complex="12pt"/>
    </style:style>
    <style:style style:name="P124" style:family="paragraph" style:parent-style-name="Standard">
      <loext:graphic-properties draw:fill="solid" draw:fill-color="#dddddd" draw:opacity="100%"/>
      <style:paragraph-properties fo:margin-top="0cm" fo:margin-bottom="0.499cm" loext:contextual-spacing="false" fo:line-height="100%" fo:background-color="#dddddd"/>
      <style:text-properties fo:color="#000000" style:font-name="Liberation Serif" fo:font-size="12pt" fo:background-color="#dddddd" style:font-size-asian="12pt" style:font-size-complex="12pt"/>
    </style:style>
    <style:style style:name="P125" style:family="paragraph" style:parent-style-name="Standard">
      <loext:graphic-properties draw:fill="solid" draw:fill-color="#dddddd" draw:opacity="100%"/>
      <style:paragraph-properties fo:margin-top="0cm" fo:margin-bottom="0.499cm" loext:contextual-spacing="false" fo:line-height="100%" fo:background-color="#dddddd">
        <style:tab-stops>
          <style:tab-stop style:position="2.646cm"/>
          <style:tab-stop style:position="3.528cm"/>
        </style:tab-stops>
      </style:paragraph-properties>
      <style:text-properties fo:color="#000000" style:font-name="Liberation Serif" fo:font-size="12pt" fo:background-color="#dddddd" style:font-size-asian="12pt" style:font-size-complex="12pt"/>
    </style:style>
    <style:style style:name="P126" style:family="paragraph" style:parent-style-name="Standard">
      <loext:graphic-properties draw:fill="solid" draw:fill-color="#dddddd" draw:opacity="100%"/>
      <style:paragraph-properties fo:margin-top="0cm" fo:margin-bottom="0.499cm" loext:contextual-spacing="false" fo:line-height="100%" fo:background-color="#dddddd">
        <style:tab-stops>
          <style:tab-stop style:position="2.646cm"/>
          <style:tab-stop style:position="3.528cm"/>
        </style:tab-stops>
      </style:paragraph-properties>
      <style:text-properties fo:color="#000000" style:font-name="Liberation Serif" fo:font-size="12pt" fo:font-weight="normal" fo:background-color="#dddddd" style:font-size-asian="12pt" style:font-size-complex="12pt"/>
    </style:style>
    <style:style style:name="P127" style:family="paragraph" style:parent-style-name="Standard">
      <loext:graphic-properties draw:fill="solid" draw:fill-color="#dddddd" draw:opacity="100%"/>
      <style:paragraph-properties fo:margin-top="0cm" fo:margin-bottom="0.499cm" loext:contextual-spacing="false" fo:line-height="100%" fo:background-color="#dddddd"/>
      <style:text-properties fo:color="#000000" style:font-name="Liberation Serif" fo:font-size="14pt" fo:background-color="#dddddd" style:font-size-asian="14pt" style:font-size-complex="14pt"/>
    </style:style>
    <style:style style:name="P128" style:family="paragraph" style:parent-style-name="Standard">
      <loext:graphic-properties draw:fill="solid" draw:fill-color="#dddddd" draw:opacity="100%"/>
      <style:paragraph-properties fo:margin-top="0cm" fo:margin-bottom="0.499cm" loext:contextual-spacing="false" style:line-height-at-least="0.503cm" fo:background-color="#dddddd"/>
      <style:text-properties fo:color="#000000" style:font-name="Droid Sans Mono" fo:font-size="10.5pt" fo:font-weight="normal" fo:background-color="#dddddd"/>
    </style:style>
    <style:style style:name="P129" style:family="paragraph" style:parent-style-name="Text_20_body">
      <style:paragraph-properties fo:margin-left="0cm" fo:margin-right="0cm" fo:line-height="150%" fo:text-align="start" style:justify-single-word="false" fo:text-indent="0cm" style:auto-text-indent="false"/>
      <style:text-properties fo:color="#000000" fo:font-size="14pt" fo:font-weight="normal" officeooo:rsid="0013b038" officeooo:paragraph-rsid="0013b038" fo:background-color="#ffffff" style:font-size-asian="14pt" style:font-weight-asian="normal" style:font-size-complex="14pt" style:font-weight-complex="normal"/>
    </style:style>
    <style:style style:name="P130" style:family="paragraph" style:parent-style-name="Text_20_body">
      <style:paragraph-properties fo:margin-left="0cm" fo:margin-right="0cm" fo:line-height="150%" fo:text-align="start" style:justify-single-word="false" fo:text-indent="0cm" style:auto-text-indent="false"/>
      <style:text-properties fo:color="#000000" fo:font-size="14pt" fo:font-weight="normal" officeooo:rsid="00156a43" officeooo:paragraph-rsid="00156a43" fo:background-color="#ffffff" style:font-size-asian="14pt" style:font-weight-asian="normal" style:font-size-complex="14pt" style:font-weight-complex="normal"/>
    </style:style>
    <style:style style:name="P131" style:family="paragraph" style:parent-style-name="Text_20_body">
      <style:paragraph-properties fo:margin-left="0cm" fo:margin-right="0cm" fo:line-height="150%" fo:text-align="start" style:justify-single-word="false" fo:text-indent="0cm" style:auto-text-indent="false"/>
      <style:text-properties fo:color="#000000" fo:font-size="14pt" fo:font-weight="normal" officeooo:rsid="001a73d3" officeooo:paragraph-rsid="001a73d3" fo:background-color="#ffffff" style:font-size-asian="14pt" style:font-weight-asian="normal" style:font-size-complex="14pt" style:font-weight-complex="normal"/>
    </style:style>
    <style:style style:name="P132" style:family="paragraph" style:parent-style-name="Text_20_body">
      <style:paragraph-properties fo:margin-left="0cm" fo:margin-right="0cm" fo:line-height="150%" fo:text-align="start" style:justify-single-word="false" fo:text-indent="0cm" style:auto-text-indent="false"/>
      <style:text-properties fo:color="#000000" fo:font-size="14pt" fo:font-weight="bold" officeooo:rsid="001a73d3" officeooo:paragraph-rsid="001a73d3" fo:background-color="#ffffff" style:font-size-asian="14pt" style:font-weight-asian="bold" style:font-size-complex="14pt" style:font-weight-complex="bold"/>
    </style:style>
    <style:style style:name="P133" style:family="paragraph" style:parent-style-name="Text_20_body">
      <style:paragraph-properties fo:margin-left="0cm" fo:margin-right="0cm" fo:line-height="150%" fo:text-align="start" style:justify-single-word="false" fo:text-indent="0cm" style:auto-text-indent="false"/>
      <style:text-properties officeooo:rsid="00156a43" officeooo:paragraph-rsid="0024e76b"/>
    </style:style>
    <style:style style:name="P134" style:family="paragraph" style:parent-style-name="Text_20_body">
      <style:paragraph-properties fo:line-height="150%" fo:text-align="start" style:justify-single-word="false"/>
      <style:text-properties officeooo:paragraph-rsid="00210c77"/>
    </style:style>
    <style:style style:name="P135" style:family="paragraph" style:parent-style-name="Text_20_body" style:list-style-name="L4">
      <style:paragraph-properties fo:line-height="150%" fo:text-align="start" style:justify-single-word="false"/>
      <style:text-properties fo:color="#000000" fo:font-size="14pt" fo:font-weight="normal" officeooo:rsid="0013b038" officeooo:paragraph-rsid="0013b038" fo:background-color="#ffffff" style:font-size-asian="14pt" style:font-weight-asian="normal" style:font-size-complex="14pt" style:font-weight-complex="normal"/>
    </style:style>
    <style:style style:name="P136" style:family="paragraph" style:parent-style-name="Text_20_body">
      <style:paragraph-properties fo:line-height="150%" fo:text-align="start" style:justify-single-word="false"/>
      <style:text-properties fo:color="#000000" fo:font-size="14pt" fo:font-weight="normal" officeooo:rsid="0013b038" officeooo:paragraph-rsid="0013b038" fo:background-color="#ffffff" style:font-size-asian="14pt" style:font-weight-asian="normal" style:font-size-complex="14pt" style:font-weight-complex="normal"/>
    </style:style>
    <style:style style:name="P137" style:family="paragraph" style:parent-style-name="Text_20_body">
      <style:paragraph-properties fo:line-height="150%" fo:text-align="start" style:justify-single-word="false"/>
      <style:text-properties fo:color="#000000" fo:font-size="14pt" fo:font-weight="normal" officeooo:rsid="00237f22" officeooo:paragraph-rsid="00237f22" fo:background-color="#ffffff" style:font-size-asian="14pt" style:font-weight-asian="normal" style:font-size-complex="14pt" style:font-weight-complex="normal"/>
    </style:style>
    <style:style style:name="P138" style:family="paragraph" style:parent-style-name="Text_20_body">
      <style:paragraph-properties fo:line-height="150%" fo:text-align="start" style:justify-single-word="false"/>
      <style:text-properties fo:color="#000000" fo:font-size="14pt" fo:font-weight="normal" officeooo:rsid="0024e76b" officeooo:paragraph-rsid="0024e76b" fo:background-color="#ffffff" style:font-size-asian="14pt" style:font-weight-asian="normal" style:font-size-complex="14pt" style:font-weight-complex="normal"/>
    </style:style>
    <style:style style:name="P139" style:family="paragraph" style:parent-style-name="Text_20_body">
      <style:paragraph-properties fo:line-height="150%" fo:text-align="start" style:justify-single-word="false"/>
      <style:text-properties fo:color="#000000" fo:font-size="14pt" fo:font-weight="bold" officeooo:rsid="0013b038" officeooo:paragraph-rsid="0013b038" fo:background-color="#ffffff" style:font-size-asian="14pt" style:font-weight-asian="bold" style:font-size-complex="14pt" style:font-weight-complex="bold"/>
    </style:style>
    <style:style style:name="P140" style:family="paragraph" style:parent-style-name="Text_20_body">
      <style:paragraph-properties fo:line-height="150%" fo:text-align="start" style:justify-single-word="false"/>
      <style:text-properties fo:color="#000000" fo:font-size="14pt" fo:font-weight="bold" officeooo:rsid="00156a43" officeooo:paragraph-rsid="00156a43" fo:background-color="#ffffff" style:font-size-asian="14pt" style:font-weight-asian="bold" style:font-size-complex="14pt" style:font-weight-complex="bold"/>
    </style:style>
    <style:style style:name="P141" style:family="paragraph" style:parent-style-name="Table_20_Contents">
      <loext:graphic-properties draw:fill="solid" draw:fill-color="#dddddd" draw:opacity="100%"/>
      <style:paragraph-properties fo:line-height="100%" fo:text-align="start" style:justify-single-word="false" fo:background-color="#dddddd"/>
      <style:text-properties fo:color="#000000" style:font-name="Liberation Serif" fo:font-size="12pt" fo:background-color="#dddddd" style:font-size-asian="12pt" style:font-size-complex="12pt"/>
    </style:style>
    <style:style style:name="P142" style:family="paragraph" style:parent-style-name="Table_20_Contents">
      <loext:graphic-properties draw:fill="solid" draw:fill-color="#cccccc" draw:opacity="100%"/>
      <style:paragraph-properties fo:line-height="100%" fo:text-align="start" style:justify-single-word="false" fo:background-color="#cccccc"/>
      <style:text-properties fo:color="#000000" style:font-name="Liberation Serif" fo:font-size="12pt" fo:background-color="#dddddd" style:font-size-asian="12pt" style:font-size-complex="12pt"/>
    </style:style>
    <style:style style:name="P143" style:family="paragraph" style:parent-style-name="Table_20_Contents">
      <loext:graphic-properties draw:fill="solid" draw:fill-color="#dddddd" draw:opacity="100%"/>
      <style:paragraph-properties fo:line-height="100%" fo:text-align="start" style:justify-single-word="false" fo:background-color="#dddddd"/>
      <style:text-properties fo:color="#000000" style:font-name="Liberation Serif" fo:font-size="14pt" fo:background-color="#dddddd" style:font-size-asian="14pt" style:font-size-complex="14pt"/>
    </style:style>
    <style:style style:name="P144" style:family="paragraph" style:parent-style-name="Table_20_Contents">
      <loext:graphic-properties draw:fill="solid" draw:fill-color="#dddddd" draw:opacity="100%"/>
      <style:paragraph-properties fo:text-align="start" style:justify-single-word="false" fo:background-color="#dddddd"/>
      <style:text-properties fo:color="#000000" fo:font-size="14pt" officeooo:rsid="0026fc2d" officeooo:paragraph-rsid="0026fc2d" fo:background-color="#dddddd" style:font-size-complex="14pt"/>
    </style:style>
    <style:style style:name="P145" style:family="paragraph" style:parent-style-name="Table_20_Contents">
      <loext:graphic-properties draw:fill="solid" draw:fill-color="#dddddd" draw:opacity="100%"/>
      <style:paragraph-properties fo:text-align="start" style:justify-single-word="false" fo:background-color="#dddddd"/>
      <style:text-properties fo:color="#000000" fo:font-size="14pt" officeooo:rsid="002a0afa" officeooo:paragraph-rsid="002a0afa" fo:background-color="#dddddd" style:font-size-complex="14pt"/>
    </style:style>
    <style:style style:name="P146" style:family="paragraph" style:parent-style-name="Table_20_Contents">
      <loext:graphic-properties draw:fill="solid" draw:fill-color="#dddddd" draw:opacity="100%"/>
      <style:paragraph-properties fo:text-align="start" style:justify-single-word="false" fo:background-color="#dddddd"/>
      <style:text-properties fo:font-size="14pt" officeooo:rsid="002a0afa" officeooo:paragraph-rsid="002a0afa" fo:background-color="#dddddd" style:font-size-complex="14pt"/>
    </style:style>
    <style:style style:name="T1" style:family="text">
      <style:text-properties fo:color="#000000" fo:font-size="14pt" fo:font-weight="normal" fo:background-color="#ffffff" loext:char-shading-value="0" style:font-size-asian="14pt" style:font-weight-asian="normal" style:font-size-complex="14pt" style:font-weight-complex="normal"/>
    </style:style>
    <style:style style:name="T2" style:family="text">
      <style:text-properties fo:color="#000000" fo:font-size="14pt" fo:font-weight="normal" officeooo:rsid="000c8096" fo:background-color="#ffffff" loext:char-shading-value="0" style:font-size-asian="14pt" style:font-weight-asian="normal" style:font-size-complex="14pt" style:font-weight-complex="normal"/>
    </style:style>
    <style:style style:name="T3" style:family="text">
      <style:text-properties fo:color="#000000" fo:font-size="14pt" fo:font-weight="normal" officeooo:rsid="001033e3" fo:background-color="#ffffff" loext:char-shading-value="0" style:font-size-asian="14pt" style:font-weight-asian="normal" style:font-size-complex="14pt" style:font-weight-complex="normal"/>
    </style:style>
    <style:style style:name="T4" style:family="text">
      <style:text-properties fo:color="#000000" fo:font-size="14pt" fo:font-weight="normal" officeooo:rsid="00128f80" fo:background-color="#ffffff" loext:char-shading-value="0" style:font-size-asian="14pt" style:font-weight-asian="normal" style:font-size-complex="14pt" style:font-weight-complex="normal"/>
    </style:style>
    <style:style style:name="T5" style:family="text">
      <style:text-properties fo:color="#000000" fo:font-size="14pt" fo:font-weight="normal" officeooo:rsid="00129c3f" fo:background-color="#ffffff" loext:char-shading-value="0" style:font-size-asian="14pt" style:font-weight-asian="normal" style:font-size-complex="14pt" style:font-weight-complex="normal"/>
    </style:style>
    <style:style style:name="T6" style:family="text">
      <style:text-properties fo:color="#000000" fo:font-size="14pt" fo:font-weight="normal" officeooo:rsid="0013b038" fo:background-color="#ffffff" loext:char-shading-value="0" style:font-size-asian="14pt" style:font-weight-asian="normal" style:font-size-complex="14pt" style:font-weight-complex="normal"/>
    </style:style>
    <style:style style:name="T7" style:family="text">
      <style:text-properties fo:color="#000000" fo:font-size="14pt" fo:font-weight="normal" officeooo:rsid="00169bfd" fo:background-color="#ffffff" loext:char-shading-value="0" style:font-size-asian="14pt" style:font-weight-asian="normal" style:font-size-complex="14pt" style:font-weight-complex="normal"/>
    </style:style>
    <style:style style:name="T8" style:family="text">
      <style:text-properties fo:color="#000000" fo:font-size="14pt" fo:font-weight="normal" officeooo:rsid="001bd774" fo:background-color="#ffffff" loext:char-shading-value="0" style:font-size-asian="14pt" style:font-weight-asian="normal" style:font-size-complex="14pt" style:font-weight-complex="normal"/>
    </style:style>
    <style:style style:name="T9" style:family="text">
      <style:text-properties fo:color="#000000" fo:font-size="14pt" fo:font-weight="normal" officeooo:rsid="001d50ec" fo:background-color="#ffffff" loext:char-shading-value="0" style:font-size-asian="14pt" style:font-weight-asian="normal" style:font-size-complex="14pt" style:font-weight-complex="normal"/>
    </style:style>
    <style:style style:name="T10" style:family="text">
      <style:text-properties fo:color="#000000" fo:font-size="14pt" fo:font-weight="normal" officeooo:rsid="001d69f6" fo:background-color="#ffffff" loext:char-shading-value="0" style:font-size-asian="14pt" style:font-weight-asian="normal" style:font-size-complex="14pt" style:font-weight-complex="normal"/>
    </style:style>
    <style:style style:name="T11" style:family="text">
      <style:text-properties fo:color="#000000" fo:font-size="14pt" fo:font-weight="normal" officeooo:rsid="001e56e1" fo:background-color="#ffffff" loext:char-shading-value="0" style:font-size-asian="14pt" style:font-weight-asian="normal" style:font-size-complex="14pt" style:font-weight-complex="normal"/>
    </style:style>
    <style:style style:name="T12" style:family="text">
      <style:text-properties fo:color="#000000" fo:font-size="14pt" fo:font-weight="normal" officeooo:rsid="001eedc0" fo:background-color="#ffffff" loext:char-shading-value="0" style:font-size-asian="14pt" style:font-weight-asian="normal" style:font-size-complex="14pt" style:font-weight-complex="normal"/>
    </style:style>
    <style:style style:name="T13" style:family="text">
      <style:text-properties fo:color="#000000" fo:font-size="14pt" fo:font-weight="normal" officeooo:rsid="00210c77" fo:background-color="#ffffff" loext:char-shading-value="0" style:font-size-asian="14pt" style:font-weight-asian="normal" style:font-size-complex="14pt" style:font-weight-complex="normal"/>
    </style:style>
    <style:style style:name="T14" style:family="text">
      <style:text-properties fo:color="#000000" fo:font-size="14pt" fo:font-weight="normal" officeooo:rsid="00229ce5" fo:background-color="#ffffff" loext:char-shading-value="0" style:font-size-asian="14pt" style:font-weight-asian="normal" style:font-size-complex="14pt" style:font-weight-complex="normal"/>
    </style:style>
    <style:style style:name="T15" style:family="text">
      <style:text-properties fo:color="#000000" fo:font-size="14pt" fo:font-weight="normal" officeooo:rsid="0022c598" fo:background-color="#ffffff" loext:char-shading-value="0" style:font-size-asian="14pt" style:font-weight-asian="normal" style:font-size-complex="14pt" style:font-weight-complex="normal"/>
    </style:style>
    <style:style style:name="T16" style:family="text">
      <style:text-properties fo:color="#000000" fo:font-size="14pt" fo:font-weight="bold" fo:background-color="#ffffff" loext:char-shading-value="0" style:font-size-asian="14pt" style:font-weight-asian="bold" style:font-size-complex="14pt" style:font-weight-complex="bold"/>
    </style:style>
    <style:style style:name="T17" style:family="text">
      <style:text-properties fo:color="#000000" fo:font-size="14pt" fo:font-weight="bold" officeooo:rsid="000c8096" fo:background-color="#ffffff" loext:char-shading-value="0" style:font-size-asian="14pt" style:font-weight-asian="bold" style:font-size-complex="14pt" style:font-weight-complex="bold"/>
    </style:style>
    <style:style style:name="T18" style:family="text">
      <style:text-properties fo:color="#000000" fo:font-size="14pt" fo:font-weight="bold" officeooo:rsid="0013b038" fo:background-color="#ffffff" loext:char-shading-value="0" style:font-size-asian="14pt" style:font-weight-asian="bold" style:font-size-complex="14pt" style:font-weight-complex="bold"/>
    </style:style>
    <style:style style:name="T19" style:family="text">
      <style:text-properties fo:color="#000000" fo:font-size="14pt" fo:font-weight="bold" officeooo:rsid="002e9d4d" fo:background-color="#ffffff" loext:char-shading-value="0" style:font-size-asian="14pt" style:font-weight-asian="bold" style:font-size-complex="14pt" style:font-weight-complex="bold"/>
    </style:style>
    <style:style style:name="T20" style:family="text">
      <style:text-properties fo:color="#000000" fo:font-size="14pt" fo:background-color="#ffffff" loext:char-shading-value="0" style:font-size-asian="14pt" style:font-size-complex="14pt"/>
    </style:style>
    <style:style style:name="T21" style:family="text">
      <style:text-properties fo:color="#000000" fo:font-size="14pt" officeooo:rsid="001d69f6" fo:background-color="#ffffff" loext:char-shading-value="0" style:font-size-asian="14pt" style:font-size-complex="14pt"/>
    </style:style>
    <style:style style:name="T22" style:family="text">
      <style:text-properties fo:color="#000000" style:font-name="Liberation Serif" fo:font-size="14pt" fo:background-color="#ffffff" loext:char-shading-value="0" style:font-size-asian="14pt" style:font-size-complex="14pt"/>
    </style:style>
    <style:style style:name="T23" style:family="text">
      <style:text-properties fo:color="#000000" style:font-name="Liberation Serif" fo:background-color="#ffffff" loext:char-shading-value="0" style:font-size-asian="14pt" style:font-size-complex="14pt"/>
    </style:style>
    <style:style style:name="T24" style:family="text">
      <style:text-properties fo:color="#000000" style:font-name="Liberation Serif" officeooo:rsid="00210c77" fo:background-color="#ffffff" loext:char-shading-value="0" style:font-size-asian="14pt" style:font-size-complex="14pt"/>
    </style:style>
    <style:style style:name="T25" style:family="text">
      <style:text-properties fo:color="#000000" fo:font-weight="normal" officeooo:rsid="0013b038" fo:background-color="#ffffff" loext:char-shading-value="0" style:font-size-asian="14pt" style:font-weight-asian="normal" style:font-size-complex="14pt" style:font-weight-complex="normal"/>
    </style:style>
    <style:style style:name="T26" style:family="text">
      <style:text-properties fo:color="#000000" fo:font-weight="normal" officeooo:rsid="0020c373" fo:background-color="#ffffff" loext:char-shading-value="0" style:font-size-asian="14pt" style:font-weight-asian="normal" style:font-size-complex="14pt" style:font-weight-complex="normal"/>
    </style:style>
    <style:style style:name="T27" style:family="text">
      <style:text-properties fo:color="#000000" fo:font-weight="normal" officeooo:rsid="00210c77" fo:background-color="#ffffff" loext:char-shading-value="0" style:font-size-asian="14pt" style:font-weight-asian="normal" style:font-size-complex="14pt" style:font-weight-complex="normal"/>
    </style:style>
    <style:style style:name="T28" style:family="text">
      <style:text-properties style:font-name="Droid Sans Mono" fo:font-size="10.5pt" fo:font-weight="normal"/>
    </style:style>
    <style:style style:name="T29" style:family="text">
      <style:text-properties officeooo:rsid="001d69f6"/>
    </style:style>
    <style:style style:name="T30" style:family="text">
      <style:text-properties style:font-name="Liberation Serif" fo:background-color="#ffffff"/>
    </style:style>
    <style:style style:name="T31" style:family="text">
      <style:text-properties style:font-name="Liberation Serif" officeooo:rsid="001e7a0a" fo:background-color="#ffffff"/>
    </style:style>
    <style:style style:name="T32" style:family="text">
      <style:text-properties fo:font-weight="bold" style:font-weight-asian="bold" style:font-weight-complex="bold"/>
    </style:style>
    <style:style style:name="T33" style:family="text">
      <style:text-properties officeooo:rsid="001e56e1" style:font-weight-asian="normal" style:font-weight-complex="normal"/>
    </style:style>
    <style:style style:name="T34" style:family="text">
      <style:text-properties fo:font-weight="normal"/>
    </style:style>
    <style:style style:name="T35" style:family="text">
      <style:text-properties fo:font-weight="normal" officeooo:rsid="001e56e1" style:font-weight-asian="normal" style:font-weight-complex="normal"/>
    </style:style>
    <style:style style:name="T36" style:family="text">
      <style:text-properties fo:font-weight="normal" officeooo:rsid="001d69f6" style:font-weight-asian="normal" style:font-weight-complex="normal"/>
    </style:style>
    <style:style style:name="T37" style:family="text">
      <style:text-properties officeooo:rsid="0024e76b"/>
    </style:style>
    <style:style style:name="T38" style:family="text">
      <style:text-properties officeooo:rsid="002f2d01"/>
    </style:style>
    <style:style style:name="T39" style:family="text">
      <style:text-properties officeooo:rsid="002f34da"/>
    </style:style>
    <style:style style:name="T40" style:family="text">
      <style:text-properties officeooo:rsid="00310abf"/>
    </style:style>
    <style:style style:name="T41" style:family="text">
      <style:text-properties officeooo:rsid="00330148"/>
    </style:style>
    <style:style style:name="T42" style:family="text">
      <style:text-properties officeooo:rsid="000c80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Министерство образования и науки Российской Федерации</text:p>
      <text:p text:style-name="P22">Федеральное государственное бюджетное образовательное учреждение высшего образования </text:p>
      <text:p text:style-name="P49">Московский авиационный институт </text:p>
      <text:p text:style-name="P49">(национальный исследовательский университет)</text:p>
      <text:p text:style-name="P7"/>
      <text:p text:style-name="P22">Факультет № 8</text:p>
      <text:p text:style-name="P22">«Информационные технологии и прикладная математика»</text:p>
      <text:p text:style-name="P22">Кафедра №806</text:p>
      <text:p text:style-name="P22">«Вычислительная математика и программирование»</text:p>
      <text:p text:style-name="P8"/>
      <text:p text:style-name="P1"><text:span text:style-name="T16">Лабораторные работы №1 - №</text:span><text:span text:style-name="T17">6</text:span></text:p>
      <text:p text:style-name="P22">по курсу </text:p>
      <text:p text:style-name="P1"><text:span text:style-name="T1">“О</text:span><text:span text:style-name="T2">перационные системы</text:span><text:span text:style-name="T1">”</text:span></text:p>
      <text:p text:style-name="P8"/>
      <text:p text:style-name="P8"/>
      <text:p text:style-name="P8"/>
      <text:p text:style-name="P119">Работу выполнил студент 2 курса <text:s text:c="5"/></text:p>
      <text:p text:style-name="P113">группы 8О-206Б-17 <text:s text:c="28"/></text:p>
      <text:p text:style-name="P113">Семенов Д.<text:span text:style-name="T29">В. <text:s text:c="13"/></text:span><text:s text:c="8"/></text:p>
      <text:p text:style-name="P115"/>
      <text:p text:style-name="P117"><text:span text:style-name="T1">Преподаватель: </text:span><text:span text:style-name="T2">Миронов Е.С. <text:s text:c="3"/></text:span><text:span text:style-name="T1"><text:s text:c="8"/></text:span></text:p>
      <text:p text:style-name="P113">Дата: <text:s text:c="53"/></text:p>
      <text:p text:style-name="P113">Оценка: <text:s text:c="48"/></text:p>
      <text:p text:style-name="P113">Подпись: <text:s text:c="46"/></text:p>
      <text:p text:style-name="P30"><text:s text:c="4"/></text:p>
      <text:p text:style-name="P14"/>
      <text:p text:style-name="P14"/>
      <text:p text:style-name="P14"/>
      <text:p text:style-name="P22">Москва-2018</text:p>
      <text:p text:style-name="P22"><text:soft-page-break/>Московский Авиационный Институт</text:p>
      <text:p text:style-name="P22">(Национальный Исследовательский Университет)</text:p>
      <text:p text:style-name="P8"/>
      <text:p text:style-name="P22">Кафедра 806 «Вычислительная математика и программирование»</text:p>
      <text:p text:style-name="P22">Факультет «Прикладная математика и физика»</text:p>
      <text:p text:style-name="P29">Дисциплина «О<text:span text:style-name="T42">перационные системы</text:span>»</text:p>
      <text:p text:style-name="P8"/>
      <text:p text:style-name="P8"/>
      <text:p text:style-name="P8"/>
      <text:p text:style-name="P8"/>
      <text:p text:style-name="P8"/>
      <text:p text:style-name="P22">Лабораторная работа № 1</text:p>
      <text:p text:style-name="P1"><text:span text:style-name="T1"/></text:p>
      <text:p text:style-name="P8"/>
      <text:p text:style-name="P8"/>
      <text:p text:style-name="P8"/>
      <text:p text:style-name="P8"/>
      <text:p text:style-name="P8"/>
      <text:p text:style-name="P8"/>
      <text:p text:style-name="P8"/>
      <text:p text:style-name="P8"/>
      <text:p text:style-name="P8"/>
      <text:p text:style-name="P65">Группа М80-206Б-17 <text:s text:c="2"/></text:p>
      <text:p text:style-name="P71">Студент: Семенов Денис Владиславович <text:s text:c="2"/></text:p>
      <text:p text:style-name="P15"><text:span text:style-name="T1">Преподаватель: </text:span><text:span text:style-name="T2">Миронов Евгений Сергеевич</text:span></text:p>
      <text:p text:style-name="P71"/>
      <text:p text:style-name="P8"/>
      <text:p text:style-name="P8"/>
      <text:p text:style-name="P8"/>
      <text:p text:style-name="P22">Москва 2018</text:p>
      <text:p text:style-name="P51"><text:soft-page-break/>Лабораторная работа №1</text:p>
      <text:p text:style-name="P51">Цель работы </text:p>
      <text:p text:style-name="P51"/>
      <text:p text:style-name="P32"><text:tab/>Приобретение практических навыков диагностики работы программного обеспечения.<text:line-break/><text:line-break/><text:span text:style-name="T32">Задание</text:span></text:p>
      <text:p text:style-name="P32"><text:line-break/><text:tab/>При выполнении последующих лабораторных работ необходимо продемонстрировать ключевые системные вызовы, которые в них используются и то, что их использование соответствует варианту ЛР. <text:line-break/><text:span text:style-name="T32"><text:line-break/>Средство диагностики:</text:span> strace</text:p>
      <text:p text:style-name="P58">Код</text:p>
      <text:p text:style-name="P48">2 Лабораторная</text:p>
      <table:table table:name="Таблица9" table:style-name="Таблица9">
        <table:table-column table:style-name="Таблица9.A"/>
        <table:table-row>
          <table:table-cell table:style-name="Таблица9.A1" office:value-type="string">
            <text:p text:style-name="P144">denis@denis-Extensa-2510G:~/labs_3sem/labs_os$ strace -f ./prog wow.txt </text:p>
            <text:p text:style-name="P144">execve("./prog", ["./prog", "wow.txt"], [/* 78 vars */]) = 0</text:p>
            <text:p text:style-name="P144">brk(NULL) <text:s text:c="30"/>= 0x1c04000</text:p>
            <text:p text:style-name="P144">access("/etc/ld.so.nohwcap", F_OK) <text:s text:c="5"/>= -1 ENOENT (No such file or directory)</text:p>
            <text:p text:style-name="P144">access("/etc/ld.so.preload", R_OK) <text:s text:c="5"/>= -1 ENOENT (No such file or directory)</text:p>
            <text:p text:style-name="P144">open("/etc/ld.so.cache", O_RDONLY|O_CLOEXEC) = 3</text:p>
            <text:p text:style-name="P144">fstat(3, {st_mode=S_IFREG|0644, st_size=111615, ...}) = 0</text:p>
            <text:p text:style-name="P144">mmap(NULL, 111615, PROT_READ, MAP_PRIVATE, 3, 0) = 0x7f9528574000</text:p>
            <text:p text:style-name="P144">close(3) <text:s text:c="31"/>= 0</text:p>
            <text:p text:style-name="P144">access("/etc/ld.so.nohwcap", F_OK) <text:s text:c="5"/>= -1 ENOENT (No such file or directory)</text:p>
            <text:p text:style-name="P144">open("/lib/x86_64-linux-gnu/libc.so.6", O_RDONLY|O_CLOEXEC) = 3</text:p>
            <text:p text:style-name="P144">read(3, "\177ELF\2\1\1\3\0\0\0\0\0\0\0\0\3\0&gt;\0\1\0\0\0P\t\2\0\0\0\0\0"..., 832) = 832</text:p>
            <text:p text:style-name="P144">...</text:p>
            <text:p text:style-name="P144">pipe([4, 5]) <text:s text:c="27"/>= 0</text:p>
            <text:p text:style-name="P144">clone(strace: Process 5879 attached</text:p>
            <text:p text:style-name="P144">child_stack=0, flags=CLONE_CHILD_CLEARTID|CLONE_CHILD_SETTID|SIGCHLD, child_tidptr=0x7f95285729d0) = 5879</text:p>
            <text:p text:style-name="P144">[pid <text:s/>5878] fstat(0, <text:s/>&lt;unfinished ...&gt;</text:p>
            <text:p text:style-name="P144">[pid <text:s/>5879] read(4, <text:s/>&lt;unfinished ...&gt;</text:p>
            <text:p text:style-name="P144">[pid <text:s/>5878] &lt;... fstat resumed&gt; {st_mode=S_IFCHR|0620, st_rdev=makedev(136, 4), ...}) = 0</text:p>
            <text:p text:style-name="P144"><text:soft-page-break/>[pid <text:s/>5878] brk(NULL) <text:s text:c="18"/>= 0x1c04000</text:p>
            <text:p text:style-name="P144">[pid <text:s/>5878] brk(0x1c25000) <text:s text:c="13"/>= 0x1c25000</text:p>
            <text:p text:style-name="P144">[pid <text:s/>5878] read(0, ls -al</text:p>
            <text:p text:style-name="P144">"ls -al\n", 1024) <text:s text:c="2"/>= 7</text:p>
            <text:p text:style-name="P144">[pid <text:s/>5878] write(5, "ls\0\0\0\0\0\0\0\0\0\0\0\0\0\0\0\0\0\0\0\0\0\0\0\0\0\0\0\0\0\0"..., 2048) = 2048</text:p>
            <text:p text:style-name="P144">[pid <text:s/>5879] &lt;... read resumed&gt; "ls\0\0\0\0\0\0\0\0\0\0\0\0\0\0\0\0\0\0\0\0\0\0\0\0\0\0\0\0\0\0"..., 2048) = 2048</text:p>
            <text:p text:style-name="P144">[pid <text:s/>5878] read(0, <text:s/>&lt;unfinished ...&gt;</text:p>
            <text:p text:style-name="P144">[pid <text:s/>5879] clone(strace: Process 5880 attached</text:p>
            <text:p text:style-name="P144">child_stack=0, flags=CLONE_CHILD_CLEARTID|CLONE_CHILD_SETTID|SIGCHLD, child_tidptr=0x7f95285729d0) = 5880</text:p>
            <text:p text:style-name="P144">[pid <text:s/>5879] wait4(-1, <text:s/>&lt;unfinished ...&gt;</text:p>
            <text:p text:style-name="P144">[pid <text:s/>5880] dup2(3, 1) <text:s text:c="17"/>= 1</text:p>
            <text:p text:style-name="P144">[pid <text:s/>5880] execve("/home/denis/bin/ls", ["ls", "-al"], [/* 78 vars */]) = -1 ENOENT (No such file or directory)</text:p>
            <text:p text:style-name="P144">...</text:p>
            <text:p text:style-name="P144"/>
            <text:p text:style-name="P144">[pid <text:s/>5880] open("/lib/x86_64-linux-gnu/libselinux.so.1", O_RDONLY|O_CLOEXEC) = 6</text:p>
            <text:p text:style-name="P144">[pid <text:s/>5880] read(6, "\177ELF\2\1\1\0\0\0\0\0\0\0\0\0\3\0&gt;\0\1\0\0\0\260Z\0\0\0\0\0\0"..., 832) = 832</text:p>
            <text:p text:style-name="P144">...</text:p>
            <text:p text:style-name="P144">[pid <text:s/>5880] lseek(6, -936, SEEK_CUR) <text:s text:c="3"/>= 608</text:p>
            <text:p text:style-name="P144">[pid <text:s/>5880] read(6, "TZif2\0\0\0\0\0\0\0\0\0\0\0\0\0\0\0\0\0\0\21\0\0\0\21\0\0\0\0"..., 4096) = 936</text:p>
            <text:p text:style-name="P144">[pid <text:s/>5880] close(6) <text:s text:c="19"/>=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stat("/etc/localtime", {st_mode=S_IFREG|0644, st_size=1544, ...}) = 0</text:p>
            <text:p text:style-name="P144">[pid <text:s/>5880] write(1, "total 100\ndrwxrwxr-x 8 denis den"..., 789) = 789</text:p>
            <text:p text:style-name="P144">[pid <text:s/>5880] close(1) <text:s text:c="19"/>= 0</text:p>
            <text:p text:style-name="P144">[pid <text:s/>5880] close(2) <text:s text:c="19"/>= 0</text:p>
            <text:p text:style-name="P144">[pid <text:s/>5880] exit_group(0) <text:s text:c="14"/>= ?</text:p>
            <text:p text:style-name="P144"><text:soft-page-break/>[pid <text:s/>5880] +++ exited with 0 +++</text:p>
            <text:p text:style-name="P144">[pid <text:s/>5879] &lt;... wait4 resumed&gt; [{WIFEXITED(s) &amp;&amp; WEXITSTATUS(s) == 0}], 0, NULL) = 5880</text:p>
            <text:p text:style-name="P144">[pid <text:s/>5879] --- SIGCHLD {si_signo=SIGCHLD, si_code=CLD_EXITED, si_pid=5880, si_uid=1000, si_status=0, si_utime=0, si_stime=0} ---</text:p>
          </table:table-cell>
        </table:table-row>
      </table:table>
      <text:p text:style-name="P42"/>
      <text:p text:style-name="P42"/>
      <table:table table:name="Таблица10" table:style-name="Таблица10">
        <table:table-column table:style-name="Таблица10.A"/>
        <table:table-row>
          <table:table-cell table:style-name="Таблица10.A1" office:value-type="string">
            <text:p text:style-name="P144">denis@denis-Extensa-2510G:~/labs_3sem/labs_os$ cat wow.txt </text:p>
            <text:p text:style-name="P144">total 100</text:p>
            <text:p text:style-name="P144">drwxrwxr-x 8 denis denis <text:s/>4096 дек 26 13:36 .</text:p>
            <text:p text:style-name="P144">drwxrwxr-x 8 denis denis <text:s/>4096 дек 10 23:00 ..</text:p>
            <text:p text:style-name="P144">-rw-rw-r-- 1 denis denis <text:s/>3600 окт 22 14:33 1lab.cpp</text:p>
            <text:p text:style-name="P144">drwxrwxr-x 2 denis denis <text:s/>4096 ноя 19 15:55 3lab</text:p>
            <text:p text:style-name="P144">drwxrwxr-x 2 denis denis <text:s/>4096 ноя 19 14:56 4lab</text:p>
            <text:p text:style-name="P144">drwxrwxr-x 3 denis denis <text:s/>4096 дек <text:s/>3 16:11 5lab</text:p>
            <text:p text:style-name="P144">drwxrwxr-x 4 denis denis <text:s/>4096 дек 17 15:31 6lab</text:p>
            <text:p text:style-name="P144">-rw-rw-r-- 1 denis denis <text:s text:c="2"/>448 окт 21 23:28 help.c</text:p>
            <text:p text:style-name="P144">drwxrwxr-x 2 denis denis <text:s/>4096 дек 22 15:57 kp</text:p>
            <text:p text:style-name="P144">-rw-rw-r-- 1 denis denis <text:s text:c="3"/>85 дек 26 13:36 .~lock.Без имени 1.odt#</text:p>
            <text:p text:style-name="P144">-rwxrwxr-x 1 denis denis 16696 окт 22 14:20 prog</text:p>
            <text:p text:style-name="P144">drwxrwxr-x 2 denis denis <text:s/>4096 окт 21 19:14 .vscode</text:p>
            <text:p text:style-name="P144">-rw------- 1 denis denis <text:s text:c="2"/>789 дек 26 13:41 wow.txt</text:p>
            <text:p text:style-name="P144">-rw-rw-r-- 1 denis denis 31929 дек 26 13:36 Без имени 1.odt</text:p>
          </table:table-cell>
        </table:table-row>
      </table:table>
      <text:p text:style-name="P42"/>
      <text:p text:style-name="P43">3 Лабораторная</text:p>
      <table:table table:name="Таблица11" table:style-name="Таблица11">
        <table:table-column table:style-name="Таблица11.A"/>
        <table:table-row>
          <table:table-cell table:style-name="Таблица11.A1" office:value-type="string">
            <text:p text:style-name="P146">12569 clone(child_stack=0x7fbfa21e4fb0, flags=CLONE_VM|CLONE_FS|CLONE_FILES|CLONE_SIGHAND|CLONE_THREAD|CLONE_SYSVSEM|CLONE_SETTLS|CLONE_PARENT_SETTID|CLONE_CHILD_CLEARTID, parent_tidptr=0x7fbfa21e59d0, tls=0x7fbfa21e5700, child_tidptr=0x7fbfa21e59d0) = 12570</text:p>
            <text:p text:style-name="P146">12569 clone(child_stack=0x7fbfa19e3fb0, flags=CLONE_VM|CLONE_FS|CLONE_FILES|CLONE_SIGHAND|CLONE_THREAD|CLONE_SYSVSEM|CLONE_SETTLS|CLONE_PARENT_SETTID|CLONE_CHILD_CLEARTID, parent_tidptr=0x7fbfa19e49d0, tls=0x7fbfa19e4700, child_tidptr=0x7fbfa19e49d0) = 12571</text:p>
            <text:p text:style-name="P146">12569 clone(child_stack=0x7fbfa11e2fb0, flags=CLONE_VM|CLONE_FS|CLONE_FILES|CLONE_SIGHAND|CLONE_THREAD|CLONE_SYSVSEM|CLONE_SETTLS|CLONE_PARENT_SETTID|CLONE_CHILD_CLEARTID, parent_tidptr=0x7fbfa11e39d0, tls=0x7fbfa11e3700, child_tidptr=0x7fbfa11e39d0) = 12572</text:p>
            <text:p text:style-name="P146">12569 clone(child_stack=0x7fbfa09e1fb0, flags=CLONE_VM|CLONE_FS|CLONE_FILES|CLONE_SIGHAND|CLONE_THREAD|CLONE_SYSVSEM|<text:soft-page-break/>CLONE_SETTLS|CLONE_PARENT_SETTID|CLONE_CHILD_CLEARTID, parent_tidptr=0x7fbfa09e29d0, tls=0x7fbfa09e2700, child_tidptr=0x7fbfa09e29d0) = 12573</text:p>
            <text:p text:style-name="P146">12571 clone(child_stack=0x7fbf93ffefb0, flags=CLONE_VM|CLONE_FS|CLONE_FILES|CLONE_SIGHAND|CLONE_THREAD|CLONE_SYSVSEM|CLONE_SETTLS|CLONE_PARENT_SETTID|CLONE_CHILD_CLEARTID, parent_tidptr=0x7fbf93fff9d0, tls=0x7fbf93fff700, child_tidptr=0x7fbf93fff9d0) = 12574</text:p>
            <text:p text:style-name="P146">12573 +++ exited with 0 +++</text:p>
            <text:p text:style-name="P146">12574 clone(child_stack=0x7fbfa09e1fb0, flags=CLONE_VM|CLONE_FS|CLONE_FILES|CLONE_SIGHAND|CLONE_THREAD|CLONE_SYSVSEM|CLONE_SETTLS|CLONE_PARENT_SETTID|CLONE_CHILD_CLEARTID, parent_tidptr=0x7fbfa09e29d0, tls=0x7fbfa09e2700, child_tidptr=0x7fbfa09e29d0) = 12575</text:p>
            <text:p text:style-name="P146">12575 +++ exited with 0 +++</text:p>
          </table:table-cell>
        </table:table-row>
      </table:table>
      <text:p text:style-name="P43"/>
      <text:p text:style-name="P44">4 Лабораторная</text:p>
      <table:table table:name="Таблица12" table:style-name="Таблица12">
        <table:table-column table:style-name="Таблица12.A"/>
        <table:table-row>
          <table:table-cell table:style-name="Таблица12.A1" office:value-type="string">
            <text:p text:style-name="P145">denis@denis-Extensa-2510G:~/labs_3sem/labs_os/4lab$ strace ./a.out wow.txt </text:p>
            <text:p text:style-name="P145">execve("./a.out", ["./a.out", "wow.txt"], [/* 78 vars */]) = 0</text:p>
            <text:p text:style-name="P145">brk(NULL) <text:s text:c="30"/>= 0x980000</text:p>
            <text:p text:style-name="P145">...</text:p>
            <text:p text:style-name="P145">open("wow.txt", O_WRONLY|O_CREAT, 0600) = 3</text:p>
            <text:p text:style-name="P145">open("record", O_RDWR|O_CREAT, 0600) <text:s text:c="3"/>= 4</text:p>
            <text:p text:style-name="P145">fallocate(4, 0, 0, 2048) <text:s text:c="15"/>= 0</text:p>
            <text:p text:style-name="P145">mmap(NULL, 2048, PROT_READ|PROT_WRITE, MAP_SHARED, 4, 0) = 0x7fc496db1000</text:p>
            <text:p text:style-name="P145">rt_sigprocmask(SIG_BLOCK, [USR1], NULL, 8) = 0</text:p>
            <text:p text:style-name="P145">clone(child_stack=0, flags=CLONE_CHILD_CLEARTID|CLONE_CHILD_SETTID|SIGCHLD, child_tidptr=0x7fc496d939d0) = 6200</text:p>
            <text:p text:style-name="P145">fstat(0, {st_mode=S_IFCHR|0620, st_rdev=makedev(136, 4), ...}) = 0</text:p>
            <text:p text:style-name="P145">brk(NULL) <text:s text:c="30"/>= 0x980000</text:p>
            <text:p text:style-name="P145">brk(0x9a1000) <text:s text:c="26"/>= 0x9a1000</text:p>
            <text:p text:style-name="P145">read(0, ls -al</text:p>
            <text:p text:style-name="P145">"ls -al\n", 1024) <text:s text:c="14"/>= 7</text:p>
            <text:p text:style-name="P145">msync(0x7fc496db1000, 2048, MS_ASYNC) <text:s text:c="2"/>= 0</text:p>
            <text:p text:style-name="P145">kill(6200, SIGUSR1) <text:s text:c="20"/>= 0</text:p>
            <text:p text:style-name="P145">read(0, exit</text:p>
            <text:p text:style-name="P145">"exit\n", 1024) <text:s text:c="16"/>= 5</text:p>
            <text:p text:style-name="P145">msync(0x7fc496db1000, 2048, MS_ASYNC) <text:s text:c="2"/>= 0</text:p>
            <text:p text:style-name="P145">kill(6200, SIGUSR1) <text:s text:c="20"/>= 0</text:p>
            <text:p text:style-name="P145">exit_group(0) <text:s text:c="26"/>= ?</text:p>
            <text:p text:style-name="P145">+++ exited with 0 +++</text:p>
          </table:table-cell>
        </table:table-row>
      </table:table>
      <text:p text:style-name="P44"/>
      <text:p text:style-name="P44"><text:soft-page-break/>5 Лабораторная </text:p>
      <table:table table:name="Таблица13" table:style-name="Таблица13">
        <table:table-column table:style-name="Таблица13.A"/>
        <table:table-row>
          <table:table-cell table:style-name="Таблица13.A1" office:value-type="string">
            <text:p text:style-name="P146">denis@denis-Extensa-2510G:~/labs_3sem/labs_os/5lab$ strace ./a.out </text:p>
            <text:p text:style-name="P146">execve("./a.out", ["./a.out"], [/* 78 vars */]) = 0</text:p>
            <text:p text:style-name="P146">brk(NULL) <text:s text:c="30"/>= 0x1f4f000</text:p>
            <text:p text:style-name="P146">...</text:p>
            <text:p text:style-name="P146">brk(NULL) <text:s text:c="30"/>= 0x1f4f000</text:p>
            <text:p text:style-name="P146">brk(0x1f70000) <text:s text:c="25"/>= 0x1f70000</text:p>
            <text:p text:style-name="P146">open("/home/denis/labs_3sem/labs_os/5lab/libqueue.so", O_RDONLY|O_CLOEXEC) = 3</text:p>
            <text:p text:style-name="P146">read(3, "\177ELF\2\1\1\0\0\0\0\0\0\0\0\0\3\0&gt;\0\1\0\0\0\20\7\0\0\0\0\0\0"..., 832) = 832</text:p>
            <text:p text:style-name="P146">fstat(3, {st_mode=S_IFREG|0775, st_size=8408, ...}) = 0</text:p>
            <text:p text:style-name="P146">mmap(NULL, 2101312, PROT_READ|PROT_EXEC, MAP_PRIVATE|MAP_DENYWRITE, 3, 0) = 0x7f44a41cf000</text:p>
            <text:p text:style-name="P146">mprotect(0x7f44a41d0000, 2093056, PROT_NONE) = 0</text:p>
            <text:p text:style-name="P146">mmap(0x7f44a43cf000, 8192, PROT_READ|PROT_WRITE, MAP_PRIVATE|MAP_FIXED|MAP_DENYWRITE, 3, 0) = 0x7f44a43cf000</text:p>
            <text:p text:style-name="P146">close(3) <text:s text:c="31"/>= 0</text:p>
            <text:p text:style-name="P146">mprotect(0x7f44a43cf000, 4096, PROT_READ) = 0</text:p>
            <text:p text:style-name="P146">fstat(1, {st_mode=S_IFCHR|0620, st_rdev=makedev(136, 4), ...}) = 0</text:p>
            <text:p text:style-name="P146">write(1, "9.500000\n", 99.500000</text:p>
            <text:p text:style-name="P146">) <text:s text:c="14"/>= 9</text:p>
            <text:p text:style-name="P146">munmap(0x7f44a41cf000, 2101312) <text:s text:c="8"/>= 0</text:p>
            <text:p text:style-name="P146">exit_group(0) <text:s text:c="26"/>= ?</text:p>
            <text:p text:style-name="P146">+++ exited with 0 +++</text:p>
            <text:p text:style-name="P146"/>
            <text:p text:style-name="P146">denis@denis-Extensa-2510G:~/labs_3sem/labs_os/5lab$ strace ./prog </text:p>
            <text:p text:style-name="P146">execve("./prog", ["./prog"], [/* 78 vars */]) = 0</text:p>
            <text:p text:style-name="P146">brk(NULL) <text:s text:c="30"/>= 0xeea000</text:p>
            <text:p text:style-name="P146">...</text:p>
            <text:p text:style-name="P146">open("./libqueue.so", O_RDONLY|O_CLOEXEC) = 3</text:p>
            <text:p text:style-name="P146">read(3, "\177ELF\2\1\1\0\0\0\0\0\0\0\0\0\3\0&gt;\0\1\0\0\0\20\7\0\0\0\0\0\0"..., 832) = 832</text:p>
            <text:p text:style-name="P146">...</text:p>
            <text:p text:style-name="P146">open("/etc/ld.so.cache", O_RDONLY|O_CLOEXEC) = 3</text:p>
            <text:p text:style-name="P146">fstat(3, {st_mode=S_IFREG|0644, st_size=111615, ...}) = 0</text:p>
            <text:p text:style-name="P146">mmap(NULL, 111615, PROT_READ, MAP_PRIVATE, 3, 0) = 0x7ff1cc18c000</text:p>
            <text:p text:style-name="P146">close(3) <text:s text:c="31"/>= 0</text:p>
            <text:p text:style-name="P146">access("/etc/ld.so.nohwcap", F_OK) <text:s text:c="5"/>= -1 ENOENT (No such file or directory)</text:p>
            <text:p text:style-name="P146">open("/lib/x86_64-linux-gnu/libc.so.6", O_RDONLY|O_CLOEXEC) = 3</text:p>
            <text:p text:style-name="P146">read(3, "\177ELF\2\1\1\3\0\0\0\0\0\0\0\0\3\0&gt;\0\1\0\0\0P\t\2\0\0\0\0\0"..., 832) = 832</text:p>
            <text:p text:style-name="P146">fstat(3, {st_mode=S_IFREG|0755, st_size=1868984, ...}) = 0</text:p>
            <text:p text:style-name="P146">mmap(NULL, 3971488, PROT_READ|PROT_EXEC, MAP_PRIVATE|<text:soft-page-break/>MAP_DENYWRITE, 3, 0) = 0x7ff1cb9b8000</text:p>
            <text:p text:style-name="P146">mprotect(0x7ff1cbb78000, 2097152, PROT_NONE) = 0</text:p>
            <text:p text:style-name="P146">mmap(0x7ff1cbd78000, 24576, PROT_READ|PROT_WRITE, MAP_PRIVATE|MAP_FIXED|MAP_DENYWRITE, 3, 0x1c0000) = 0x7ff1cbd78000</text:p>
            <text:p text:style-name="P146">mmap(0x7ff1cbd7e000, 14752, PROT_READ|PROT_WRITE, MAP_PRIVATE|MAP_FIXED|MAP_ANONYMOUS, -1, 0) = 0x7ff1cbd7e000</text:p>
            <text:p text:style-name="P146">close(3) <text:s text:c="31"/>= 0</text:p>
            <text:p text:style-name="P146">mmap(NULL, 4096, PROT_READ|PROT_WRITE, MAP_PRIVATE|MAP_ANONYMOUS, -1, 0) = 0x7ff1cc18b000</text:p>
            <text:p text:style-name="P146">mmap(NULL, 4096, PROT_READ|PROT_WRITE, MAP_PRIVATE|MAP_ANONYMOUS, -1, 0) = 0x7ff1cc18a000</text:p>
            <text:p text:style-name="P146">mmap(NULL, 4096, PROT_READ|PROT_WRITE, MAP_PRIVATE|MAP_ANONYMOUS, -1, 0) = 0x7ff1cc189000</text:p>
            <text:p text:style-name="P146">arch_prctl(ARCH_SET_FS, 0x7ff1cc18a700) = 0</text:p>
            <text:p text:style-name="P146">mprotect(0x7ff1cbd78000, 16384, PROT_READ) = 0</text:p>
            <text:p text:style-name="P146">mprotect(0x7ff1cbf82000, 4096, PROT_READ) = 0</text:p>
            <text:p text:style-name="P146">mprotect(0x600000, 4096, PROT_READ) <text:s text:c="4"/>= 0</text:p>
            <text:p text:style-name="P146">mprotect(0x7ff1cc1a9000, 4096, PROT_READ) = 0</text:p>
            <text:p text:style-name="P146">munmap(0x7ff1cc18c000, 111615) <text:s text:c="9"/>= 0</text:p>
            <text:p text:style-name="P146">brk(NULL) <text:s text:c="30"/>= 0xeea000</text:p>
            <text:p text:style-name="P146">brk(0xf0b000) <text:s text:c="26"/>= 0xf0b000</text:p>
            <text:p text:style-name="P146">fstat(1, {st_mode=S_IFCHR|0620, st_rdev=makedev(136, 4), ...}) = 0</text:p>
            <text:p text:style-name="P146">write(1, "9.500000\n", 99.500000</text:p>
            <text:p text:style-name="P146">) <text:s text:c="14"/>= 9</text:p>
            <text:p text:style-name="P146">write(1, "8.500000\n", 98.500000</text:p>
            <text:p text:style-name="P146">) <text:s text:c="14"/>= 9</text:p>
            <text:p text:style-name="P146">write(1, "9.500000\n", 99.500000</text:p>
            <text:p text:style-name="P146">) <text:s text:c="14"/>= 9</text:p>
            <text:p text:style-name="P146">exit_group(0) <text:s text:c="26"/>= ?</text:p>
            <text:p text:style-name="P146">+++ exited with 0 +++</text:p>
          </table:table-cell>
        </table:table-row>
      </table:table>
      <text:p text:style-name="P44"/>
      <text:p text:style-name="P44">6 Лабораторная</text:p>
      <table:table table:name="Таблица14" table:style-name="Таблица14">
        <table:table-column table:style-name="Таблица14.A"/>
        <table:table-row>
          <table:table-cell table:style-name="Таблица14.A1" office:value-type="string">
            <text:p text:style-name="P145">denis@denis-Extensa-2510G:~/labs_3sem/labs_os/6lab$ strace ./progclient </text:p>
            <text:p text:style-name="P145">execve("./progclient", ["./progclient"], [/* 78 vars */]) = 0</text:p>
            <text:p text:style-name="P145">brk(NULL) <text:s text:c="30"/>= 0x11cd000</text:p>
            <text:p text:style-name="P145">...</text:p>
            <text:p text:style-name="P145">futex(0x7f727d5041ac, FUTEX_WAKE_PRIVATE, 2147483647) = 0</text:p>
            <text:p text:style-name="P145">futex(0x7f727d5041b8, FUTEX_WAKE_PRIVATE, 2147483647) = 0</text:p>
            <text:p text:style-name="P145">eventfd2(0, 0) <text:s text:c="25"/>= 3</text:p>
            <text:p text:style-name="P145">fcntl(3, F_GETFL) <text:s text:c="22"/>= 0x2 (flags O_RDWR)</text:p>
            <text:p text:style-name="P145">fcntl(3, F_SETFL, O_RDWR|O_NONBLOCK) <text:s text:c="3"/>= 0</text:p>
            <text:p text:style-name="P145">fcntl(3, F_GETFL) <text:s text:c="22"/>= 0x802 (flags O_RDWR|O_NONBLOCK)</text:p>
            <text:p text:style-name="P145">fcntl(3, F_SETFL, O_RDWR|O_NONBLOCK) <text:s text:c="3"/>= 0</text:p>
            <text:p text:style-name="P145"><text:soft-page-break/>fstat(1, {st_mode=S_IFCHR|0620, st_rdev=makedev(136, 4), ...}) = 0</text:p>
            <text:p text:style-name="P145">write(1, "Client Starting\342\200\246.\n", 20Client Starting….</text:p>
            <text:p text:style-name="P145">) = 20</text:p>
            <text:p text:style-name="P145">eventfd2(0, 0) <text:s text:c="25"/>= 4</text:p>
            <text:p text:style-name="P145">fcntl(4, F_GETFL) <text:s text:c="22"/>= 0x2 (flags O_RDWR)</text:p>
            <text:p text:style-name="P145">...</text:p>
            <text:p text:style-name="P145">mmap(NULL, 8392704, PROT_READ|PROT_WRITE, MAP_PRIVATE|MAP_ANONYMOUS|MAP_STACK, -1, 0) = 0x7f727c465000</text:p>
            <text:p text:style-name="P145">mprotect(0x7f727c465000, 4096, PROT_NONE) = 0</text:p>
            <text:p text:style-name="P145">clone(child_stack=0x7f727cc64fb0, flags=CLONE_VM|CLONE_FS|CLONE_FILES|CLONE_SIGHAND|CLONE_THREAD|CLONE_SYSVSEM|CLONE_SETTLS|CLONE_PARENT_SETTID|CLONE_CHILD_CLEARTID, parent_tidptr=0x7f727cc659d0, tls=0x7f727cc65700, child_tidptr=0x7f727cc659d0) = 6339</text:p>
            <text:p text:style-name="P145">...</text:p>
            <text:p text:style-name="P145">write(1, "Enter your id: ", 15Enter your id: ) <text:s text:c="8"/>= 15</text:p>
            <text:p text:style-name="P145">read(0, 3</text:p>
            <text:p text:style-name="P145">"3\n", 1024) <text:s text:c="19"/>= 2</text:p>
            <text:p text:style-name="P145">poll([{fd=8, events=POLLIN}], 1, 0) <text:s text:c="4"/>= 1 ([{fd=8, revents=POLLIN}])</text:p>
            <text:p text:style-name="P145">read(8, "\1\0\0\0\0\0\0\0", 8) <text:s text:c="9"/>= 8</text:p>
            <text:p text:style-name="P145">poll([{fd=8, events=POLLIN}], 1, 0) <text:s text:c="4"/>= 0 (Timeout)</text:p>
            <text:p text:style-name="P145">write(6, "\1\0\0\0\0\0\0\0", 8) <text:s text:c="8"/>= 8</text:p>
            <text:p text:style-name="P145">poll([{fd=8, events=POLLIN}], 1, -1) <text:s text:c="3"/>= 1 ([{fd=8, revents=POLLIN}])</text:p>
            <text:p text:style-name="P145">read(8, "\1\0\0\0\0\0\0\0", 8) <text:s text:c="9"/>= 8</text:p>
            <text:p text:style-name="P145">poll([{fd=8, events=POLLIN}], 1, 0) <text:s text:c="4"/>= 0 (Timeout)</text:p>
            <text:p text:style-name="P145">write(6, "\1\0\0\0\0\0\0\0", 8) <text:s text:c="8"/>= 8</text:p>
            <text:p text:style-name="P145">write(1, "User added\n", 11User added</text:p>
            <text:p text:style-name="P145">) <text:s text:c="11"/>= 1</text:p>
          </table:table-cell>
        </table:table-row>
      </table:table>
      <text:p text:style-name="P44"/>
      <text:p text:style-name="P33">Выводы </text:p>
      <text:p text:style-name="P45"><text:tab/>Выполняя лабораторную работу, я научился «заглядывать» внутрь моей программы. Strace — замечательная утилита для отслеживания системных вызовов. До того, как я узнал об этой программе, я даже не догадывался, что существует столько системных вызовов. Она очень удобна в использовании и имеет множество полезных флагов. </text:p>
      <text:p text:style-name="P33"/>
      <text:p text:style-name="P33"/>
      <text:p text:style-name="P33"/>
      <text:p text:style-name="P33"/>
      <text:p text:style-name="P23"><text:soft-page-break/>Московский Авиационный Институт</text:p>
      <text:p text:style-name="P23">(Национальный Исследовательский Университет)</text:p>
      <text:p text:style-name="P9"/>
      <text:p text:style-name="P23">Кафедра 806 «Вычислительная математика и программирование»</text:p>
      <text:p text:style-name="P23">Факультет «Прикладная математика и физика»</text:p>
      <text:p text:style-name="P29">Дисциплина «О<text:span text:style-name="T42">перационные системы</text:span>»</text:p>
      <text:p text:style-name="P9"/>
      <text:p text:style-name="P9"/>
      <text:p text:style-name="P9"/>
      <text:p text:style-name="P9"/>
      <text:p text:style-name="P9"/>
      <text:p text:style-name="P2"><text:span text:style-name="T1">Лабораторная работа № </text:span><text:span text:style-name="T3">2</text:span></text:p>
      <text:p text:style-name="P2"><text:span text:style-name="T1"/></text:p>
      <text:p text:style-name="P9"/>
      <text:p text:style-name="P9"/>
      <text:p text:style-name="P9"/>
      <text:p text:style-name="P9"/>
      <text:p text:style-name="P9"/>
      <text:p text:style-name="P9"/>
      <text:p text:style-name="P9"/>
      <text:p text:style-name="P9"/>
      <text:p text:style-name="P9"/>
      <text:p text:style-name="P66">Группа М80-206Б-17 <text:s text:c="2"/></text:p>
      <text:p text:style-name="P72">Студент: Семенов Денис Владиславович <text:s text:c="2"/></text:p>
      <text:p text:style-name="P16"><text:span text:style-name="T1">Преподаватель: </text:span><text:span text:style-name="T2">Миронов Евгений Сергеевич</text:span></text:p>
      <text:p text:style-name="P72"/>
      <text:p text:style-name="P9"/>
      <text:p text:style-name="P9"/>
      <text:p text:style-name="P9"/>
      <text:p text:style-name="P34">Москва 2018</text:p>
      <text:p text:style-name="P33"><text:soft-page-break/></text:p>
      <text:p text:style-name="P52">Лабораторная работа №2</text:p>
      <text:p text:style-name="P52">Цель работы</text:p>
      <text:p text:style-name="P33">Приобретение практических навыков в:</text:p>
      <text:list xml:id="list4832452495875766119" text:style-name="L1">
        <text:list-item>
          <text:p text:style-name="P78">Управление процессами в ОС</text:p>
        </text:list-item>
        <text:list-item>
          <text:p text:style-name="P78">Обеспечение обмена данных между процессами посредством каналов</text:p>
          <text:p text:style-name="P78"/>
          <text:p text:style-name="P121"><text:span text:style-name="T29">З</text:span>адание</text:p>
        </text:list-item>
      </text:list>
      <text:p text:style-name="P79"><text:tab/>Составить и отладить программу на языке Си, осуществляющую работу с процессами и взаимодействие между ними в одной из двух операционных систем. В результате работы программа (основной процесс) должен создать для решение задачи один или несколько дочерних процессов. Взаимодействие между процессами осуществляется через системные сигналы/события и/или каналы (pipe).<text:line-break/><text:tab/>Необходимо обрабатывать системные ошибки, которые могут возникнуть в результате работы.</text:p>
      <text:p text:style-name="P79"><text:line-break/><text:span text:style-name="T32">Вариант задания</text:span></text:p>
      <text:p text:style-name="P79"/>
      <text:p text:style-name="P79"><text:tab/>На вход программе подается команда интерпретатора команд и имя файла. Программа должна перенаправить стандартный ввод команды с этого файла и вывести результат команды в стандартный выходной поток. Использование операций write и printf запрещено.</text:p>
      <text:p text:style-name="P33"/>
      <text:p text:style-name="P52">Код </text:p>
      <text:p text:style-name="P33"/>
      <table:table table:name="Таблица1" table:style-name="Таблица1">
        <table:table-column table:style-name="Таблица1.A"/>
        <table:table-row>
          <table:table-cell table:style-name="Таблица1.A1" office:value-type="string">
            <text:p text:style-name="P100">#include &lt;unistd.h&gt;</text:p>
            <text:p text:style-name="P103">#include &lt;stdlib.h&gt;</text:p>
            <text:p text:style-name="P103">#include &lt;stdio.h&gt;</text:p>
            <text:p text:style-name="P103">#include &lt;sys/wait.h&gt;</text:p>
            <text:p text:style-name="P103">#include &lt;sys/types.h&gt;</text:p>
            <text:p text:style-name="P103">#include &lt;errno.h&gt;</text:p>
            <text:p text:style-name="P103"><text:soft-page-break/>#include &lt;string.h&gt;</text:p>
            <text:p text:style-name="P103">#include &lt;stdbool.h&gt;</text:p>
            <text:p text:style-name="P103">#include &lt;fcntl.h&gt;</text:p>
            <text:p text:style-name="P103">/*</text:p>
            <text:p text:style-name="P103">В родиетльском процессе мы считываем команды и преоразуем,</text:p>
            <text:p text:style-name="P103">в дочернем записываем все в файл</text:p>
            <text:p text:style-name="P106"><text:span text:style-name="T34">*/</text:span></text:p>
            <text:p text:style-name="P103">int main(int argc, char* argv[]) {</text:p>
            <text:p text:style-name="P103">int status;</text:p>
            <text:p text:style-name="P103">pid_t pid;</text:p>
            <text:p text:style-name="P103">int rv;</text:p>
            <text:p text:style-name="P106"/>
            <text:p text:style-name="P103">int file_pipes[2];</text:p>
            <text:p text:style-name="P103">char buffer[2][1024];</text:p>
            <text:p text:style-name="P106"/>
            <text:p text:style-name="P106"><text:span text:style-name="T34">int fd = open(argv[1], O_CREAT|O_WRONLY, S_IWUSR|S_IRUSR);</text:span></text:p>
            <text:p text:style-name="P106"><text:span text:style-name="T34"/></text:p>
            <text:p text:style-name="P103">if (argc == 1) {</text:p>
            <text:p text:style-name="P103">fprintf(stderr, "No file detected.\n");</text:p>
            <text:p text:style-name="P103">exit(1); // ошибка в подготовке</text:p>
            <text:p text:style-name="P103">} </text:p>
            <text:p text:style-name="P106"/>
            <text:p text:style-name="P103">if (pipe(file_pipes) != 0) {</text:p>
            <text:p text:style-name="P103">perror("Pipes: ");</text:p>
            <text:p text:style-name="P103">exit(1); // ошибка в подготовке</text:p>
            <text:p text:style-name="P103">}</text:p>
            <text:p text:style-name="P106"/>
            <text:p text:style-name="P103">switch (pid = fork()) {</text:p>
            <text:p text:style-name="P103">case -1:</text:p>
            <text:p text:style-name="P103">{</text:p>
            <text:p text:style-name="P103">perror("cannot fork \n");</text:p>
            <text:p text:style-name="P103">exit(1); // ошибка в подготовке</text:p>
            <text:p text:style-name="P103">}</text:p>
            <text:p text:style-name="P103">case 0:</text:p>
            <text:p text:style-name="P103">{</text:p>
            <text:p text:style-name="P103">//процесс - ребенок</text:p>
            <text:p text:style-name="P103">while (true) {</text:p>
            <text:p text:style-name="P103">read(file_pipes[0], buffer, sizeof(buffer));</text:p>
            <text:p text:style-name="P103">if (strcmp(buffer[0], "exit") == 0) break;</text:p>
            <text:p text:style-name="P103">pid_t exec_pid;</text:p>
            <text:p text:style-name="P103">int exec_back;</text:p>
            <text:p text:style-name="P103">switch (exec_pid = fork()) {</text:p>
            <text:p text:style-name="P103">case -1:</text:p>
            <text:p text:style-name="P103">{</text:p>
            <text:p text:style-name="P103">perror("cannot fork\n");</text:p>
            <text:p text:style-name="P103">exit(1); // ошибка в подготовке</text:p>
            <text:p text:style-name="P103">}</text:p>
            <text:p text:style-name="P103">case 0:</text:p>
            <text:p text:style-name="P103">{</text:p>
            <text:p text:style-name="P103">dup2(fd, STDOUT_FILENO);</text:p>
            <text:p text:style-name="P103">if (buffer[1][0] != '\0'){</text:p>
            <text:p text:style-name="P103">execlp(buffer[0],buffer[0], buffer[1], (char*)NULL);</text:p>
            <text:p text:style-name="P103"><text:soft-page-break/>} else {</text:p>
            <text:p text:style-name="P103">execlp(buffer[0],buffer[0], (char*)NULL);</text:p>
            <text:p text:style-name="P103">}</text:p>
            <text:p text:style-name="P103">dup2(STDOUT_FILENO, fd);</text:p>
            <text:p text:style-name="P103">exit(exec_back);</text:p>
            <text:p text:style-name="P103">}</text:p>
            <text:p text:style-name="P103">default:</text:p>
            <text:p text:style-name="P103">{</text:p>
            <text:p text:style-name="P103">wait(&amp;exec_back);</text:p>
            <text:p text:style-name="P103">fflush(stdout);</text:p>
            <text:p text:style-name="P103">}</text:p>
            <text:p text:style-name="P106"/>
            <text:p text:style-name="P103">} // end switch</text:p>
            <text:p text:style-name="P103">} // end while </text:p>
            <text:p text:style-name="P103">wait(&amp;rv);</text:p>
            <text:p text:style-name="P103">}</text:p>
            <text:p text:style-name="P103">default:</text:p>
            <text:p text:style-name="P103">{</text:p>
            <text:p text:style-name="P103">// процесс - родитель</text:p>
            <text:p text:style-name="P103">// происходит преобразование в команду и параметры</text:p>
            <text:p text:style-name="P106"/>
            <text:p text:style-name="P103">char buff[1024];</text:p>
            <text:p text:style-name="P103">char argums[2][1024]; // до 4 аргументов</text:p>
            <text:p text:style-name="P106"/>
            <text:p text:style-name="P103">do {</text:p>
            <text:p text:style-name="P103">bool done = false;</text:p>
            <text:p text:style-name="P103">int swords = 0; // количество слов</text:p>
            <text:p text:style-name="P103">int schars= 0; //количество букв в слове</text:p>
            <text:p text:style-name="P103">int achars = 0; // всего букв в строке</text:p>
            <text:p text:style-name="P106"/>
            <text:p text:style-name="P103">for (int i = 0; i &lt; 5; i++){</text:p>
            <text:p text:style-name="P103">for (int j = 0; j &lt; 1024; j++){</text:p>
            <text:p text:style-name="P103">argums[i][j] = '\0';</text:p>
            <text:p text:style-name="P103">}</text:p>
            <text:p text:style-name="P103">}</text:p>
            <text:p text:style-name="P106"/>
            <text:p text:style-name="P103">fgets(buff, sizeof (buff), stdin); </text:p>
            <text:p text:style-name="P103">char c = buff[achars];</text:p>
            <text:p text:style-name="P103">while(!done){</text:p>
            <text:p text:style-name="P103">while(c != ' ' &amp;&amp; c != '\n' &amp;&amp; c != EOF) {</text:p>
            <text:p text:style-name="P103">argums[swords][schars] = c;</text:p>
            <text:p text:style-name="P103">schars++;</text:p>
            <text:p text:style-name="P103">achars++;</text:p>
            <text:p text:style-name="P103">c = buff[achars];</text:p>
            <text:p text:style-name="P103">} </text:p>
            <text:p text:style-name="P103">swords++;</text:p>
            <text:p text:style-name="P103">schars = 0;</text:p>
            <text:p text:style-name="P103">achars++;</text:p>
            <text:p text:style-name="P103">c = buff[achars];</text:p>
            <text:p text:style-name="P103">if (buff[achars] == '\0') done = true;</text:p>
            <text:p text:style-name="P103">}</text:p>
            <text:p text:style-name="P103">argums[5][0] = (char)NULL;</text:p>
            <text:p text:style-name="P106"><text:soft-page-break/></text:p>
            <text:p text:style-name="P103">write(file_pipes[1], argums, sizeof(argums));</text:p>
            <text:p text:style-name="P103">} while(strcmp(argums[0],"exit") != 0);</text:p>
            <text:p text:style-name="P106"/>
            <text:p text:style-name="P103">exit(rv);</text:p>
            <text:p text:style-name="P103">}</text:p>
            <text:p text:style-name="P103">}</text:p>
            <text:p text:style-name="P103">close(fd);</text:p>
            <text:p text:style-name="P103">return 0;</text:p>
            <text:p text:style-name="P106"/>
            <text:p text:style-name="P103">}</text:p>
            <text:p text:style-name="P141"/>
          </table:table-cell>
        </table:table-row>
      </table:table>
      <text:p text:style-name="P33"/>
      <text:p text:style-name="P53">Выводы</text:p>
      <text:p text:style-name="P109"><text:span text:style-name="T8"><text:tab/>Во время выполнения лабораторной работы у меня возникла проблема: каким образом передавать команды и как их исполнять? Первая решилась довольно легко. Так как нужно было выбрать между пайпом и сигналами, то выбор, очевидно, пал на пайп. Решил преобразовывать команду с ключами в двумерный массив [5][1024], </text:span><text:span text:style-name="T9">с помощью которого можно передать команду и 4 параметра. Осталась еще одна проблема: как выполнять полученные команды? После прочтения нескольких мануалов и нескольких часов раздумий выбор пал на системный вызов execlp. Причем у него есть особенность. </text:span><text:span text:style-name="T20">Вот описание: </text:span><text:span text:style-name="Source_20_Text"><text:span text:style-name="T22">int execlp(const char *file, const char *arg, ...);</text:span></text:span><text:span text:style-name="Source_20_Text"><text:span text:style-name="T20"> </text:span></text:span><text:span text:style-name="Source_20_Text"><text:span text:style-name="T21">«</text:span></text:span><text:span text:style-name="T20">Параметр const char *arg и аналогичные записи в функциях execl, execlp, и execle подразумевают параметры arg0, arg1, ..., argn. Все вместе они описывают один или нескольких указателей на строки, заканчивающиеся NULL</text:span><text:span text:style-name="T21">,</text:span><text:span text:style-name="T20"> которые представляют собой список параметров, доступных исполняемой программе. Первый параметр, по соглашению, должен указывать на имя, ассоциированное с файлом, который надо исполнить. Список параметров должен заканчиваться NULL.» </text:span><text:span text:style-name="T21">Именно поэтому пришлось писать, на первый взгляд, настолько странную конструкцию</text:span></text:p>
      <text:p text:style-name="P111"><text:span text:style-name="T20">execlp(buffer[0], buffer[0], buffer[1], (char*)NULL);</text:span></text:p>
      <text:p text:style-name="P111"><text:span text:style-name="T20"/></text:p>
      <text:p text:style-name="P111"><text:span text:style-name="T20"/></text:p>
      <text:p text:style-name="P39"/>
      <text:p text:style-name="P39"/>
      <text:p text:style-name="P39"/>
      <text:p text:style-name="P39"/>
      <text:p text:style-name="P39"/>
      <text:p text:style-name="P39"/>
      <text:p text:style-name="P39"/>
      <text:p text:style-name="P39"/>
      <text:p text:style-name="P24"><text:soft-page-break/>Московский Авиационный Институт</text:p>
      <text:p text:style-name="P24">(Национальный Исследовательский Университет)</text:p>
      <text:p text:style-name="P10"/>
      <text:p text:style-name="P24">Кафедра 806 «Вычислительная математика и программирование»</text:p>
      <text:p text:style-name="P24">Факультет «Прикладная математика и физика»</text:p>
      <text:p text:style-name="P29">Дисциплина «О<text:span text:style-name="T42">перационные системы</text:span>»</text:p>
      <text:p text:style-name="P10"/>
      <text:p text:style-name="P10"/>
      <text:p text:style-name="P10"/>
      <text:p text:style-name="P10"/>
      <text:p text:style-name="P10"/>
      <text:p text:style-name="P3"><text:span text:style-name="T1">Лабораторная работа № </text:span><text:span text:style-name="T3">3</text:span></text:p>
      <text:p text:style-name="P3"><text:span text:style-name="T1"/></text:p>
      <text:p text:style-name="P10"/>
      <text:p text:style-name="P10"/>
      <text:p text:style-name="P10"/>
      <text:p text:style-name="P10"/>
      <text:p text:style-name="P10"/>
      <text:p text:style-name="P10"/>
      <text:p text:style-name="P10"/>
      <text:p text:style-name="P10"/>
      <text:p text:style-name="P10"/>
      <text:p text:style-name="P67">Группа М80-206Б-17 <text:s text:c="2"/></text:p>
      <text:p text:style-name="P73">Студент: Семенов Денис Владиславович <text:s text:c="2"/></text:p>
      <text:p text:style-name="P17"><text:span text:style-name="T1">Преподаватель: </text:span><text:span text:style-name="T2">Миронов Евгений Сергеевич</text:span></text:p>
      <text:p text:style-name="P73"/>
      <text:p text:style-name="P10"/>
      <text:p text:style-name="P10"/>
      <text:p text:style-name="P10"/>
      <text:p text:style-name="P35">Москва 2018</text:p>
      <text:p text:style-name="P53"><text:soft-page-break/>Лабораторная работа №3</text:p>
      <text:p text:style-name="P87">Цель работы</text:p>
      <text:p text:style-name="P80">Целью является приобретение практических навыков в:</text:p>
      <text:list xml:id="list1522452611939591866" text:style-name="L2">
        <text:list-item>
          <text:p text:style-name="P81">Управление потоками в ОС</text:p>
        </text:list-item>
        <text:list-item>
          <text:p text:style-name="P81">Обеспечение синхронизации между потоками</text:p>
        </text:list-item>
      </text:list>
      <text:p text:style-name="P80"><text:span text:style-name="T32">Задание</text:span><text:line-break/><text:tab/>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line-break/><text:tab/>Так же необходимо уметь продемонстрировать количество потоков, используемое вашей программой с помощью стандартных средств операционной системы.</text:p>
      <text:p text:style-name="P80"/>
      <text:p text:style-name="P87">Вариант задания </text:p>
      <text:p text:style-name="P112"><text:span text:style-name="T3"><text:tab/>Отсортировать </text:span><text:span text:style-name="T1">массив чисел при помощи битон</text:span><text:span text:style-name="T4">ической</text:span><text:span text:style-name="T1"> сортировки</text:span><text:span text:style-name="T5">.</text:span></text:p>
      <text:p text:style-name="P88">Код</text:p>
      <table:table table:name="Таблица2" table:style-name="Таблица2">
        <table:table-column table:style-name="Таблица2.A"/>
        <table:table-row>
          <table:table-cell table:style-name="Таблица2.A1" office:value-type="string">
            <text:p text:style-name="P101">#include &lt;algorithm&gt;</text:p>
            <text:p text:style-name="P104">#include &lt;iostream&gt;</text:p>
            <text:p text:style-name="P104">#include &lt;unistd.h&gt;</text:p>
            <text:p text:style-name="P104">#include &lt;stdlib.h&gt;</text:p>
            <text:p text:style-name="P104">#include &lt;stdio.h&gt;</text:p>
            <text:p text:style-name="P104">#include &lt;sys/wait.h&gt;</text:p>
            <text:p text:style-name="P104">#include &lt;sys/types.h&gt;</text:p>
            <text:p text:style-name="P104">#include &lt;stdbool.h&gt;</text:p>
            <text:p text:style-name="P104">#include &lt;pthread.h&gt;</text:p>
            <text:p text:style-name="P104">#include &lt;semaphore.h&gt;</text:p>
            <text:p text:style-name="P104">#include &lt;string.h&gt;</text:p>
            <text:p text:style-name="P104">#include &lt;fstream&gt;</text:p>
            <text:p text:style-name="P104">#include &lt;vector&gt;</text:p>
            <text:p text:style-name="P107"/>
            <text:p text:style-name="P104">using namespace std;</text:p>
            <text:p text:style-name="P107"><text:soft-page-break/></text:p>
            <text:p text:style-name="P104">unsigned long long nProcess = 1;</text:p>
            <text:p text:style-name="P104">sem_t semaphore;</text:p>
            <text:p text:style-name="P107"/>
            <text:p text:style-name="P104">typedef struct {</text:p>
            <text:p text:style-name="P104">vector&lt;long long&gt;::iterator l;</text:p>
            <text:p text:style-name="P104">vector&lt;long long&gt;::iterator r;</text:p>
            <text:p text:style-name="P104">bool inv;</text:p>
            <text:p text:style-name="P104">} Data;</text:p>
            <text:p text:style-name="P123"/>
            <text:p text:style-name="P104">void* bitseqsort(void *thdata) {</text:p>
            <text:p text:style-name="P107"/>
            <text:p text:style-name="P104">Data *data = new Data;</text:p>
            <text:p text:style-name="P104">data-&gt;l = ((Data*)(thdata))-&gt;l;</text:p>
            <text:p text:style-name="P104">data-&gt;r = ((Data*)(thdata))-&gt;r;</text:p>
            <text:p text:style-name="P104">data-&gt;inv = ((Data*)(thdata))-&gt;inv;</text:p>
            <text:p text:style-name="P107"/>
            <text:p text:style-name="P104">if (data-&gt;r - data-&gt;l &lt; 1)</text:p>
            <text:p text:style-name="P104">return NULL;</text:p>
            <text:p text:style-name="P107">    <text:span text:style-name="T34">vector&lt;long long&gt;::iterator m = data-&gt;l + (data-&gt;r - data-&gt;l) / 2 ;</text:span></text:p>
            <text:p text:style-name="P107"/>
            <text:p text:style-name="P107">    <text:span text:style-name="T34">for (vector&lt;long long&gt;::iterator i = data-&gt;l, j = m+1; i &lt;= m &amp;&amp; j &lt;= data-&gt;r; i++, j++) {</text:span></text:p>
            <text:p text:style-name="P107">        <text:span text:style-name="T34">if (!data-&gt;inv){</text:span></text:p>
            <text:p text:style-name="P104">if (*i &gt; *j){</text:p>
            <text:p text:style-name="P104">swap(*i, *j);</text:p>
            <text:p text:style-name="P104">}</text:p>
            <text:p text:style-name="P104">} else {</text:p>
            <text:p text:style-name="P104">if (*i &lt; *j){</text:p>
            <text:p text:style-name="P104">swap(*i, *j);</text:p>
            <text:p text:style-name="P104">}</text:p>
            <text:p text:style-name="P104">} </text:p>
            <text:p text:style-name="P107">    <text:span text:style-name="T34">}</text:span></text:p>
            <text:p text:style-name="P107"/>
            <text:p text:style-name="P104">Data *putl = new Data;</text:p>
            <text:p text:style-name="P104">putl-&gt;l = data-&gt;l;</text:p>
            <text:p text:style-name="P104">putl-&gt;r = m;</text:p>
            <text:p text:style-name="P104">putl-&gt;inv = data-&gt;inv;</text:p>
            <text:p text:style-name="P107"/>
            <text:p text:style-name="P104">Data *putr = new Data;</text:p>
            <text:p text:style-name="P104">putr-&gt;l = m+1;</text:p>
            <text:p text:style-name="P104">putr-&gt;r = data-&gt;r;</text:p>
            <text:p text:style-name="P104">putr-&gt;inv = data-&gt;inv;</text:p>
            <text:p text:style-name="P107"/>
            <text:p text:style-name="P104">int curProc;</text:p>
            <text:p text:style-name="P104">sem_getvalue(&amp;semaphore, &amp;curProc);</text:p>
            <text:p text:style-name="P104">//cout &lt;&lt; "Sema: " &lt;&lt; curProc &lt;&lt; endl;</text:p>
            <text:p text:style-name="P107"/>
            <text:p text:style-name="P104">if(curProc == 0){</text:p>
            <text:p text:style-name="P104">bitseqsort(putl);</text:p>
            <text:p text:style-name="P104">bitseqsort(putr);</text:p>
            <text:p text:style-name="P104">} else {</text:p>
            <text:p text:style-name="P104"><text:soft-page-break/>pthread_t thread_pid;</text:p>
            <text:p text:style-name="P104">pthread_attr_t attr;</text:p>
            <text:p text:style-name="P104">pthread_attr_init(&amp;attr);</text:p>
            <text:p text:style-name="P104">pthread_attr_setscope(&amp;attr, PTHREAD_SCOPE_PROCESS);</text:p>
            <text:p text:style-name="P123"/>
            <text:p text:style-name="P104">sem_wait(&amp;semaphore);</text:p>
            <text:p text:style-name="P107"/>
            <text:p text:style-name="P104">if(pthread_create(&amp;thread_pid, NULL, bitseqsort, putl)) {</text:p>
            <text:p text:style-name="P104">cout &lt;&lt; "ERROR creating thread" &lt;&lt; endl;</text:p>
            <text:p text:style-name="P104">exit(1);</text:p>
            <text:p text:style-name="P104">}</text:p>
            <text:p text:style-name="P104">bitseqsort(putr);</text:p>
            <text:p text:style-name="P104">if(pthread_join(thread_pid, NULL)) {</text:p>
            <text:p text:style-name="P104">cout &lt;&lt; "ERROR joining thread" &lt;&lt; endl;</text:p>
            <text:p text:style-name="P104">exit(1);</text:p>
            <text:p text:style-name="P104">}</text:p>
            <text:p text:style-name="P104">sem_post(&amp;semaphore);</text:p>
            <text:p text:style-name="P104">}</text:p>
            <text:p text:style-name="P107"/>
            <text:p text:style-name="P104">delete data;</text:p>
            <text:p text:style-name="P104">delete putl;</text:p>
            <text:p text:style-name="P104">delete putr;</text:p>
            <text:p text:style-name="P104">return NULL;</text:p>
            <text:p text:style-name="P104">}</text:p>
            <text:p text:style-name="P107"/>
            <text:p text:style-name="P104">void* makebitonic(void* thdata);</text:p>
            <text:p text:style-name="P107"/>
            <text:p text:style-name="P104">void* make_n_sort(void *thdata) {</text:p>
            <text:p text:style-name="P104">Data *data = new Data;</text:p>
            <text:p text:style-name="P104">data-&gt;l = ((Data*)(thdata))-&gt;l;</text:p>
            <text:p text:style-name="P104">data-&gt;r = ((Data*)(thdata))-&gt;r;</text:p>
            <text:p text:style-name="P104">data-&gt;inv = ((Data*)(thdata))-&gt;inv;</text:p>
            <text:p text:style-name="P107"/>
            <text:p text:style-name="P104">makebitonic(data);</text:p>
            <text:p text:style-name="P107">    <text:span text:style-name="T34">bitseqsort(data);</text:span></text:p>
            <text:p text:style-name="P104">delete data;</text:p>
            <text:p text:style-name="P104">return NULL;</text:p>
            <text:p text:style-name="P104">}</text:p>
            <text:p text:style-name="P123"/>
            <text:p text:style-name="P104">// делает послдовательность битонной</text:p>
            <text:p text:style-name="P104">// дозаполняем ее элементами больше максимального, не влияет на ассимптотику</text:p>
            <text:p text:style-name="P104">void* makebitonic(void* thdata) {</text:p>
            <text:p text:style-name="P104">Data *data = new Data;</text:p>
            <text:p text:style-name="P104">data-&gt;l = ((Data*)(thdata))-&gt;l;</text:p>
            <text:p text:style-name="P104">data-&gt;r = ((Data*)(thdata))-&gt;r;</text:p>
            <text:p text:style-name="P104">data-&gt;inv = ((Data*)(thdata))-&gt;inv;</text:p>
            <text:p text:style-name="P123"/>
            <text:p text:style-name="P107">    <text:span text:style-name="T34">if (data-&gt;r - data-&gt;l &lt;= 1) {</text:span></text:p>
            <text:p text:style-name="P104">return NULL;</text:p>
            <text:p text:style-name="P104"><text:soft-page-break/>}</text:p>
            <text:p text:style-name="P107"/>
            <text:p text:style-name="P104">// находим центр</text:p>
            <text:p text:style-name="P107">    <text:span text:style-name="T34">vector&lt;long long&gt;::iterator m = data-&gt;l + (data-&gt;r - data-&gt;l) / 2;</text:span></text:p>
            <text:p text:style-name="P107"/>
            <text:p text:style-name="P104">Data *putL = new Data;</text:p>
            <text:p text:style-name="P104">putL-&gt;l = data-&gt;l;</text:p>
            <text:p text:style-name="P104">putL-&gt;r = m;</text:p>
            <text:p text:style-name="P104">putL-&gt;inv = 0;</text:p>
            <text:p text:style-name="P104">Data *putR = new Data;</text:p>
            <text:p text:style-name="P104">putR-&gt;l = m+1;</text:p>
            <text:p text:style-name="P104">putR-&gt;r = data-&gt;r;</text:p>
            <text:p text:style-name="P104">putR-&gt;inv = 1;</text:p>
            <text:p text:style-name="P104">int curProc;</text:p>
            <text:p text:style-name="P104">sem_getvalue(&amp;semaphore, &amp;curProc);</text:p>
            <text:p text:style-name="P104">if(curProc == 0){</text:p>
            <text:p text:style-name="P104">make_n_sort(putL);</text:p>
            <text:p text:style-name="P104">make_n_sort(putR);</text:p>
            <text:p text:style-name="P104">} else {</text:p>
            <text:p text:style-name="P107"/>
            <text:p text:style-name="P104">pthread_t thread_pid;</text:p>
            <text:p text:style-name="P104">pthread_attr_t attr;</text:p>
            <text:p text:style-name="P104">pthread_attr_init(&amp;attr);</text:p>
            <text:p text:style-name="P104">pthread_attr_setscope(&amp;attr,PTHREAD_SCOPE_PROCESS);</text:p>
            <text:p text:style-name="P107"/>
            <text:p text:style-name="P104">sem_wait(&amp;semaphore); // отнимает, если может</text:p>
            <text:p text:style-name="P104">if(pthread_create(&amp;thread_pid, NULL, make_n_sort, putL)) {</text:p>
            <text:p text:style-name="P104">cout &lt;&lt; "ERROR creating thread" &lt;&lt; endl;</text:p>
            <text:p text:style-name="P104">exit(1);</text:p>
            <text:p text:style-name="P104">}</text:p>
            <text:p text:style-name="P123"/>
            <text:p text:style-name="P104">make_n_sort(putR);</text:p>
            <text:p text:style-name="P107"/>
            <text:p text:style-name="P104">if(pthread_join(thread_pid, NULL)) {</text:p>
            <text:p text:style-name="P104">cout &lt;&lt; "ERROR joining thread" &lt;&lt; endl;</text:p>
            <text:p text:style-name="P104">exit(1);</text:p>
            <text:p text:style-name="P104">}</text:p>
            <text:p text:style-name="P107"/>
            <text:p text:style-name="P104">sem_post(&amp;semaphore);</text:p>
            <text:p text:style-name="P104">}</text:p>
            <text:p text:style-name="P107"/>
            <text:p text:style-name="P104">delete data;</text:p>
            <text:p text:style-name="P104">delete putL;</text:p>
            <text:p text:style-name="P104">delete putR;</text:p>
            <text:p text:style-name="P104">return NULL;</text:p>
            <text:p text:style-name="P104">}</text:p>
            <text:p text:style-name="P107"/>
            <text:p text:style-name="P104">void bitonicsort(vector&lt;long long&gt; &amp;a) {</text:p>
            <text:p text:style-name="P107">    </text:p>
            <text:p text:style-name="P107">    <text:span text:style-name="T34">vector&lt;long long&gt;::iterator max;</text:span></text:p>
            <text:p text:style-name="P104">max = std::max_element(a.begin(), a.end());</text:p>
            <text:p text:style-name="P104"><text:soft-page-break/>long long nmax = *max + 1;</text:p>
            <text:p text:style-name="P104">long long n = 1;</text:p>
            <text:p text:style-name="P107">    <text:span text:style-name="T34">while (n &lt; a.end() - a.begin()) n *= 2;</text:span></text:p>
            <text:p text:style-name="P107"/>
            <text:p text:style-name="P104">unsigned long long N = n;</text:p>
            <text:p text:style-name="P107"/>
            <text:p text:style-name="P107">    <text:span text:style-name="T34">while (a.size() &lt; N) a.push_back(nmax); // дозаполнение элементов</text:span></text:p>
            <text:p text:style-name="P107"/>
            <text:p text:style-name="P104">Data *put = new Data;</text:p>
            <text:p text:style-name="P104">put-&gt;l = a.begin();</text:p>
            <text:p text:style-name="P104">put-&gt;r = a.end() - 1;</text:p>
            <text:p text:style-name="P104">put-&gt;inv = 0;</text:p>
            <text:p text:style-name="P107"/>
            <text:p text:style-name="P107">    <text:span text:style-name="T34">makebitonic(put);</text:span></text:p>
            <text:p text:style-name="P107">    <text:span text:style-name="T34">bitseqsort(put);</text:span></text:p>
            <text:p text:style-name="P107"/>
            <text:p text:style-name="P104">// чистим </text:p>
            <text:p text:style-name="P104">// расчет на сортировку по возрастанию</text:p>
            <text:p text:style-name="P104">while(*(a.end()-1) == ((nmax))){</text:p>
            <text:p text:style-name="P104">a.pop_back();</text:p>
            <text:p text:style-name="P104">}</text:p>
            <text:p text:style-name="P107"/>
            <text:p text:style-name="P104">delete put;</text:p>
            <text:p text:style-name="P104">}</text:p>
            <text:p text:style-name="P107"/>
            <text:p text:style-name="P104">int main(int argc, char* argv[]) {</text:p>
            <text:p text:style-name="P107"/>
            <text:p text:style-name="P104">// проверка входных данных</text:p>
            <text:p text:style-name="P104">if (argc &lt;= 1) {</text:p>
            <text:p text:style-name="P104">fprintf(stderr, "No file detected.\n");</text:p>
            <text:p text:style-name="P104">exit(1); </text:p>
            <text:p text:style-name="P104">} else if(argc == 2 &amp;&amp; strcmp(argv[1], "-p") == 0) {</text:p>
            <text:p text:style-name="P104">fprintf(stderr, "Enter number of threads.\n");</text:p>
            <text:p text:style-name="P104">exit(1);</text:p>
            <text:p text:style-name="P104">} else if(argc == 3) {</text:p>
            <text:p text:style-name="P104">fprintf(stderr, "No file detected.\n");</text:p>
            <text:p text:style-name="P104">exit(1);</text:p>
            <text:p text:style-name="P104">}</text:p>
            <text:p text:style-name="P107"/>
            <text:p text:style-name="P104">// составление кол-ва потоков и открытие файла</text:p>
            <text:p text:style-name="P104">nProcess = 0;</text:p>
            <text:p text:style-name="P104">int fil = 1; // определяет положение файла</text:p>
            <text:p text:style-name="P104">if(strcmp(argv[1], "-p") == 0){</text:p>
            <text:p text:style-name="P104">nProcess = atoi(argv[2]);</text:p>
            <text:p text:style-name="P104">fil = 3;</text:p>
            <text:p text:style-name="P104">}</text:p>
            <text:p text:style-name="P107"/>
            <text:p text:style-name="P104">ifstream fin(argv[fil]);</text:p>
            <text:p text:style-name="P104">if (!fin.is_open()){</text:p>
            <text:p text:style-name="P104">fprintf(stderr, "Cannot open file.\n");</text:p>
            <text:p text:style-name="P104">exit(2);</text:p>
            <text:p text:style-name="P104">}</text:p>
            <text:p text:style-name="P104"><text:soft-page-break/>long long kol= 0;</text:p>
            <text:p text:style-name="P104">fin &gt;&gt; kol;</text:p>
            <text:p text:style-name="P104">vector&lt;long long&gt; a(kol);</text:p>
            <text:p text:style-name="P104">for(long long i = 0; i &lt; kol; i++)</text:p>
            <text:p text:style-name="P104">fin &gt;&gt; a[i];</text:p>
            <text:p text:style-name="P104">sem_init(&amp;semaphore, 0, nProcess-1);</text:p>
            <text:p text:style-name="P104">bitonicsort(a);</text:p>
            <text:p text:style-name="P104">sem_destroy(&amp;semaphore); </text:p>
            <text:p text:style-name="P107"/>
            <text:p text:style-name="P104">ofstream fout("out.txt");</text:p>
            <text:p text:style-name="P104">if (!fout.is_open()){</text:p>
            <text:p text:style-name="P104">fprintf(stderr, "Cannot open file.\n");</text:p>
            <text:p text:style-name="P104">exit(2);</text:p>
            <text:p text:style-name="P104">} </text:p>
            <text:p text:style-name="P104">for(unsigned int i = 0; i &lt; a.size(); i++){</text:p>
            <text:p text:style-name="P104">fout &lt;&lt; a[i] &lt;&lt; " ";</text:p>
            <text:p text:style-name="P104">if ( i%10 == 0 ){</text:p>
            <text:p text:style-name="P104">fout &lt;&lt; endl;</text:p>
            <text:p text:style-name="P104">}</text:p>
            <text:p text:style-name="P104">}</text:p>
            <text:p text:style-name="P104">cout &lt;&lt; endl;</text:p>
            <text:p text:style-name="P107"/>
            <text:p text:style-name="P104">return 0;</text:p>
            <text:p text:style-name="P104">}</text:p>
            <text:p text:style-name="P142"/>
          </table:table-cell>
        </table:table-row>
      </table:table>
      <text:p text:style-name="P82"><text:tab/></text:p>
      <text:p text:style-name="P89">Выводы</text:p>
      <text:p text:style-name="P89"><text:span text:style-name="T36"><text:tab/>В лабораторной работе номер 3 были всего две сложные вещи: правильно написать битоническую сортировку и организовать одновременную работу 8 потоков. </text:span><text:span text:style-name="T35">Так как поток позволяет запускать только функции вида </text:span></text:p>
      <text:p text:style-name="P77"><text:span text:style-name="T10">void* threadFunc(void* thread_data){</text:span><text:span text:style-name="T11">}</text:span><text:span text:style-name="T12">, </text:span><text:span text:style-name="T11">то пришлось каждый раз преобразовывать аргументы в нормальный вид конструкциями типа </text:span></text:p>
      <text:p text:style-name="P96"><text:span text:style-name="T33">Data *data = new Data; <text:s/></text:span>data-&gt;l = ((Data*)(thdata))→l.</text:p>
      <text:p text:style-name="P86"><text:span text:style-name="T30"><text:tab/>И только потом запускать поток, используя локальные скопированные данные. </text:span><text:span text:style-name="T31">Для шаблона запуска потока был выбран вариант запуска одной половины в потоке. Это оказался наиболее надежным и читабельным (относительно кода) <text:s/>вариантом. Также</text:span><text:span text:style-name="T30">, для наглядности и простоты кода было принято решение ввести итераторы и осуществлять все операции именно через них (речь идет о swap и max).</text:span></text:p>
      <text:p text:style-name="P86"><text:span text:style-name="T30"/></text:p>
      <text:p text:style-name="P25"><text:soft-page-break/>Московский Авиационный Институт</text:p>
      <text:p text:style-name="P25">(Национальный Исследовательский Университет)</text:p>
      <text:p text:style-name="P11"/>
      <text:p text:style-name="P25">Кафедра 806 «Вычислительная математика и программирование»</text:p>
      <text:p text:style-name="P25">Факультет «Прикладная математика и физика»</text:p>
      <text:p text:style-name="P29">Дисциплина «О<text:span text:style-name="T42">перационные системы</text:span>»</text:p>
      <text:p text:style-name="P11"/>
      <text:p text:style-name="P11"/>
      <text:p text:style-name="P11"/>
      <text:p text:style-name="P11"/>
      <text:p text:style-name="P11"/>
      <text:p text:style-name="P4"><text:span text:style-name="T1">Лабораторная работа № </text:span><text:span text:style-name="T5">4</text:span></text:p>
      <text:p text:style-name="P4"><text:span text:style-name="T1"/></text:p>
      <text:p text:style-name="P11"/>
      <text:p text:style-name="P11"/>
      <text:p text:style-name="P11"/>
      <text:p text:style-name="P11"/>
      <text:p text:style-name="P11"/>
      <text:p text:style-name="P11"/>
      <text:p text:style-name="P11"/>
      <text:p text:style-name="P11"/>
      <text:p text:style-name="P11"/>
      <text:p text:style-name="P68">Группа М80-206Б-17 <text:s text:c="2"/></text:p>
      <text:p text:style-name="P74">Студент: Семенов Денис Владиславович <text:s text:c="2"/></text:p>
      <text:p text:style-name="P18"><text:span text:style-name="T1">Преподаватель: </text:span><text:span text:style-name="T2">Миронов Евгений Сергеевич</text:span></text:p>
      <text:p text:style-name="P74"/>
      <text:p text:style-name="P11"/>
      <text:p text:style-name="P11"/>
      <text:p text:style-name="P11"/>
      <text:p text:style-name="P36">Москва 2018</text:p>
      <text:p text:style-name="P54"><text:soft-page-break/>Лабораторная работа №4</text:p>
      <text:p text:style-name="P54"/>
      <text:p text:style-name="P90">Цель работы</text:p>
      <text:p text:style-name="P83">Приобретение практических навыков в:</text:p>
      <text:list xml:id="list2921428682097554317" text:style-name="L3">
        <text:list-item>
          <text:p text:style-name="P84">Освоение принципов работы с файловыми системами</text:p>
        </text:list-item>
        <text:list-item>
          <text:p text:style-name="P84">Обеспечение обмена данных между процессами посредством технологии «File mapping»</text:p>
          <text:p text:style-name="P84"/>
        </text:list-item>
      </text:list>
      <text:p text:style-name="P85"><text:span text:style-name="T32">Задание</text:span><text:line-break/><text:line-break/><text:tab/>Составить и отладить программу на языке Си, осуществляющую работу с процессами и взаимодействие между ними в одной из двух операционных систем. В результате работы программа (основной процесс) должен создать для решение задачи один или несколько дочерних процессов. Взаимодействие между процессами осуществляется через системные сигналы/события и/или через отображаемые файлы (memory-mapped files). Необходимо обрабатывать системные ошибки, которые могут возникнуть в результате работы.</text:p>
      <text:p text:style-name="P85"/>
      <text:p text:style-name="P90">Вариант задания:</text:p>
      <text:p text:style-name="P83"><text:tab/>Программа позволяющая перенаправлять стандартный вывод. На вход программе подается имя выходного файла. Далее программа должна принимать различные команды интерпретатора команд и весь их вывод перенаправлять в файл.</text:p>
      <text:p text:style-name="P83"/>
      <text:p text:style-name="P90">Код</text:p>
      <table:table table:name="Таблица3" table:style-name="Таблица3">
        <table:table-column table:style-name="Таблица3.A"/>
        <table:table-row table:style-name="Таблица3.1">
          <table:table-cell table:style-name="Таблица3.A1" office:value-type="string">
            <text:p text:style-name="P100">#include &lt;unistd.h&gt;</text:p>
            <text:p text:style-name="P103">#include &lt;stdlib.h&gt;</text:p>
            <text:p text:style-name="P103">#include &lt;stdio.h&gt;</text:p>
            <text:p text:style-name="P103">#include &lt;sys/wait.h&gt;</text:p>
            <text:p text:style-name="P103">#include &lt;sys/types.h&gt;</text:p>
            <text:p text:style-name="P103">#include &lt;errno.h&gt;</text:p>
            <text:p text:style-name="P103">#include &lt;string.h&gt;</text:p>
            <text:p text:style-name="P103">#include &lt;stdbool.h&gt;</text:p>
            <text:p text:style-name="P103"><text:soft-page-break/>#include &lt;fcntl.h&gt;</text:p>
            <text:p text:style-name="P103">#include &lt;sys/mman.h&gt;</text:p>
            <text:p text:style-name="P103">#include &lt;signal.h&gt;</text:p>
            <text:p text:style-name="P106"/>
            <text:p text:style-name="P103">/*</text:p>
            <text:p text:style-name="P103">В родиетльском процессе мы считываем команды и преоразуем,</text:p>
            <text:p text:style-name="P103">в дочернем записываем все в файл</text:p>
            <text:p text:style-name="P103">*/</text:p>
            <text:p text:style-name="P106"/>
            <text:p text:style-name="P103">typedef struct{</text:p>
            <text:p text:style-name="P103">char buffer[2][1024];</text:p>
            <text:p text:style-name="P103">} RECORD;</text:p>
            <text:p text:style-name="P124"/>
            <text:p text:style-name="P103">int main(int argc, char* argv[]) {</text:p>
            <text:p text:style-name="P103">if (argc == 1) {</text:p>
            <text:p text:style-name="P103">fprintf(stderr, "No file detected.\n");</text:p>
            <text:p text:style-name="P103">exit(1); // ошибка в подготовке</text:p>
            <text:p text:style-name="P103">}</text:p>
            <text:p text:style-name="P106"/>
            <text:p text:style-name="P103">int status;</text:p>
            <text:p text:style-name="P103">pid_t pid;</text:p>
            <text:p text:style-name="P103">int rv;</text:p>
            <text:p text:style-name="P106"/>
            <text:p text:style-name="P103">RECORD *mapped;</text:p>
            <text:p text:style-name="P106"/>
            <text:p text:style-name="P103">int fd = open(argv[1], O_CREAT|O_WRONLY, S_IWUSR|S_IRUSR);</text:p>
            <text:p text:style-name="P106"/>
            <text:p text:style-name="P103">int f = open("record", O_RDWR | O_CREAT, S_IWUSR|S_IRUSR);</text:p>
            <text:p text:style-name="P106"/>
            <text:p text:style-name="P103">posix_fallocate(f, 0, sizeof(RECORD));</text:p>
            <text:p text:style-name="P106"/>
            <text:p text:style-name="P103">mapped = (RECORD*)mmap(0, sizeof(RECORD), PROT_READ | PROT_WRITE, MAP_SHARED, f, 0);</text:p>
            <text:p text:style-name="P106"/>
            <text:p text:style-name="P103">sigset_t set;</text:p>
            <text:p text:style-name="P103">int sig;</text:p>
            <text:p text:style-name="P103">int *sigptr = &amp;sig;</text:p>
            <text:p text:style-name="P103">int ret_val;</text:p>
            <text:p text:style-name="P103">sigemptyset(&amp;set);</text:p>
            <text:p text:style-name="P103">sigaddset(&amp;set, SIGUSR1);</text:p>
            <text:p text:style-name="P103">sigprocmask(SIG_BLOCK, &amp;set, NULL);</text:p>
            <text:p text:style-name="P106"/>
            <text:p text:style-name="P103">switch (pid = fork()) {</text:p>
            <text:p text:style-name="P103">case -1:</text:p>
            <text:p text:style-name="P103">{</text:p>
            <text:p text:style-name="P103">perror("cannot fork \n");</text:p>
            <text:p text:style-name="P103">exit(1); // ошибка в подготовке</text:p>
            <text:p text:style-name="P103">}</text:p>
            <text:p text:style-name="P103">case 0:</text:p>
            <text:p text:style-name="P103">{</text:p>
            <text:p text:style-name="P103">//процесс - ребенок</text:p>
            <text:p text:style-name="P103"><text:soft-page-break/>while (true) {</text:p>
            <text:p text:style-name="P103">// wait signal</text:p>
            <text:p text:style-name="P103">ret_val = sigwait(&amp;set, sigptr);</text:p>
            <text:p text:style-name="P106"/>
            <text:p text:style-name="P103">if(ret_val == -1){</text:p>
            <text:p text:style-name="P103">perror("sigwait failed\n");</text:p>
            <text:p text:style-name="P103">} else {</text:p>
            <text:p text:style-name="P103">if(*sigptr == SIGUSR1){</text:p>
            <text:p text:style-name="P103">if (strcmp((*mapped).buffer[0], "exit") == 0) break;</text:p>
            <text:p text:style-name="P103">pid_t exec_pid;</text:p>
            <text:p text:style-name="P103">int exec_back;</text:p>
            <text:p text:style-name="P103">switch (exec_pid = fork()) {</text:p>
            <text:p text:style-name="P103">case -1:</text:p>
            <text:p text:style-name="P103">{</text:p>
            <text:p text:style-name="P103">perror("cannot fork\n");</text:p>
            <text:p text:style-name="P103">exit(1); // ошибка в подготовке</text:p>
            <text:p text:style-name="P103">}</text:p>
            <text:p text:style-name="P103">case 0:</text:p>
            <text:p text:style-name="P103">{</text:p>
            <text:p text:style-name="P103">dup2(fd, STDOUT_FILENO);</text:p>
            <text:p text:style-name="P103">if ((*mapped).buffer[1][0] != '\0'){</text:p>
            <text:p text:style-name="P103">execlp((*mapped).buffer[0],(*mapped).buffer[0], (*mapped).buffer[1], (char*)NULL);</text:p>
            <text:p text:style-name="P103">} else {</text:p>
            <text:p text:style-name="P103">execlp((*mapped).buffer[0],(*mapped).buffer[0], (char*)NULL);</text:p>
            <text:p text:style-name="P103">}</text:p>
            <text:p text:style-name="P103">dup2(STDOUT_FILENO, fd);</text:p>
            <text:p text:style-name="P103">exit(exec_back);</text:p>
            <text:p text:style-name="P103">}</text:p>
            <text:p text:style-name="P103">default:</text:p>
            <text:p text:style-name="P103">{</text:p>
            <text:p text:style-name="P103">wait(&amp;exec_back);</text:p>
            <text:p text:style-name="P103">fflush(stdout);</text:p>
            <text:p text:style-name="P103">}</text:p>
            <text:p text:style-name="P106"/>
            <text:p text:style-name="P103">} // end switch</text:p>
            <text:p text:style-name="P103">}</text:p>
            <text:p text:style-name="P103">else</text:p>
            <text:p text:style-name="P103">printf("sigwait returned with sig: %d\n", *sigptr);</text:p>
            <text:p text:style-name="P103">}</text:p>
            <text:p text:style-name="P103">} // end while </text:p>
            <text:p text:style-name="P103">wait(&amp;rv);</text:p>
            <text:p text:style-name="P103">}</text:p>
            <text:p text:style-name="P103">default:</text:p>
            <text:p text:style-name="P103">{</text:p>
            <text:p text:style-name="P103">// процесс - родитель</text:p>
            <text:p text:style-name="P103">// происходит преобразование в команду и параметры</text:p>
            <text:p text:style-name="P106"/>
            <text:p text:style-name="P103">char buff[1024];</text:p>
            <text:p text:style-name="P103">char argums[2][1024]; // до 4 аргументов</text:p>
            <text:p text:style-name="P106"/>
            <text:p text:style-name="P103">do {</text:p>
            <text:p text:style-name="P103">bool done = false;</text:p>
            <text:p text:style-name="P103"><text:soft-page-break/>int swords = 0; // количество слов</text:p>
            <text:p text:style-name="P103">int schars= 0; //количество букв в слове</text:p>
            <text:p text:style-name="P103">int achars = 0; // всего букв в строке</text:p>
            <text:p text:style-name="P106"/>
            <text:p text:style-name="P103">for (int i = 0; i &lt; 5; i++){</text:p>
            <text:p text:style-name="P103">for (int j = 0; j &lt; 1024; j++){</text:p>
            <text:p text:style-name="P103">argums[i][j] = '\0';</text:p>
            <text:p text:style-name="P103">}</text:p>
            <text:p text:style-name="P103">}</text:p>
            <text:p text:style-name="P106"/>
            <text:p text:style-name="P103">fgets(buff, sizeof (buff), stdin); </text:p>
            <text:p text:style-name="P103">char c = buff[achars];</text:p>
            <text:p text:style-name="P103">while(!done){</text:p>
            <text:p text:style-name="P103">while(c != ' ' &amp;&amp; c != '\n' &amp;&amp; c != EOF) {</text:p>
            <text:p text:style-name="P103">argums[swords][schars] = c;</text:p>
            <text:p text:style-name="P103">schars++;</text:p>
            <text:p text:style-name="P103">achars++;</text:p>
            <text:p text:style-name="P103">c = buff[achars];</text:p>
            <text:p text:style-name="P103">} </text:p>
            <text:p text:style-name="P103">swords++;</text:p>
            <text:p text:style-name="P103">schars = 0;</text:p>
            <text:p text:style-name="P103">achars++;</text:p>
            <text:p text:style-name="P103">c = buff[achars];</text:p>
            <text:p text:style-name="P103">if (buff[achars] == '\0') done = true;</text:p>
            <text:p text:style-name="P103">}</text:p>
            <text:p text:style-name="P103">argums[5][0] = (char)NULL;</text:p>
            <text:p text:style-name="P106"/>
            <text:p text:style-name="P103">for(int i = 0 ; i &lt; 2; i++){</text:p>
            <text:p text:style-name="P103">for(int j = 0; j &lt; 1024; j++){</text:p>
            <text:p text:style-name="P103">mapped-&gt;buffer[i][j] = argums[i][j];</text:p>
            <text:p text:style-name="P103">}</text:p>
            <text:p text:style-name="P103">}</text:p>
            <text:p text:style-name="P106"/>
            <text:p text:style-name="P103">msync((void*)mapped, sizeof(RECORD), MS_ASYNC);</text:p>
            <text:p text:style-name="P103">status = kill(pid, SIGUSR1 );</text:p>
            <text:p text:style-name="P103">if ( status &lt; 0) </text:p>
            <text:p text:style-name="P103">perror("kill failed");</text:p>
            <text:p text:style-name="P106"/>
            <text:p text:style-name="P103">} while(strcmp(argums[0],"exit") != 0);</text:p>
            <text:p text:style-name="P106"/>
            <text:p text:style-name="P103">exit(rv);</text:p>
            <text:p text:style-name="P103">}</text:p>
            <text:p text:style-name="P103">}</text:p>
            <text:p text:style-name="P103">munmap((void*)mapped, sizeof(RECORD));</text:p>
            <text:p text:style-name="P103">close(fd);</text:p>
            <text:p text:style-name="P103">return 0;</text:p>
            <text:p text:style-name="P106"/>
            <text:p text:style-name="P106"><text:span text:style-name="T34">}</text:span></text:p>
          </table:table-cell>
        </table:table-row>
      </table:table>
      <text:p text:style-name="P83"/>
      <text:p text:style-name="P83"/>
      <text:p text:style-name="P90"><text:soft-page-break/>Выводы</text:p>
      <text:p text:style-name="P110"><text:span text:style-name="T25"><text:tab/></text:span><text:span text:style-name="T26">Так как четвертая работа представляла из себя немного измененную третью, то не составило особого труда ее написать. Нужно было всего лишь заменить передачу параметров не через pipe, а через mmap. </text:span><text:span text:style-name="T27">Используя mmap, мы проецируем наш файл в память и можем работать с ним быстрее, чем с диском.</text:span><text:span text:style-name="T26"> </text:span><text:span text:style-name="T23">File mapping может быть полезен когда необходим доступ к случайным областям очень большого файла, выигрыш происходит за сч</text:span><text:span text:style-name="T24">е</text:span><text:span text:style-name="T23">т отсутствия последовательного считывания. </text:span><text:span text:style-name="T24">Но эта технология не избавляет нас от конкуренции за ресурсами.</text:span><text:span text:style-name="T23"> </text:span><text:span text:style-name="T24">О</text:span><text:span text:style-name="T23">бщую память нужно синхронизировать при попытки обращения к ней.</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6"><text:soft-page-break/>Московский Авиационный Институт</text:p>
      <text:p text:style-name="P26">(Национальный Исследовательский Университет)</text:p>
      <text:p text:style-name="P12"/>
      <text:p text:style-name="P26">Кафедра 806 «Вычислительная математика и программирование»</text:p>
      <text:p text:style-name="P26">Факультет «Прикладная математика и физика»</text:p>
      <text:p text:style-name="P29">Дисциплина «О<text:span text:style-name="T42">перационные системы</text:span>»</text:p>
      <text:p text:style-name="P12"/>
      <text:p text:style-name="P12"/>
      <text:p text:style-name="P12"/>
      <text:p text:style-name="P12"/>
      <text:p text:style-name="P12"/>
      <text:p text:style-name="P5"><text:span text:style-name="T1">Лабораторная работа № </text:span><text:span text:style-name="T13">5</text:span></text:p>
      <text:p text:style-name="P5"><text:span text:style-name="T1"/></text:p>
      <text:p text:style-name="P12"/>
      <text:p text:style-name="P12"/>
      <text:p text:style-name="P12"/>
      <text:p text:style-name="P12"/>
      <text:p text:style-name="P12"/>
      <text:p text:style-name="P12"/>
      <text:p text:style-name="P12"/>
      <text:p text:style-name="P12"/>
      <text:p text:style-name="P12"/>
      <text:p text:style-name="P69">Группа М80-206Б-17 <text:s text:c="2"/></text:p>
      <text:p text:style-name="P75">Студент: Семенов Денис Владиславович <text:s text:c="2"/></text:p>
      <text:p text:style-name="P19"><text:span text:style-name="T1">Преподаватель: </text:span><text:span text:style-name="T2">Миронов Евгений Сергеевич</text:span></text:p>
      <text:p text:style-name="P75"/>
      <text:p text:style-name="P12"/>
      <text:p text:style-name="P12"/>
      <text:p text:style-name="P12"/>
      <text:p text:style-name="P37">Москва 2018</text:p>
      <text:p text:style-name="P54"><text:soft-page-break/>Лабораторная работа №5</text:p>
      <text:p text:style-name="P129"><text:span text:style-name="T32">Цель работы</text:span><text:line-break/>Целью является приобретение практических навыков в:</text:p>
      <text:list xml:id="list8368480253756680290" text:style-name="L4">
        <text:list-item>
          <text:p text:style-name="P135">Создание динамических библиотек</text:p>
        </text:list-item>
        <text:list-item>
          <text:p text:style-name="P135">Создание программ, которые используют функции динамических библиотек</text:p>
        </text:list-item>
      </text:list>
      <text:p text:style-name="P134"><text:span text:style-name="T18"><text:line-break/>Задание</text:span><text:span text:style-name="T6"><text:line-break/><text:line-break/><text:tab/>Требуется создать динамическую библиотеку, которая реализует определенный функционал. Далее использовать данную библиотеку 2-мя способами: </text:span><text:span text:style-name="T13">в</text:span><text:span text:style-name="T6">о время компиляции (на этапе «линковки»/linking) </text:span><text:span text:style-name="T13">и в</text:span><text:span text:style-name="T6">о время исполнения программы, подгрузив библиотеку в память с помощью системных вызовов. В конечном итоге, программа должна состоять из следующих частей:<text:line-break/></text:span><text:span text:style-name="T13">д</text:span><text:span text:style-name="T6">инамическая библиотека, реализующая заданных вариантом интерфейс;<text:line-break/></text:span><text:span text:style-name="T14">т</text:span><text:span text:style-name="T6">естовая программа, которая используют библиотеку, используя знания полученные на этапе компиляции; </text:span><text:span text:style-name="T15">т</text:span><text:span text:style-name="T6">естовая программа, которая использует библиотеку, используя только местоположение динамической библиотеки и ее интерфейс. Провести анализ между обоими типами использования библиотеки.</text:span></text:p>
      <text:p text:style-name="P136"><text:line-break/><text:span text:style-name="T32">Структура данных, с которой должна обеспечивать работу библиотека:</text:span><text:line-break/>Работа с очередью<text:line-break/><text:span text:style-name="T32">Тип данных, используемый структурой:</text:span><text:line-break/>Вещественный 64-битный</text:p>
      <text:p text:style-name="P139">Код </text:p>
      <text:p text:style-name="P136"/>
      <table:table table:name="Таблица4" table:style-name="Таблица4">
        <table:table-column table:style-name="Таблица4.A"/>
        <table:table-row>
          <table:table-cell table:style-name="Таблица4.A1" office:value-type="string">
            <text:p text:style-name="P100">#include &lt;stdlib.h&gt;</text:p>
            <text:p text:style-name="P103">#include &lt;stdio.h&gt;</text:p>
            <text:p text:style-name="P103">#include "queue.h"</text:p>
            <text:p text:style-name="P106"><text:soft-page-break/></text:p>
            <text:p text:style-name="P103">int main(){</text:p>
            <text:p text:style-name="P103">queue *q = create();</text:p>
            <text:p text:style-name="P103">push(q, 9.5);</text:p>
            <text:p text:style-name="P103">push(q, 8.5);</text:p>
            <text:p text:style-name="P103">print(q);</text:p>
            <text:p text:style-name="P103">printf("%f\n",pop(q) );</text:p>
            <text:p text:style-name="P103">destroy(q);</text:p>
            <text:p text:style-name="P103">}</text:p>
            <text:p text:style-name="P141"/>
          </table:table-cell>
        </table:table-row>
      </table:table>
      <text:p text:style-name="P136"/>
      <table:table table:name="Таблица5" table:style-name="Таблица5">
        <table:table-column table:style-name="Таблица5.A"/>
        <table:table-row>
          <table:table-cell table:style-name="Таблица5.A1" office:value-type="string">
            <text:p text:style-name="P102">#include &lt;stdlib.h&gt;</text:p>
            <text:p text:style-name="P105">#include &lt;stdio.h&gt;</text:p>
            <text:p text:style-name="P105">#include &lt;stdbool.h&gt;</text:p>
            <text:p text:style-name="P105">#include "queue.h"</text:p>
            <text:p text:style-name="P105">#include &lt;dlfcn.h&gt;</text:p>
            <text:p text:style-name="P126"><text:line-break/></text:p>
            <text:p text:style-name="P105">int main(){</text:p>
            <text:p text:style-name="P105">void *dl_handle = dlopen("/home/denis/labs_3sem/labs_os/5lab/libqueue.so", RTLD_LAZY );</text:p>
            <text:p text:style-name="P108"/>
            <text:p text:style-name="P105">if (!dl_handle) {</text:p>
            <text:p text:style-name="P105">printf( "!!! %s\n", dlerror() );</text:p>
            <text:p text:style-name="P105">return 0;</text:p>
            <text:p text:style-name="P105">}</text:p>
            <text:p text:style-name="P105">queue *(*func_create)(void) = dlsym( dl_handle, "create" );</text:p>
            <text:p text:style-name="P105">char *error = dlerror();</text:p>
            <text:p text:style-name="P105">if (error != NULL) {</text:p>
            <text:p text:style-name="P105">printf( "!!! %s\n", error );</text:p>
            <text:p text:style-name="P105">return 0;</text:p>
            <text:p text:style-name="P105">}</text:p>
            <text:p text:style-name="P108"/>
            <text:p text:style-name="P105">bool (*func_push)(queue *q, const double var) = dlsym( dl_handle, "push" );</text:p>
            <text:p text:style-name="P105">error = dlerror();</text:p>
            <text:p text:style-name="P105">if (error != NULL) {</text:p>
            <text:p text:style-name="P105">printf( "!!! %s\n", error );</text:p>
            <text:p text:style-name="P105">return 0;</text:p>
            <text:p text:style-name="P105">}</text:p>
            <text:p text:style-name="P108"/>
            <text:p text:style-name="P105">void (*func_print)(const queue *q) = dlsym( dl_handle, "print" );</text:p>
            <text:p text:style-name="P105">error = dlerror();</text:p>
            <text:p text:style-name="P105">if (error != NULL) {</text:p>
            <text:p text:style-name="P105">printf( "!!! %s\n", error );</text:p>
            <text:p text:style-name="P105">return 0;</text:p>
            <text:p text:style-name="P105">} </text:p>
            <text:p text:style-name="P125"/>
            <text:p text:style-name="P105">queue *q = (*func_create)();</text:p>
            <text:p text:style-name="P105">(*func_push)(q, 9.5);</text:p>
            <text:p text:style-name="P105"><text:soft-page-break/>//push(q, 9.5);</text:p>
            <text:p text:style-name="P105">//push(q, 8.5);</text:p>
            <text:p text:style-name="P105">(*func_print)(q);</text:p>
            <text:p text:style-name="P105">//print(q);</text:p>
            <text:p text:style-name="P105">//printf("%f\n",pop(q) );</text:p>
            <text:p text:style-name="P105">//destroy(q);</text:p>
            <text:p text:style-name="P108"/>
            <text:p text:style-name="P105">dlclose(dl_handle);</text:p>
            <text:p text:style-name="P105">return 0;</text:p>
            <text:p text:style-name="P105">}</text:p>
          </table:table-cell>
        </table:table-row>
      </table:table>
      <text:p text:style-name="P136"/>
      <table:table table:name="Таблица6" table:style-name="Таблица6">
        <table:table-column table:style-name="Таблица6.A"/>
        <table:table-row>
          <table:table-cell table:style-name="Таблица6.A1" office:value-type="string">
            <text:p text:style-name="P100">prog: main.o libqueue.so</text:p>
            <text:p text:style-name="P106">    <text:span text:style-name="T34">gcc -o prog main.o -L. -lqueue -Wl,-rpath,. #передать опцию с аргументом, добавляет текущий каталог в поиск</text:span></text:p>
            <text:p text:style-name="P106">    <text:span text:style-name="T34"># L - где искать библиотеку</text:span></text:p>
            <text:p text:style-name="P106"/>
            <text:p text:style-name="P103">main.o: main.c</text:p>
            <text:p text:style-name="P106">    <text:span text:style-name="T34">gcc -c main.c</text:span></text:p>
            <text:p text:style-name="P106"/>
            <text:p text:style-name="P103">libqueue.so: queue.o</text:p>
            <text:p text:style-name="P106">    <text:span text:style-name="T34">gcc -shared -o libqueue.so queue.o</text:span></text:p>
            <text:p text:style-name="P106"/>
            <text:p text:style-name="P103">queue.o: queue.c</text:p>
            <text:p text:style-name="P106">    <text:span text:style-name="T34">gcc -c -fPIC queue.c #позиционно независимый код, плавающие адреса</text:span></text:p>
            <text:p text:style-name="P106"/>
            <text:p text:style-name="P103">clean:</text:p>
            <text:p text:style-name="P106">    <text:span text:style-name="T34">rm -f *.o *.so binary</text:span></text:p>
            <text:p text:style-name="P141"/>
          </table:table-cell>
        </table:table-row>
      </table:table>
      <text:p text:style-name="P136"/>
      <text:p text:style-name="P140">Выводы</text:p>
      <text:p text:style-name="P137"><text:tab/><text:span text:style-name="T37">Статическая линковка проста и удобна, и мы практически всегда ее используем, в отличие от динамической. </text:span>Динамические библиотеки оказали хоть и очень полезными, но крайне неудобными в использовании. Каждую используемую функцию приходится брать вручную из библиотеки. Например, queue*(*func_create)(void) = dlsum( dl_handle, «create»);</text:p>
      <text:p text:style-name="P138">Но благодаря этому подходу исполняемы файлы оказываются куда меньших размеров и используется намного меньше оперативной памяти. Это отлично подходит для больших и тяжелых библиотек, для небольших проектов ( и требующих уникальных библиотек) этот метод не очень хорош.</text:p>
      <text:p text:style-name="P138"/>
      <text:p text:style-name="P27"><text:soft-page-break/>Московский Авиационный Институт</text:p>
      <text:p text:style-name="P27">(Национальный Исследовательский Университет)</text:p>
      <text:p text:style-name="P13"/>
      <text:p text:style-name="P27">Кафедра 806 «Вычислительная математика и программирование»</text:p>
      <text:p text:style-name="P27">Факультет «Прикладная математика и физика»</text:p>
      <text:p text:style-name="P29">Дисциплина «О<text:span text:style-name="T42">перационные системы</text:span>»</text:p>
      <text:p text:style-name="P13"/>
      <text:p text:style-name="P13"/>
      <text:p text:style-name="P13"/>
      <text:p text:style-name="P13"/>
      <text:p text:style-name="P13"/>
      <text:p text:style-name="P6"><text:span text:style-name="T1">Лабораторная работа № </text:span><text:span text:style-name="T7">6</text:span></text:p>
      <text:p text:style-name="P6"><text:span text:style-name="T1"/></text:p>
      <text:p text:style-name="P13"/>
      <text:p text:style-name="P13"/>
      <text:p text:style-name="P13"/>
      <text:p text:style-name="P13"/>
      <text:p text:style-name="P13"/>
      <text:p text:style-name="P13"/>
      <text:p text:style-name="P13"/>
      <text:p text:style-name="P13"/>
      <text:p text:style-name="P13"/>
      <text:p text:style-name="P70">Группа М80-206Б-17 <text:s text:c="2"/></text:p>
      <text:p text:style-name="P76">Студент: Семенов Денис Владиславович <text:s text:c="2"/></text:p>
      <text:p text:style-name="P20"><text:span text:style-name="T1">Преподаватель: </text:span><text:span text:style-name="T2">Миронов Евгений Сергеевич</text:span></text:p>
      <text:p text:style-name="P76"/>
      <text:p text:style-name="P13"/>
      <text:p text:style-name="P13"/>
      <text:p text:style-name="P13"/>
      <text:p text:style-name="P38">Москва 2018</text:p>
      <text:p text:style-name="P55"><text:soft-page-break/>Лабораторная работа №6</text:p>
      <text:p text:style-name="P133"><text:span text:style-name="T16">Цель работы</text:span><text:span text:style-name="T1"><text:line-break/><text:tab/>Целью является приобретение практических навыков в управлении серверами сообщений </text:span></text:p>
      <text:p text:style-name="P133"><text:span text:style-name="T1"><text:line-break/></text:span><text:span text:style-name="T16">Задание<text:line-break/><text:line-break/><text:tab/></text:span><text:span text:style-name="T1">Реализовать клиент-серверную систему по асинхронной обработке запросов. Необходимо составить программы сервера и клиента. При запуске сервер и клиент должны быть настраиваемы, то есть должна быть возможность поднятия на одной ЭВМ нескольких серверов по обработке данных и нескольких клиентов, которые к ним относятся. Все общение между процессами сервера и клиентов должно осуществляться через сервер сообщений. Серверное приложение – банк. Клиентское приложение клиент банка. Клиент может отправить какую-то денежную сумму в банк на хранение. Клиент также может запросить из банка произвольную сумму. Клиенты могут посылать суммы на счета других клиентов. Запросить собственный счет. При снятии должна производиться проверка на то, что у клиента достаточно денег для снятия денежных средств. Идентификатор клиента задается во время запуска клиентского приложения, как и адрес банка. Считать, что идентификаторы при запуске клиентов будут уникальными.<text:line-break/><text:line-break/></text:span><text:span text:style-name="T16">Сервер сообщений</text:span><text:span text:style-name="T1">: ZeroMQ<text:line-break/></text:span><text:span text:style-name="T16">Внутреннее хранилище сервера:</text:span><text:span text:style-name="T1"><text:line-break/>Бинарное дерево, где ключом является идентификатор клиента<text:line-break/></text:span><text:span text:style-name="T16">Тип ключа клиента:</text:span><text:span text:style-name="T1"><text:line-break/>Целое число 32 бита<text:line-break/></text:span></text:p>
      <text:p text:style-name="P133"><text:span text:style-name="T1"/></text:p>
      <text:p text:style-name="P130"><text:soft-page-break/></text:p>
      <text:p text:style-name="P132">Код</text:p>
      <table:table table:name="Таблица7" table:style-name="Таблица7">
        <table:table-column table:style-name="Таблица7.A"/>
        <table:table-row>
          <table:table-cell table:style-name="Таблица7.A1" office:value-type="string">
            <text:p text:style-name="P97">#include &lt;string.h&gt;</text:p>
            <text:p text:style-name="P98">#include &lt;stdio.h&gt;</text:p>
            <text:p text:style-name="P98">#include &lt;unistd.h&gt;</text:p>
            <text:p text:style-name="P98">#include &lt;stdlib.h&gt;</text:p>
            <text:p text:style-name="P98">#include &lt;zmq.h&gt;</text:p>
            <text:p text:style-name="P99"/>
            <text:p text:style-name="P98">void help_page(){</text:p>
            <text:p text:style-name="P99">    <text:span text:style-name="T34">printf("\nc - credit account\n");</text:span></text:p>
            <text:p text:style-name="P99">    <text:span text:style-name="T34">printf("d - debet account\n");</text:span></text:p>
            <text:p text:style-name="P99">    <text:span text:style-name="T34">printf("\n");</text:span></text:p>
            <text:p text:style-name="P99">    <text:span text:style-name="T34">printf("TO ask for money print \? (d/c)\n");</text:span></text:p>
            <text:p text:style-name="P99">    <text:span text:style-name="T34">printf("To send money print \"+ (amount of money) (c/d) (user id to sent)\"\n");</text:span></text:p>
            <text:p text:style-name="P99">    <text:span text:style-name="T34">printf("To enrich your account print \"+ (amunt of money) (c/d)\"\n");</text:span></text:p>
            <text:p text:style-name="P99">    <text:span text:style-name="T34">printf("To get modey print \"- (amount of modey) (c/d)\"\n");</text:span></text:p>
            <text:p text:style-name="P98">}</text:p>
            <text:p text:style-name="P127"/>
            <text:p text:style-name="P98">char *s_recv (void *socket) {</text:p>
            <text:p text:style-name="P98">char buffer [256];</text:p>
            <text:p text:style-name="P98">int size = zmq_recv (socket, buffer, 255, 0);</text:p>
            <text:p text:style-name="P98">if (size == -1)</text:p>
            <text:p text:style-name="P98">return NULL;</text:p>
            <text:p text:style-name="P98">if (size &gt; 255)</text:p>
            <text:p text:style-name="P98">size = 255;</text:p>
            <text:p text:style-name="P98">buffer [size] = '\0';</text:p>
            <text:p text:style-name="P98">return strndup(buffer, sizeof(buffer)-1); //in *nix */</text:p>
            <text:p text:style-name="P98">//return strdup (buffer);</text:p>
            <text:p text:style-name="P98">}</text:p>
            <text:p text:style-name="P99"/>
            <text:p text:style-name="P98">int main (int argc, char const *argv[]) </text:p>
            <text:p text:style-name="P98">{</text:p>
            <text:p text:style-name="P99">    <text:span text:style-name="T34">void* context = zmq_ctx_new();</text:span></text:p>
            <text:p text:style-name="P99">    <text:span text:style-name="T34">printf("Client Starting….\n");</text:span></text:p>
            <text:p text:style-name="P99">    </text:p>
            <text:p text:style-name="P99">    <text:span text:style-name="T34">void* request = zmq_socket(context, ZMQ_REQ);</text:span></text:p>
            <text:p text:style-name="P99">    <text:span text:style-name="T34">zmq_connect(request, "tcp://localhost:4040");</text:span></text:p>
            <text:p text:style-name="P99"/>
            <text:p text:style-name="P99">    <text:span text:style-name="T34">char initbuf[256];</text:span></text:p>
            <text:p text:style-name="P99">    <text:span text:style-name="T34">char *d = initbuf;</text:span></text:p>
            <text:p text:style-name="P99">    <text:span text:style-name="T34">int count = 0;</text:span></text:p>
            <text:p text:style-name="P99">    <text:span text:style-name="T34">int id = 0;</text:span></text:p>
            <text:p text:style-name="P99"><text:soft-page-break/>    <text:span text:style-name="T34">char idchar[10] = {'\0'};</text:span></text:p>
            <text:p text:style-name="P99"/>
            <text:p text:style-name="P99">    <text:span text:style-name="T34">do{</text:span></text:p>
            <text:p text:style-name="P99">        <text:span text:style-name="T34">initbuf[0] = '!';</text:span></text:p>
            <text:p text:style-name="P99">        <text:span text:style-name="T34">initbuf[1] = ' ';</text:span></text:p>
            <text:p text:style-name="P99"/>
            <text:p text:style-name="P99">        <text:span text:style-name="T34">for(int i = 2; i &lt; 256; i++){</text:span></text:p>
            <text:p text:style-name="P99">            <text:span text:style-name="T34">initbuf[i] = '\0';</text:span></text:p>
            <text:p text:style-name="P99">        <text:span text:style-name="T34">}</text:span></text:p>
            <text:p text:style-name="P99"/>
            <text:p text:style-name="P99">        <text:span text:style-name="T34">printf("Enter your id: ");</text:span></text:p>
            <text:p text:style-name="P99">        <text:span text:style-name="T34">scanf("%s",idchar);</text:span></text:p>
            <text:p text:style-name="P99"/>
            <text:p text:style-name="P99">        <text:span text:style-name="T34">id = atoi(idchar);</text:span></text:p>
            <text:p text:style-name="P99">        <text:span text:style-name="T34">for(int i = 0; i &lt; 260; i++){</text:span></text:p>
            <text:p text:style-name="P99">    <text:span text:style-name="T34">initbuf[i+2] = idchar[i];</text:span></text:p>
            <text:p text:style-name="P99">        <text:span text:style-name="T34">}</text:span></text:p>
            <text:p text:style-name="P99">        <text:span text:style-name="T34">zmq_send(request, initbuf, 256, 0);</text:span></text:p>
            <text:p text:style-name="P99">        </text:p>
            <text:p text:style-name="P99">        <text:span text:style-name="T34">d = s_recv(request);</text:span></text:p>
            <text:p text:style-name="P99">        <text:span text:style-name="T34">printf("%s\n", d);</text:span></text:p>
            <text:p text:style-name="P99">    </text:p>
            <text:p text:style-name="P99">    <text:span text:style-name="T34">} while (!strcmp(d, "Such id is already in system"));</text:span></text:p>
            <text:p text:style-name="P99">    </text:p>
            <text:p text:style-name="P99"/>
            <text:p text:style-name="P99">    <text:span text:style-name="T34">//zmq_send(request, buff, )</text:span></text:p>
            <text:p text:style-name="P99">    <text:span text:style-name="T34">getchar();</text:span></text:p>
            <text:p text:style-name="P99">    </text:p>
            <text:p text:style-name="P99">    <text:span text:style-name="T34">for(;;) </text:span></text:p>
            <text:p text:style-name="P99">    <text:span text:style-name="T34">{</text:span></text:p>
            <text:p text:style-name="P99">        <text:span text:style-name="T34">printf("Enter new command: ");</text:span></text:p>
            <text:p text:style-name="P99">        <text:span text:style-name="T34">char buffer[256] = {'\0'};</text:span></text:p>
            <text:p text:style-name="P99">        <text:span text:style-name="T34">fgets(buffer, 256, stdin);</text:span></text:p>
            <text:p text:style-name="P99">        <text:span text:style-name="T34">if(buffer[0] == '\0'){</text:span></text:p>
            <text:p text:style-name="P99">            <text:span text:style-name="T34">return 0;</text:span></text:p>
            <text:p text:style-name="P99">        <text:span text:style-name="T34">}</text:span></text:p>
            <text:p text:style-name="P99">        </text:p>
            <text:p text:style-name="P99">        <text:span text:style-name="T34">if (!strcmp(buffer, "help\n")) {</text:span></text:p>
            <text:p text:style-name="P99">            <text:span text:style-name="T34">help_page();</text:span></text:p>
            <text:p text:style-name="P99">        <text:span text:style-name="T34">} else if(buffer[0] == '?'){</text:span></text:p>
            <text:p text:style-name="P99">            <text:span text:style-name="T34">char newbuffer[256] = {'\0'};</text:span></text:p>
            <text:p text:style-name="P99">            <text:span text:style-name="T34">newbuffer[0] = buffer[0];</text:span></text:p>
            <text:p text:style-name="P99">            <text:span text:style-name="T34">newbuffer[1] = buffer[1];</text:span></text:p>
            <text:p text:style-name="P99">            <text:span text:style-name="T34">newbuffer[2] = buffer[2];</text:span></text:p>
            <text:p text:style-name="P99"><text:soft-page-break/>            <text:span text:style-name="T34">newbuffer[3] = ' ';</text:span></text:p>
            <text:p text:style-name="P99">            <text:span text:style-name="T34">for(int i = 4; i &lt; 14; i++){</text:span></text:p>
            <text:p text:style-name="P99">                <text:span text:style-name="T34">newbuffer[i] = idchar[i-4];</text:span></text:p>
            <text:p text:style-name="P99">            <text:span text:style-name="T34">}</text:span></text:p>
            <text:p text:style-name="P99">            <text:span text:style-name="T34">zmq_send(request, newbuffer, 256, 0);</text:span></text:p>
            <text:p text:style-name="P99">            <text:span text:style-name="T34">zmq_recv(request, newbuffer, 256, 0);</text:span></text:p>
            <text:p text:style-name="P99">            <text:span text:style-name="T34">printf("%s\n", newbuffer);</text:span></text:p>
            <text:p text:style-name="P99"/>
            <text:p text:style-name="P99">        <text:span text:style-name="T34">} else if(buffer[0] == '-'){</text:span></text:p>
            <text:p text:style-name="P99">            </text:p>
            <text:p text:style-name="P99">            <text:span text:style-name="T34">int i = 0;</text:span></text:p>
            <text:p text:style-name="P99">            <text:span text:style-name="T34">while(buffer[i] != '\n'){</text:span></text:p>
            <text:p text:style-name="P99">                <text:span text:style-name="T34">i++;</text:span></text:p>
            <text:p text:style-name="P99">            <text:span text:style-name="T34">}</text:span></text:p>
            <text:p text:style-name="P99">            <text:span text:style-name="T34">buffer[i] = ' ';</text:span></text:p>
            <text:p text:style-name="P99">            <text:span text:style-name="T34">i++;</text:span></text:p>
            <text:p text:style-name="P99">            <text:span text:style-name="T34">for( int j = 0; j &lt; 10; i++, j++){</text:span></text:p>
            <text:p text:style-name="P99">                <text:span text:style-name="T34">buffer[i] = idchar[j];</text:span></text:p>
            <text:p text:style-name="P99">            <text:span text:style-name="T34">}</text:span></text:p>
            <text:p text:style-name="P99">            </text:p>
            <text:p text:style-name="P99">            </text:p>
            <text:p text:style-name="P99">            <text:span text:style-name="T34">zmq_send(request, buffer, 256, 0);</text:span></text:p>
            <text:p text:style-name="P99">            <text:span text:style-name="T34">zmq_recv(request, buffer, 256, 0);</text:span></text:p>
            <text:p text:style-name="P99">            <text:span text:style-name="T34">printf("%s\n", buffer);</text:span></text:p>
            <text:p text:style-name="P99">        <text:span text:style-name="T34">} else if(buffer[0] == '+'){</text:span></text:p>
            <text:p text:style-name="P99">            <text:span text:style-name="T34">char sep[10] = " /\n";</text:span></text:p>
            <text:p text:style-name="P99">            <text:span text:style-name="T34">char send_buffer[256];</text:span></text:p>
            <text:p text:style-name="P99">            <text:span text:style-name="T34">for(int i = 0; i &lt; 256; i++){</text:span></text:p>
            <text:p text:style-name="P99">                <text:span text:style-name="T34">send_buffer[i] = buffer[i];</text:span></text:p>
            <text:p text:style-name="P99">            <text:span text:style-name="T34">}</text:span></text:p>
            <text:p text:style-name="P99">            <text:span text:style-name="T34">char *d = buffer;</text:span></text:p>
            <text:p text:style-name="P99">            <text:span text:style-name="T34">char *nstr = strtok(d, sep);</text:span></text:p>
            <text:p text:style-name="P99">            <text:span text:style-name="T34">nstr = strtok(NULL, sep); // modey</text:span></text:p>
            <text:p text:style-name="P99">            <text:span text:style-name="T34">nstr = strtok(NULL, sep); // c/d</text:span></text:p>
            <text:p text:style-name="P99">            <text:span text:style-name="T34">nstr = strtok(NULL, sep); // id user</text:span></text:p>
            <text:p text:style-name="P99">            <text:span text:style-name="T34">int i = 0;</text:span></text:p>
            <text:p text:style-name="P99">            <text:span text:style-name="T34">if(nstr == NULL){</text:span></text:p>
            <text:p text:style-name="P99">                <text:span text:style-name="T34">while(send_buffer[i++] != '\0');</text:span></text:p>
            <text:p text:style-name="P99">                <text:span text:style-name="T34">send_buffer[i-2] = ' ';</text:span></text:p>
            <text:p text:style-name="P99">                <text:span text:style-name="T34">i--;</text:span></text:p>
            <text:p text:style-name="P99">                <text:span text:style-name="T34">for(int j = 0; j &lt; 10; j++){</text:span></text:p>
            <text:p text:style-name="P99">                    <text:span text:style-name="T34">send_buffer[i + j] = idchar[j];</text:span></text:p>
            <text:p text:style-name="P99">                <text:span text:style-name="T34">}</text:span></text:p>
            <text:p text:style-name="P99">            <text:span text:style-name="T34">} </text:span></text:p>
            <text:p text:style-name="P99"><text:soft-page-break/>            <text:span text:style-name="T34">zmq_send(request, send_buffer, 256, 0);</text:span></text:p>
            <text:p text:style-name="P99">            <text:span text:style-name="T34">zmq_recv(request, send_buffer, 256, 0);</text:span></text:p>
            <text:p text:style-name="P99">            <text:span text:style-name="T34">printf("%s\n", send_buffer);</text:span></text:p>
            <text:p text:style-name="P99"/>
            <text:p text:style-name="P99">        <text:span text:style-name="T34">} else {</text:span></text:p>
            <text:p text:style-name="P99">            <text:span text:style-name="T34">zmq_send(request, buffer, 256, 0);</text:span></text:p>
            <text:p text:style-name="P99">            <text:span text:style-name="T34">zmq_recv(request, buffer, 256, 0);</text:span></text:p>
            <text:p text:style-name="P99">            <text:span text:style-name="T34">printf("%s\n", buffer);</text:span></text:p>
            <text:p text:style-name="P99">            <text:span text:style-name="T34">sleep(1);</text:span></text:p>
            <text:p text:style-name="P99">            <text:span text:style-name="T34">count++;</text:span></text:p>
            <text:p text:style-name="P99">        <text:span text:style-name="T34">}</text:span></text:p>
            <text:p text:style-name="P99">        </text:p>
            <text:p text:style-name="P99">    <text:span text:style-name="T34">}</text:span></text:p>
            <text:p text:style-name="P99">    <text:span text:style-name="T34">// We never get here though.</text:span></text:p>
            <text:p text:style-name="P99">    <text:span text:style-name="T34">zmq_close(request);</text:span></text:p>
            <text:p text:style-name="P99">    <text:span text:style-name="T34">zmq_ctx_destroy(context);</text:span></text:p>
            <text:p text:style-name="P99">    </text:p>
            <text:p text:style-name="P99">    <text:span text:style-name="T34">return 0;</text:span></text:p>
            <text:p text:style-name="P98">}</text:p>
            <text:p text:style-name="P143"/>
          </table:table-cell>
        </table:table-row>
      </table:table>
      <text:p text:style-name="Text_20_body"/>
      <table:table table:name="Таблица8" table:style-name="Таблица8">
        <table:table-column table:style-name="Таблица8.A"/>
        <table:table-row>
          <table:table-cell table:style-name="Таблица8.A1" office:value-type="string">
            <text:p text:style-name="P100">#include "btree.h"</text:p>
            <text:p text:style-name="P103">#include &lt;stdio.h&gt;</text:p>
            <text:p text:style-name="P103">#include &lt;stdlib.h&gt;</text:p>
            <text:p text:style-name="P103">#include &lt;string.h&gt;</text:p>
            <text:p text:style-name="P103">#include &lt;unistd.h&gt;</text:p>
            <text:p text:style-name="P103">#include &lt;assert.h&gt;</text:p>
            <text:p text:style-name="P103">#include &lt;zmq.h&gt;</text:p>
            <text:p text:style-name="P106"/>
            <text:p text:style-name="P103">#define MIN_ACC -1000</text:p>
            <text:p text:style-name="P106"/>
            <text:p text:style-name="P103">char *s_recv (void *socket) {</text:p>
            <text:p text:style-name="P103">char buffer [256];</text:p>
            <text:p text:style-name="P103">int size = zmq_recv (socket, buffer, 255, 0);</text:p>
            <text:p text:style-name="P103">if (size == -1)</text:p>
            <text:p text:style-name="P103">return NULL;</text:p>
            <text:p text:style-name="P103">if (size &gt; 255)</text:p>
            <text:p text:style-name="P103">size = 255;</text:p>
            <text:p text:style-name="P103">buffer [size] = '\0';</text:p>
            <text:p text:style-name="P103">return strndup(buffer, sizeof(buffer)-1); //in *nix */</text:p>
            <text:p text:style-name="P103">//return strdup (buffer);</text:p>
            <text:p text:style-name="P103">}</text:p>
            <text:p text:style-name="P106"/>
            <text:p text:style-name="P103">int main(){</text:p>
            <text:p text:style-name="P103">void* context = zmq_ctx_new();</text:p>
            <text:p text:style-name="P106">    <text:span text:style-name="T34">void* respond = zmq_socket(context, ZMQ_REP);</text:span></text:p>
            <text:p text:style-name="P106">    </text:p>
            <text:p text:style-name="P106"><text:soft-page-break/>    <text:span text:style-name="T34">int rc = zmq_bind(respond, "tcp://*:4040");</text:span></text:p>
            <text:p text:style-name="P106">    <text:span text:style-name="T34">assert (rc == 0);</text:span></text:p>
            <text:p text:style-name="P106"/>
            <text:p text:style-name="P106">    <text:span text:style-name="T34">printf("Starting…\n");</text:span></text:p>
            <text:p text:style-name="P106"/>
            <text:p text:style-name="P106">    <text:span text:style-name="T34">tnode *tree = NULL;</text:span></text:p>
            <text:p text:style-name="P106"/>
            <text:p text:style-name="P103">for(;;) </text:p>
            <text:p text:style-name="P106">    <text:span text:style-name="T34">{</text:span></text:p>
            <text:p text:style-name="P106">        <text:span text:style-name="T34">char buffer[256];</text:span></text:p>
            <text:p text:style-name="P106">        <text:span text:style-name="T34">char *d = buffer;</text:span></text:p>
            <text:p text:style-name="P106">        </text:p>
            <text:p text:style-name="P106">        <text:span text:style-name="T34">d = s_recv(respond);</text:span></text:p>
            <text:p text:style-name="P106"/>
            <text:p text:style-name="P106">        </text:p>
            <text:p text:style-name="P106">        <text:span text:style-name="T34">printf("Recieved %s\n", d);</text:span></text:p>
            <text:p text:style-name="P106">        <text:span text:style-name="T34">if(strcmp("", d)){</text:span></text:p>
            <text:p text:style-name="P106">        </text:p>
            <text:p text:style-name="P106">            <text:span text:style-name="T34">char sep[10] = " /";</text:span></text:p>
            <text:p text:style-name="P106"/>
            <text:p text:style-name="P106">            <text:span text:style-name="T34">char *nstr;</text:span></text:p>
            <text:p text:style-name="P106">            <text:span text:style-name="T34">nstr = strtok(d, sep);</text:span></text:p>
            <text:p text:style-name="P106"/>
            <text:p text:style-name="P106">            <text:span text:style-name="T34">// getting operation </text:span></text:p>
            <text:p text:style-name="P106">            <text:span text:style-name="T34">if(nstr == NULL){</text:span></text:p>
            <text:p text:style-name="P106">                <text:span text:style-name="T34">printf("OK\n");</text:span></text:p>
            <text:p text:style-name="P106">            <text:span text:style-name="T34">} else</text:span></text:p>
            <text:p text:style-name="P106">            <text:span text:style-name="T34">if (!strcmp(nstr, "+")){</text:span></text:p>
            <text:p text:style-name="P106">                <text:span text:style-name="T34">nstr = strtok(NULL, sep);</text:span></text:p>
            <text:p text:style-name="P106"/>
            <text:p text:style-name="P106">                <text:span text:style-name="T34">//getting sum </text:span></text:p>
            <text:p text:style-name="P106">                <text:span text:style-name="T34">char *ptr;</text:span></text:p>
            <text:p text:style-name="P106">                <text:span text:style-name="T34">long sum_to_append = strtol(nstr, &amp;ptr, 10);</text:span></text:p>
            <text:p text:style-name="P106">                <text:span text:style-name="T34">printf("Summ to be added: %ld\n", sum_to_append);</text:span></text:p>
            <text:p text:style-name="P106"/>
            <text:p text:style-name="P106">                <text:span text:style-name="T34">// getting account</text:span></text:p>
            <text:p text:style-name="P106">                <text:span text:style-name="T34">nstr = strtok(NULL, sep);</text:span></text:p>
            <text:p text:style-name="P106">                <text:span text:style-name="T34">if (!strcmp(nstr, "d")) {</text:span></text:p>
            <text:p text:style-name="P106">                    <text:span text:style-name="T34">printf("Account to add: d");</text:span></text:p>
            <text:p text:style-name="P106">                    <text:span text:style-name="T34">nstr = strtok(NULL, sep);</text:span></text:p>
            <text:p text:style-name="P106">                    <text:span text:style-name="T34">int userid = atoi(nstr);</text:span></text:p>
            <text:p text:style-name="P106">                    <text:span text:style-name="T34">tnode **d = find_node(&amp;tree, userid);</text:span></text:p>
            <text:p text:style-name="P106">                    <text:span text:style-name="T34">if(d == NULL){</text:span></text:p>
            <text:p text:style-name="P106">                        <text:span text:style-name="T34">zmq_send(respond, "No user with such id", 20, 0);</text:span></text:p>
            <text:p text:style-name="P106">                    <text:span text:style-name="T34">} else {</text:span></text:p>
            <text:p text:style-name="P106">                        <text:span text:style-name="T34">(*d)-&gt;debet_acc += sum_to_append;</text:span></text:p>
            <text:p text:style-name="P106">                        <text:span text:style-name="T34">zmq_send(respond, "Added", 5, 0);</text:span></text:p>
            <text:p text:style-name="P106">                    <text:span text:style-name="T34">}</text:span></text:p>
            <text:p text:style-name="P106">            </text:p>
            <text:p text:style-name="P106">                <text:span text:style-name="T34">} else if(!strcmp(nstr, "c")) {</text:span></text:p>
            <text:p text:style-name="P106">                    <text:span text:style-name="T34">printf("Account to add: c");</text:span></text:p>
            <text:p text:style-name="P106">                    <text:span text:style-name="T34">nstr = strtok(NULL, sep);</text:span></text:p>
            <text:p text:style-name="P106"><text:soft-page-break/>                    <text:span text:style-name="T34">int userid = atoi(nstr);</text:span></text:p>
            <text:p text:style-name="P106">                    <text:span text:style-name="T34">tnode **d = find_node(&amp;tree, userid);</text:span></text:p>
            <text:p text:style-name="P106">                    <text:span text:style-name="T34">if(d == NULL){</text:span></text:p>
            <text:p text:style-name="P106">                        <text:span text:style-name="T34">zmq_send(respond, "No user with such id", 20, 0);</text:span></text:p>
            <text:p text:style-name="P106">                    <text:span text:style-name="T34">} else {</text:span></text:p>
            <text:p text:style-name="P106">                        <text:span text:style-name="T34">(*d)-&gt;credit_acc += sum_to_append;</text:span></text:p>
            <text:p text:style-name="P106">                        <text:span text:style-name="T34">zmq_send(respond, "Added", 5, 0);</text:span></text:p>
            <text:p text:style-name="P106">                    <text:span text:style-name="T34">}</text:span></text:p>
            <text:p text:style-name="P106">                <text:span text:style-name="T34">}else {</text:span></text:p>
            <text:p text:style-name="P106">                    <text:span text:style-name="T34">zmq_send(respond, "No such account (chech d/c)", 27, 0);</text:span></text:p>
            <text:p text:style-name="P106">                <text:span text:style-name="T34">}</text:span></text:p>
            <text:p text:style-name="P106"/>
            <text:p text:style-name="P106">                <text:span text:style-name="T34">printf("OK\n");</text:span></text:p>
            <text:p text:style-name="P106">            <text:span text:style-name="T34">} else if(!strcmp(nstr, "!")) {</text:span></text:p>
            <text:p text:style-name="P106">                <text:span text:style-name="T34">nstr = strtok(NULL, sep);</text:span></text:p>
            <text:p text:style-name="P106">                <text:span text:style-name="T34">int idinsert = atoi(nstr);</text:span></text:p>
            <text:p text:style-name="P106">                <text:span text:style-name="T34">tnode **d = find_node(&amp;tree, idinsert);</text:span></text:p>
            <text:p text:style-name="P106">                <text:span text:style-name="T34">if (d == NULL){</text:span></text:p>
            <text:p text:style-name="P106">                    <text:span text:style-name="T34">add(&amp;tree, idinsert);</text:span></text:p>
            <text:p text:style-name="P106">                    <text:span text:style-name="T34">zmq_send(respond, "User added", 10, 0);</text:span></text:p>
            <text:p text:style-name="P106">                    <text:span text:style-name="T34">printf("User added\n");</text:span></text:p>
            <text:p text:style-name="P106">                <text:span text:style-name="T34">} else {</text:span></text:p>
            <text:p text:style-name="P106">                    <text:span text:style-name="T34">zmq_send(respond, "Such id is already in system", 28 ,0);</text:span></text:p>
            <text:p text:style-name="P106">                    <text:span text:style-name="T34">printf("Already in system\n");</text:span></text:p>
            <text:p text:style-name="P106">                <text:span text:style-name="T34">}</text:span></text:p>
            <text:p text:style-name="P106">                <text:span text:style-name="T34">printf("OK\n");</text:span></text:p>
            <text:p text:style-name="P106">            <text:span text:style-name="T34">} else if(!strcmp(nstr, "?")) {</text:span></text:p>
            <text:p text:style-name="P106">                <text:span text:style-name="T34">nstr = strtok(NULL, sep);</text:span></text:p>
            <text:p text:style-name="P106">                <text:span text:style-name="T34">if (!strcmp(nstr, "d")){</text:span></text:p>
            <text:p text:style-name="P106">                    <text:span text:style-name="T34">nstr = strtok(NULL, sep);</text:span></text:p>
            <text:p text:style-name="P106">                    <text:span text:style-name="T34">int idinsert = atoi(nstr);</text:span></text:p>
            <text:p text:style-name="P106">                    <text:span text:style-name="T34">printf("id is: %d\n", idinsert);</text:span></text:p>
            <text:p text:style-name="P106">                    <text:span text:style-name="T34">tnode **d = find_node(&amp;tree, idinsert);</text:span></text:p>
            <text:p text:style-name="P106"/>
            <text:p text:style-name="P106">                    <text:span text:style-name="T34">const int n = snprintf(NULL, 0, "There is %ld on your d account", (*d)-&gt;debet_acc);</text:span></text:p>
            <text:p text:style-name="P106">                    <text:span text:style-name="T34">assert(n &gt; 0);</text:span></text:p>
            <text:p text:style-name="P106">                    <text:span text:style-name="T34">char buf[n+1];</text:span></text:p>
            <text:p text:style-name="P106">                    <text:span text:style-name="T34">int c = snprintf(buf, n+1, "There is %ld on your d account", (*d)-&gt;debet_acc);</text:span></text:p>
            <text:p text:style-name="P106">                    <text:span text:style-name="T34">assert(buf[n] == '\0');</text:span></text:p>
            <text:p text:style-name="P106">                    <text:span text:style-name="T34">assert(c == n);</text:span></text:p>
            <text:p text:style-name="P106"/>
            <text:p text:style-name="P106">                    <text:span text:style-name="T34">zmq_send(respond, buf, n, 0);</text:span></text:p>
            <text:p text:style-name="P106">                    <text:span text:style-name="T34">printf("OK, sent\n");</text:span></text:p>
            <text:p text:style-name="P106">                <text:span text:style-name="T34">} else if (!strcmp(nstr, "c")) {</text:span></text:p>
            <text:p text:style-name="P106">                    <text:span text:style-name="T34">nstr = strtok(NULL, sep);</text:span></text:p>
            <text:p text:style-name="P106">                    <text:span text:style-name="T34">int idinsert = atoi(nstr);</text:span></text:p>
            <text:p text:style-name="P106">                    <text:span text:style-name="T34">tnode **d = find_node(&amp;tree, idinsert);</text:span></text:p>
            <text:p text:style-name="P106"/>
            <text:p text:style-name="P106">                    <text:span text:style-name="T34">const int n = snprintf(NULL, 0, "There is %ld on your c account", (*d)-&gt;credit_acc);</text:span></text:p>
            <text:p text:style-name="P106">                    <text:span text:style-name="T34">assert(n &gt; 0);</text:span></text:p>
            <text:p text:style-name="P106">                    <text:span text:style-name="T34">char buf[n+1];</text:span></text:p>
            <text:p text:style-name="P106">                    <text:span text:style-name="T34">int c = snprintf(buf, n+1, "There is %ld on your c account", (*d)-&gt;credit_acc);</text:span></text:p>
            <text:p text:style-name="P106"><text:soft-page-break/>                    <text:span text:style-name="T34">assert(buf[n] == '\0');</text:span></text:p>
            <text:p text:style-name="P106">                    <text:span text:style-name="T34">assert(c == n);</text:span></text:p>
            <text:p text:style-name="P106"/>
            <text:p text:style-name="P106">                    <text:span text:style-name="T34">zmq_send(respond, buf, n, 0);</text:span></text:p>
            <text:p text:style-name="P106">                <text:span text:style-name="T34">} else {</text:span></text:p>
            <text:p text:style-name="P106">                    <text:span text:style-name="T34">zmq_send(respond, "No such account (chech d/c)", 27, 0);</text:span></text:p>
            <text:p text:style-name="P106">                <text:span text:style-name="T34">}</text:span></text:p>
            <text:p text:style-name="P106">            <text:span text:style-name="T34">} else if (!strcmp(nstr, "-")) {</text:span></text:p>
            <text:p text:style-name="P106">                <text:span text:style-name="T34">nstr = strtok(NULL, sep);</text:span></text:p>
            <text:p text:style-name="P106">                <text:span text:style-name="T34">char *ptr;</text:span></text:p>
            <text:p text:style-name="P106">                <text:span text:style-name="T34">long sum_to_minus = strtol(nstr, &amp;ptr, 10);</text:span></text:p>
            <text:p text:style-name="P106">                <text:span text:style-name="T34">nstr = strtok(NULL, sep);</text:span></text:p>
            <text:p text:style-name="P106"/>
            <text:p text:style-name="P106">                <text:span text:style-name="T34">if (!strcmp("d", nstr)) {</text:span></text:p>
            <text:p text:style-name="P106">                    <text:span text:style-name="T34">nstr = strtok(NULL, sep);</text:span></text:p>
            <text:p text:style-name="P106">                    <text:span text:style-name="T34">int idinsert = atoi(nstr);</text:span></text:p>
            <text:p text:style-name="P106">                    <text:span text:style-name="T34">printf("id is: %d\n", idinsert);</text:span></text:p>
            <text:p text:style-name="P106">                    <text:span text:style-name="T34">tnode **d = find_node(&amp;tree, idinsert);</text:span></text:p>
            <text:p text:style-name="P106">                    <text:span text:style-name="T34">if(d == NULL){</text:span></text:p>
            <text:p text:style-name="P106">                        <text:span text:style-name="T34">zmq_send(respond, "No user with such id", 20, 0);</text:span></text:p>
            <text:p text:style-name="P106">                    <text:span text:style-name="T34">} else {</text:span></text:p>
            <text:p text:style-name="P106">                        <text:span text:style-name="T34">if ((*d)-&gt;debet_acc == MIN_ACC){</text:span></text:p>
            <text:p text:style-name="P106">                            <text:span text:style-name="T34">zmq_send(respond, "Reached the minimum value of the acc", 36, 0);</text:span></text:p>
            <text:p text:style-name="P106">                        <text:span text:style-name="T34">} else {</text:span></text:p>
            <text:p text:style-name="P106">                            <text:span text:style-name="T34">if (((*d)-&gt;debet_acc - sum_to_minus) &lt; MIN_ACC){</text:span></text:p>
            <text:p text:style-name="P106">                                <text:span text:style-name="T34">zmq_send(respond, "Impossible to do, limit will be reached", 39, 0);</text:span></text:p>
            <text:p text:style-name="P106">                            <text:span text:style-name="T34">} else {</text:span></text:p>
            <text:p text:style-name="P106">                                <text:span text:style-name="T34">(*d)-&gt;debet_acc -= sum_to_minus;</text:span></text:p>
            <text:p text:style-name="P106">                                <text:span text:style-name="T34">zmq_send(respond, "Done!!!!!!!!!!", 4, 0);</text:span></text:p>
            <text:p text:style-name="P106">                            <text:span text:style-name="T34">}</text:span></text:p>
            <text:p text:style-name="P106">                        <text:span text:style-name="T34">}</text:span></text:p>
            <text:p text:style-name="P106">                        </text:p>
            <text:p text:style-name="P106">                    <text:span text:style-name="T34">}</text:span></text:p>
            <text:p text:style-name="P106">                <text:span text:style-name="T34">} else if (!strcmp("c", nstr)) {</text:span></text:p>
            <text:p text:style-name="P106">                    <text:span text:style-name="T34">nstr = strtok(NULL, sep);</text:span></text:p>
            <text:p text:style-name="P106">                    <text:span text:style-name="T34">int idinsert = atoi(nstr);</text:span></text:p>
            <text:p text:style-name="P106">                    <text:span text:style-name="T34">printf("id is: %d\n", idinsert);</text:span></text:p>
            <text:p text:style-name="P106">                    <text:span text:style-name="T34">tnode **d = find_node(&amp;tree, idinsert);</text:span></text:p>
            <text:p text:style-name="P106">                    <text:span text:style-name="T34">if(d == NULL){</text:span></text:p>
            <text:p text:style-name="P106">                        <text:span text:style-name="T34">zmq_send(respond, "No user with such id", 20, 0);</text:span></text:p>
            <text:p text:style-name="P106">                    <text:span text:style-name="T34">} else {</text:span></text:p>
            <text:p text:style-name="P106">                        <text:span text:style-name="T34">if((*d)-&gt;credit_acc - sum_to_minus &lt; 0){</text:span></text:p>
            <text:p text:style-name="P106">                            <text:span text:style-name="T34">long ostatok = (*d)-&gt;credit_acc - sum_to_minus; // otricatelinoye</text:span></text:p>
            <text:p text:style-name="P106">                            <text:span text:style-name="T34">if ((*d)-&gt;debet_acc == MIN_ACC){</text:span></text:p>
            <text:p text:style-name="P106">                                <text:span text:style-name="T34">zmq_send(respond, "Reached the minimum value of the acc", 36, 0);</text:span></text:p>
            <text:p text:style-name="P106">                            <text:span text:style-name="T34">} else {</text:span></text:p>
            <text:p text:style-name="P106">                                <text:span text:style-name="T34">if (((*d)-&gt;debet_acc + ostatok) &lt; MIN_ACC){</text:span></text:p>
            <text:p text:style-name="P106">                                    <text:span text:style-name="T34">zmq_send(respond, "Impossible to do, limit will be reached", 39, 0);</text:span></text:p>
            <text:p text:style-name="P106">                                <text:span text:style-name="T34">} else {</text:span></text:p>
            <text:p text:style-name="P106">                                    <text:span text:style-name="T34">(*d)-&gt;debet_acc += ostatok;</text:span></text:p>
            <text:p text:style-name="P106">                                    <text:span text:style-name="T34">(*d)-&gt;credit_acc = 0;</text:span></text:p>
            <text:p text:style-name="P106">                                    <text:span text:style-name="T34">zmq_send(respond, "Done!!!!!!!", 4, 0);</text:span></text:p>
            <text:p text:style-name="P106"><text:soft-page-break/>                                <text:span text:style-name="T34">}</text:span></text:p>
            <text:p text:style-name="P106">                            <text:span text:style-name="T34">}</text:span></text:p>
            <text:p text:style-name="P106">                        <text:span text:style-name="T34">} else {</text:span></text:p>
            <text:p text:style-name="P106">                            <text:span text:style-name="T34">(*d)-&gt;credit_acc = 0;</text:span></text:p>
            <text:p text:style-name="P106">                            <text:span text:style-name="T34">zmq_send(respond, "Done!!!!!!!!!11", 4, 0);</text:span></text:p>
            <text:p text:style-name="P106">                        <text:span text:style-name="T34">}</text:span></text:p>
            <text:p text:style-name="P106"/>
            <text:p text:style-name="P106">                    <text:span text:style-name="T34">}</text:span></text:p>
            <text:p text:style-name="P106">                <text:span text:style-name="T34">} else {</text:span></text:p>
            <text:p text:style-name="P106">                    <text:span text:style-name="T34">zmq_send(respond, "No such account (chech d/c)", 27, 0);</text:span></text:p>
            <text:p text:style-name="P106">                <text:span text:style-name="T34">}</text:span></text:p>
            <text:p text:style-name="P106"/>
            <text:p text:style-name="P106">            <text:span text:style-name="T34">}</text:span></text:p>
            <text:p text:style-name="P106">        <text:span text:style-name="T34">}</text:span></text:p>
            <text:p text:style-name="P106">        </text:p>
            <text:p text:style-name="P106">        </text:p>
            <text:p text:style-name="P106">    <text:span text:style-name="T34">}</text:span></text:p>
            <text:p text:style-name="P106">    <text:span text:style-name="T34">zmq_close(respond);</text:span></text:p>
            <text:p text:style-name="P106">    <text:span text:style-name="T34">zmq_ctx_destroy(context);</text:span></text:p>
            <text:p text:style-name="P106">    </text:p>
            <text:p text:style-name="P106">    <text:span text:style-name="T34">return 0;</text:span></text:p>
            <text:p text:style-name="P103">}</text:p>
            <text:p text:style-name="P103"/>
            <text:p text:style-name="P141"/>
          </table:table-cell>
        </table:table-row>
      </table:table>
      <text:p text:style-name="P131"/>
      <text:p text:style-name="P132">Выводы</text:p>
      <text:p text:style-name="P131"><text:tab/><text:span text:style-name="T37">Сервера сообщений оказались намного более удобным методом связи двух программ (процессов \ потоков) за счет своей абстракции. Тебе не нужно задумываться над реализацией, ты просто соединяешься и обмениваешься сообщениями. И можно выбрать любой шаблон передачи данных, все они досконально продуманны разработчиками. В своей лабораторной я пользовался только REQ и REP, их хватило для реализации клиент-серверного приложения банка. Приятной особенностью было узнать, что доставка сообщения гарантируется, даже после обрыва соединения. Написание лабораторной работы дало мне много практических навыков, которые я (уже) реализовал в курсовой работе.</text:span></text:p>
      <text:p text:style-name="P64">Министерство образования и науки Российской Федерации</text:p>
      <text:p text:style-name="P28">Федеральное государственное бюджетное образовательное учреждение высшего образования </text:p>
      <text:p text:style-name="P50">Московский авиационный институт </text:p>
      <text:p text:style-name="P50">(национальный исследовательский университет)</text:p>
      <text:p text:style-name="P61"/>
      <text:p text:style-name="P28">Факультет № 8</text:p>
      <text:p text:style-name="P28">«Информационные технологии и прикладная математика»</text:p>
      <text:p text:style-name="P28">Кафедра №806</text:p>
      <text:p text:style-name="P28">«Вычислительная математика и программирование»</text:p>
      <text:p text:style-name="P59"/>
      <text:p text:style-name="P63"><text:span text:style-name="T17">К</text:span><text:span text:style-name="T16">урсов</text:span><text:span text:style-name="T19">ой проект</text:span></text:p>
      <text:p text:style-name="P28">по курсу </text:p>
      <text:p text:style-name="P62"><text:span text:style-name="T1">“О</text:span><text:span text:style-name="T2">перационные системы</text:span><text:span text:style-name="T1">”</text:span></text:p>
      <text:p text:style-name="P59"/>
      <text:p text:style-name="P59"/>
      <text:p text:style-name="P59"/>
      <text:p text:style-name="P120">Работу выполнил студент 2 курса <text:s text:c="5"/></text:p>
      <text:p text:style-name="P114">группы 8О-206Б-17 <text:s text:c="28"/></text:p>
      <text:p text:style-name="P114">Семенов Д.<text:span text:style-name="T29">В. <text:s text:c="13"/></text:span><text:s text:c="8"/></text:p>
      <text:p text:style-name="P116"/>
      <text:p text:style-name="P118"><text:span text:style-name="T1">Преподаватель: </text:span><text:span text:style-name="T2">Миронов Е.С. <text:s text:c="3"/></text:span><text:span text:style-name="T1"><text:s text:c="8"/></text:span></text:p>
      <text:p text:style-name="P114">Дата: <text:s text:c="53"/></text:p>
      <text:p text:style-name="P114">Оценка: <text:s text:c="48"/></text:p>
      <text:p text:style-name="P114">Подпись: <text:s text:c="46"/></text:p>
      <text:p text:style-name="P31"><text:s text:c="4"/></text:p>
      <text:p text:style-name="P60"/>
      <text:p text:style-name="P60"/>
      <text:p text:style-name="P60"/>
      <text:p text:style-name="P41">Москва-2018</text:p>
      <text:p text:style-name="P56"><text:soft-page-break/>Курсовой проект</text:p>
      <text:p text:style-name="P40"><text:span text:style-name="T32">Цель курсового проекта</text:span><text:line-break/><text:tab/>Приобретение практических навыков в использовании знаний, полученных в течении курса<text:line-break/><text:tab/>Проведение исследования в выбранной предметной области<text:line-break/><text:line-break/><text:span text:style-name="T32">Задание</text:span><text:line-break/><text:line-break/><text:tab/>Необходимо спроектировать и реализовать программный прототип в соответствии с выбранным вариантом. Произвести анализ и сделать вывод на основании данных, полученных при работе программного прототипа.</text:p>
      <text:p text:style-name="P40"/>
      <text:p text:style-name="P56">Вариант </text:p>
      <text:p text:style-name="P46">Консоль-серверн<text:span text:style-name="T38">ая</text:span> игр<text:span text:style-name="T38">а</text:span> шашки. <text:span text:style-name="T38">В игре д</text:span>олжн<text:span text:style-name="T38">а</text:span> быть поддержка нескольких игр сразу <text:span text:style-name="T38">(</text:span>если на сервер зашло 7 человек, то 6 игроков начали игру, а один игрок ждет своего соперника<text:span text:style-name="T38">)</text:span><text:line-break/>При выходе одного игрока - ему засчитывается поражение. <text:line-break/>Должен вестись рейтинг всех игроков, которые играли и считаться их "win rate".<text:line-break/>При разрыве соединения с сервером клиенты дожидаются пока сервер восстановит связь.</text:p>
      <text:p text:style-name="P46"/>
      <text:p text:style-name="P47">Код </text:p>
      <table:table table:name="Таблица15" table:style-name="Таблица15">
        <table:table-column table:style-name="Таблица15.A"/>
        <table:table-row>
          <table:table-cell table:style-name="Таблица15.A1" office:value-type="string">
            <text:p text:style-name="P92">import zmq</text:p>
            <text:p text:style-name="P93">import sys</text:p>
            <text:p text:style-name="P95"><text:span text:style-name="T28">import time</text:span></text:p>
            <text:p text:style-name="P95"><text:span text:style-name="T28"/></text:p>
            <text:p text:style-name="P93">board = [</text:p>
            <text:p text:style-name="P93">[' ', 'o', ' ', 'o', ' ', 'o', ' ', 'o'],</text:p>
            <text:p text:style-name="P93">['o', ' ', 'o', ' ', 'o', ' ', 'o', ' '],</text:p>
            <text:p text:style-name="P93">[' ', 'o', ' ', 'o', ' ', 'o', ' ', 'o'],</text:p>
            <text:p text:style-name="P93">[' ', ' ', '', ' ', ' ', ' ', ' ', ' '],</text:p>
            <text:p text:style-name="P93">[' ', ' ', ' ', ' ', ' ', ' ', ' ', ' '],</text:p>
            <text:p text:style-name="P93">['*', ' ', '*', ' ', '*', ' ', '*', ' '],</text:p>
            <text:p text:style-name="P93">[' ', '*', ' ', '*', ' ', '*', ' ', '*'],</text:p>
            <text:p text:style-name="P93">['*', ' ', '*', ' ', '*', ' ', '*', ' ']]</text:p>
            <text:p text:style-name="P95"><text:soft-page-break/></text:p>
            <text:p text:style-name="P93">is_waiting_opponent = False</text:p>
            <text:p text:style-name="P93">is_waiting_move = False</text:p>
            <text:p text:style-name="P95"><text:span text:style-name="T28">iid = -1</text:span></text:p>
            <text:p text:style-name="P93">color = ""</text:p>
            <text:p text:style-name="P93">op_color =""</text:p>
            <text:p text:style-name="P95"/>
            <text:p text:style-name="P93">def change_board(list_cmd, board, color):</text:p>
            <text:p text:style-name="P93"><text:s text:c="4"/>i = 3</text:p>
            <text:p text:style-name="P93"><text:s text:c="4"/>while i &lt; len(list_cmd):</text:p>
            <text:p text:style-name="P94"><text:s text:c="8"/>int1 = list_cmd[i-3]</text:p>
            <text:p text:style-name="P94"><text:s text:c="8"/>int2 = list_cmd[i-2]</text:p>
            <text:p text:style-name="P94"><text:s text:c="8"/>int3 = list_cmd[i-1]</text:p>
            <text:p text:style-name="P94"><text:s text:c="8"/>int4 = list_cmd[i]</text:p>
            <text:p text:style-name="P94"><text:s text:c="8"/>i += 2</text:p>
            <text:p text:style-name="P95"/>
            <text:p text:style-name="P94"><text:s text:c="4"/>board[int1][int2] = ' '</text:p>
            <text:p text:style-name="P94"><text:s text:c="4"/>if abs(int1 - int3) == 2:</text:p>
            <text:p text:style-name="P94"><text:s text:c="8"/>check1 = 0</text:p>
            <text:p text:style-name="P94"><text:s text:c="8"/>check2 = 0</text:p>
            <text:p text:style-name="P94"><text:s text:c="8"/>if int3 &gt; int1:</text:p>
            <text:p text:style-name="P94"><text:s text:c="12"/>check1 = int1 + 1</text:p>
            <text:p text:style-name="P94"><text:s text:c="8"/>else:</text:p>
            <text:p text:style-name="P94"><text:s text:c="12"/>check1 = int1 - 1</text:p>
            <text:p text:style-name="P94"><text:s text:c="8"/>if int4 &gt; int2:</text:p>
            <text:p text:style-name="P94"><text:s text:c="12"/>check2 = int2 + 1</text:p>
            <text:p text:style-name="P94"><text:s text:c="8"/>else:</text:p>
            <text:p text:style-name="P94"><text:s text:c="12"/>check2 = int2 - 1</text:p>
            <text:p text:style-name="P94"><text:s text:c="4"/>board[check1][check2] = ' '</text:p>
            <text:p text:style-name="P95"/>
            <text:p text:style-name="P94"><text:s text:c="4"/>if color == "w":</text:p>
            <text:p text:style-name="P94"><text:s text:c="8"/>board[list_cmd[-2]][list_cmd[-1]] = 'o'</text:p>
            <text:p text:style-name="P94"><text:s text:c="4"/>else:</text:p>
            <text:p text:style-name="P94"><text:s text:c="8"/>board[list_cmd[-2]][list_cmd[-1]] = '*'</text:p>
            <text:p text:style-name="P95"/>
            <text:p text:style-name="P93">def print_help():</text:p>
            <text:p text:style-name="P94"><text:s text:c="4"/>print("to make move type 'A3 B4'.")</text:p>
            <text:p text:style-name="P95"/>
            <text:p text:style-name="P93">def print_board(board):</text:p>
            <text:p text:style-name="P94"><text:s text:c="4"/>print("----------------------------------------------")</text:p>
            <text:p text:style-name="P94"><text:s text:c="4"/>print("... A .. B .. C .. D .. E .. F .. G .. H ...")</text:p>
            <text:p text:style-name="P94"><text:s text:c="4"/>print("----------------------------------------------")</text:p>
            <text:p text:style-name="P94"><text:s text:c="4"/>i = 1</text:p>
            <text:p text:style-name="P94"><text:s text:c="4"/>for box in board:</text:p>
            <text:p text:style-name="P94"><text:s text:c="8"/>print(i, "| ", end = "")</text:p>
            <text:p text:style-name="P94"><text:s text:c="8"/>i = i + 1</text:p>
            <text:p text:style-name="P94"><text:s text:c="8"/>for item in box:</text:p>
            <text:p text:style-name="P94"><text:s text:c="12"/>print(item, " | ", end='')</text:p>
            <text:p text:style-name="P94"><text:s text:c="12"/>print(i-1)</text:p>
            <text:p text:style-name="P94"><text:s text:c="5"/>print("----------------------------------------------")</text:p>
            <text:p text:style-name="P94"><text:soft-page-break/><text:s text:c="4"/>print("... A .. B .. C .. D .. E .. F .. G .. H ...")</text:p>
            <text:p text:style-name="P94"><text:s text:c="4"/>print("----------------------------------------------")</text:p>
            <text:p text:style-name="P95"/>
            <text:p text:style-name="P93">def break_game():</text:p>
            <text:p text:style-name="P94"><text:s text:c="4"/>message = "-" + str(iid) + name</text:p>
            <text:p text:style-name="P94"><text:s text:c="4"/>socket.send_string(message)</text:p>
            <text:p text:style-name="P94"><text:s text:c="4"/>message = socket.recv()</text:p>
            <text:p text:style-name="P94"><text:s text:c="4"/>messageu = str(message, 'utf-8')</text:p>
            <text:p text:style-name="P94"><text:s text:c="4"/>print(messageu)</text:p>
            <text:p text:style-name="P94"><text:s text:c="4"/>exit()</text:p>
            <text:p text:style-name="P95"/>
            <text:p text:style-name="P93">def checknmove_cmd(list_cmd, flag, board, color, is_me):</text:p>
            <text:p text:style-name="P122"/>
            <text:p text:style-name="P94"><text:s text:c="4"/>for item in list_cmd:</text:p>
            <text:p text:style-name="P94"><text:s text:c="8"/>if item &lt; 0 or item &gt; 7:</text:p>
            <text:p text:style-name="P94"><text:s text:c="12"/>print("Wrong command!")</text:p>
            <text:p text:style-name="P94"><text:s text:c="12"/>return False</text:p>
            <text:p text:style-name="P94"><text:s text:c="8"/>if color == "w" and is_me and (board[list_cmd[0]][list_cmd[1]] != 'o' and board[list_cmd[0]][list_cmd[1]] != 'O'):</text:p>
            <text:p text:style-name="P94"><text:s text:c="12"/>print("Not your fishka!")</text:p>
            <text:p text:style-name="P94"><text:s text:c="12"/>return False</text:p>
            <text:p text:style-name="P94"><text:s text:c="8"/>elif color == "b" and is_me and (board[list_cmd[0]][list_cmd[1]] != '*' and board[list_cmd[0]][list_cmd[1]] != '@'):</text:p>
            <text:p text:style-name="P94"><text:s text:c="12"/>print("Not your fishka!")</text:p>
            <text:p text:style-name="P94"><text:s text:c="12"/>return False</text:p>
            <text:p text:style-name="P95"/>
            <text:p text:style-name="P94"><text:s text:c="8"/>i = 2</text:p>
            <text:p text:style-name="P94"><text:s text:c="8"/>while i &lt; len(list_cmd):</text:p>
            <text:p text:style-name="P94"><text:s text:c="12"/>check1 = list_cmd[i]</text:p>
            <text:p text:style-name="P94"><text:s text:c="12"/>i += 1</text:p>
            <text:p text:style-name="P94"><text:s text:c="12"/>check2 = list_cmd[i]</text:p>
            <text:p text:style-name="P94"><text:s text:c="12"/>i += 1</text:p>
            <text:p text:style-name="P95"/>
            <text:p text:style-name="P94"><text:s text:c="8"/>if board[check1][check2] != ' ':</text:p>
            <text:p text:style-name="P94"><text:s text:c="12"/>print("Wrong destination!")</text:p>
            <text:p text:style-name="P94"><text:s text:c="12"/>is_norm_cmd = False</text:p>
            <text:p text:style-name="P94"><text:s text:c="12"/>return False</text:p>
            <text:p text:style-name="P94"><text:s text:c="4"/></text:p>
            <text:p text:style-name="P94"><text:s text:c="8"/>i = 3</text:p>
            <text:p text:style-name="P95"/>
            <text:p text:style-name="P94"><text:s text:c="4"/>if flag == "one":</text:p>
            <text:p text:style-name="P94"><text:s text:c="8"/>int1 = list_cmd[i-3]</text:p>
            <text:p text:style-name="P94"><text:s text:c="8"/>int2 = list_cmd[i-2]</text:p>
            <text:p text:style-name="P94"><text:s text:c="8"/>int3 = list_cmd[i-1]</text:p>
            <text:p text:style-name="P94"><text:s text:c="8"/>int4 = list_cmd[i]</text:p>
            <text:p text:style-name="P122"/>
            <text:p text:style-name="P94"><text:s text:c="8"/>if abs(int1 - int3) != abs(int2 - int4):</text:p>
            <text:p text:style-name="P94"><text:s text:c="12"/>print("Dont you know the rules?")</text:p>
            <text:p text:style-name="P94"><text:soft-page-break/><text:s text:c="12"/>return False</text:p>
            <text:p text:style-name="P94"><text:s text:c="8"/>if abs(int1 - int3) &gt; 2:</text:p>
            <text:p text:style-name="P94"><text:s text:c="12"/>print("You cant move so far!")</text:p>
            <text:p text:style-name="P94"><text:s text:c="12"/>return False</text:p>
            <text:p text:style-name="P95"/>
            <text:p text:style-name="P94"><text:s text:c="8"/>if abs(int1 - int3) == 2:</text:p>
            <text:p text:style-name="P94"><text:s text:c="12"/>check1 = 0</text:p>
            <text:p text:style-name="P94"><text:s text:c="12"/>check2 = 0</text:p>
            <text:p text:style-name="P94"><text:s text:c="12"/>if int3 &gt; int1:</text:p>
            <text:p text:style-name="P94"><text:s text:c="16"/>check1 = int1 + 1 </text:p>
            <text:p text:style-name="P94"><text:s text:c="12"/>else:</text:p>
            <text:p text:style-name="P94"><text:s text:c="16"/>check1 = int1 - 1 </text:p>
            <text:p text:style-name="P94"><text:s text:c="12"/>if int4 &gt; int2:</text:p>
            <text:p text:style-name="P94"><text:s text:c="16"/>check2 = int2 + 1</text:p>
            <text:p text:style-name="P94"><text:s text:c="12"/>else:</text:p>
            <text:p text:style-name="P94"><text:s text:c="16"/>check2 = int2 - 1 </text:p>
            <text:p text:style-name="P94"><text:s text:c="12"/>if color == "w" and is_me:</text:p>
            <text:p text:style-name="P94"><text:s text:c="16"/>if board[check1][check2] != '*' and board[check1][check2] != '@':</text:p>
            <text:p text:style-name="P94"><text:s text:c="24"/>print("You dont kill enemy!!!")</text:p>
            <text:p text:style-name="P94"><text:s text:c="24"/>return False </text:p>
            <text:p text:style-name="P94"><text:s text:c="12"/>elif color == "b" and is_me:</text:p>
            <text:p text:style-name="P94"><text:s text:c="16"/>if board[check1][check2] != 'o' and board[check1][check2] != 'O':</text:p>
            <text:p text:style-name="P94"><text:s text:c="24"/>print("You dont kill enemy!!!")</text:p>
            <text:p text:style-name="P94"><text:s text:c="24"/>return False</text:p>
            <text:p text:style-name="P95"/>
            <text:p text:style-name="P94"><text:s text:c="8"/>board[check1][check2] = ' '</text:p>
            <text:p text:style-name="P95"/>
            <text:p text:style-name="P93"># checking vector</text:p>
            <text:p text:style-name="P94"><text:s text:c="4"/>elif board[int1][int2] == 'o': # down</text:p>
            <text:p text:style-name="P94"><text:s text:c="16"/>if int1 &gt;= int3:</text:p>
            <text:p text:style-name="P94"><text:s text:c="8"/>print("Prikaz 227: NI SHAGU NAZAD!")</text:p>
            <text:p text:style-name="P94"><text:s text:c="8"/>return False</text:p>
            <text:p text:style-name="P94"><text:s text:c="4"/>elif board[int1][int2] == 'O':</text:p>
            <text:p text:style-name="P94"><text:s text:c="4"/>if int1 &lt;= int3:</text:p>
            <text:p text:style-name="P93">print("Prikaz 228: NI SHAGU VPERED!")</text:p>
            <text:p text:style-name="P93">return False</text:p>
            <text:p text:style-name="P93">elif board[int1][int2] == '*': # up</text:p>
            <text:p text:style-name="P93">if int1 &lt;= int3:</text:p>
            <text:p text:style-name="P93">print("Prikaz 227: NI SHAGU NAZAD!")</text:p>
            <text:p text:style-name="P93">return False</text:p>
            <text:p text:style-name="P93">elif board[int1][int2] == '@':</text:p>
            <text:p text:style-name="P93">if int1 &gt;= int3:</text:p>
            <text:p text:style-name="P93">print("Prikaz 228: NI SHAGU VPERED!")</text:p>
            <text:p text:style-name="P93">return False</text:p>
            <text:p text:style-name="P95"/>
            <text:p text:style-name="P93">if board[int1][int2] == 'o':</text:p>
            <text:p text:style-name="P93">if int3 == 7:</text:p>
            <text:p text:style-name="P93">board[int3][int4] = 'O'</text:p>
            <text:p text:style-name="P93">else:</text:p>
            <text:p text:style-name="P93">board[int3][int4] = 'o'</text:p>
            <text:p text:style-name="P93"><text:soft-page-break/>elif board[int1][int2] == '*':</text:p>
            <text:p text:style-name="P93">if int3 == 0:</text:p>
            <text:p text:style-name="P93">board[int3][int4] = '@'</text:p>
            <text:p text:style-name="P93">else:</text:p>
            <text:p text:style-name="P93">board[int3][int4] = '*'</text:p>
            <text:p text:style-name="P93">elif board[int1][int2] == 'O':</text:p>
            <text:p text:style-name="P93">if int3 == 0:</text:p>
            <text:p text:style-name="P93">board[int3][int4] = 'o'</text:p>
            <text:p text:style-name="P93">else:</text:p>
            <text:p text:style-name="P93">board[int3][int4] = 'O'</text:p>
            <text:p text:style-name="P93">elif board[int1][int2] == '@':</text:p>
            <text:p text:style-name="P93">if int3 == 7:</text:p>
            <text:p text:style-name="P93">board[int3][int4] = '*'</text:p>
            <text:p text:style-name="P93">else:</text:p>
            <text:p text:style-name="P93">board[int3][int4] = '@'</text:p>
            <text:p text:style-name="P95"/>
            <text:p text:style-name="P93">board[int1][int2] = ' '</text:p>
            <text:p text:style-name="P122"/>
            <text:p text:style-name="P93">else:</text:p>
            <text:p text:style-name="P95"/>
            <text:p text:style-name="P93">while i &lt; len(list_cmd) - 1:</text:p>
            <text:p text:style-name="P93">int1 = list_cmd[i-3]</text:p>
            <text:p text:style-name="P93">int2 = list_cmd[i-2]</text:p>
            <text:p text:style-name="P93">int3 = list_cmd[i-1]</text:p>
            <text:p text:style-name="P93">int4 = list_cmd[i]</text:p>
            <text:p text:style-name="P93">i += 4 </text:p>
            <text:p text:style-name="P93">if abs(int1 - int3) != abs(int2 - int4):</text:p>
            <text:p text:style-name="P93">print("Dont you know the rules?")</text:p>
            <text:p text:style-name="P93">return False</text:p>
            <text:p text:style-name="P93">if abs(int1 - int3) &gt; 2:</text:p>
            <text:p text:style-name="P93">print("You cant move so far!")</text:p>
            <text:p text:style-name="P93">return False</text:p>
            <text:p text:style-name="P95"/>
            <text:p text:style-name="P93">if abs(int1 - int3) &lt; 2:</text:p>
            <text:p text:style-name="P93">print("Wrong move!")</text:p>
            <text:p text:style-name="P93">return False</text:p>
            <text:p text:style-name="P95"/>
            <text:p text:style-name="P93">check1 = 0</text:p>
            <text:p text:style-name="P93">check2 = 0</text:p>
            <text:p text:style-name="P93">if int3 &gt; int1:</text:p>
            <text:p text:style-name="P93">check1 = int1 + 1 </text:p>
            <text:p text:style-name="P93">else:</text:p>
            <text:p text:style-name="P93">check1 = int1 - 1 </text:p>
            <text:p text:style-name="P93">if int4 &gt; int2:</text:p>
            <text:p text:style-name="P93">check2 = int2 + 1</text:p>
            <text:p text:style-name="P93">else:</text:p>
            <text:p text:style-name="P93">check2 = int2 - 1 </text:p>
            <text:p text:style-name="P93">if color == "w" and is_me:</text:p>
            <text:p text:style-name="P93">if board[check1][check2] != '*' or board[check1][check2] != '@':</text:p>
            <text:p text:style-name="P93"><text:soft-page-break/>print("You dont kill f enemy!!!")</text:p>
            <text:p text:style-name="P93">return False </text:p>
            <text:p text:style-name="P93">elif color == "b" and is_me:</text:p>
            <text:p text:style-name="P93">if board[check1][check2] != 'o' or board[check1][check2] != 'O':</text:p>
            <text:p text:style-name="P93">print("You dont kill f enemy!!!")</text:p>
            <text:p text:style-name="P93">return False</text:p>
            <text:p text:style-name="P95"/>
            <text:p text:style-name="P93">if board[int1][int2] == 'o':</text:p>
            <text:p text:style-name="P93">if int3 == 7:</text:p>
            <text:p text:style-name="P93">board[int3][int4] = 'O'</text:p>
            <text:p text:style-name="P93">else:</text:p>
            <text:p text:style-name="P93">board[int3][int4] = 'o'</text:p>
            <text:p text:style-name="P93">elif board[int1][int2] == '*':</text:p>
            <text:p text:style-name="P93">if int3 == 0:</text:p>
            <text:p text:style-name="P93">board[int3][int4] = '@'</text:p>
            <text:p text:style-name="P93">else:</text:p>
            <text:p text:style-name="P93">board[int3][int4] = '*'</text:p>
            <text:p text:style-name="P93">elif board[int1][int2] == 'O':</text:p>
            <text:p text:style-name="P93">if int3 == 0:</text:p>
            <text:p text:style-name="P93">board[int3][int4] = 'o'</text:p>
            <text:p text:style-name="P93">else:</text:p>
            <text:p text:style-name="P93">board[int3][int4] = 'O'</text:p>
            <text:p text:style-name="P93">elif board[int1][int2] == '@':</text:p>
            <text:p text:style-name="P93">if int3 == 7:</text:p>
            <text:p text:style-name="P93">board[int3][int4] = '*'</text:p>
            <text:p text:style-name="P93">else:</text:p>
            <text:p text:style-name="P93">board[int3][int4] = '@'</text:p>
            <text:p text:style-name="P95"/>
            <text:p text:style-name="P93">board[int1][int2] = ' '</text:p>
            <text:p text:style-name="P95"/>
            <text:p text:style-name="P93">return True</text:p>
            <text:p text:style-name="P128"><text:line-break/></text:p>
            <text:p text:style-name="P93">def change_list(change):</text:p>
            <text:p text:style-name="P93">i = 0</text:p>
            <text:p text:style-name="P93">while i &lt; len(change):</text:p>
            <text:p text:style-name="P93">change[i], change[i+1] = change[i+1], change[i]</text:p>
            <text:p text:style-name="P93">i = i + 2</text:p>
            <text:p text:style-name="P95"/>
            <text:p text:style-name="P93">newchange = []</text:p>
            <text:p text:style-name="P93">newchange.append(change[0])</text:p>
            <text:p text:style-name="P93">i = 1</text:p>
            <text:p text:style-name="P93">while i &lt; len(change):</text:p>
            <text:p text:style-name="P93">newchange.append(change[i])</text:p>
            <text:p text:style-name="P93">newchange.append(change[i])</text:p>
            <text:p text:style-name="P93">i = i + 1</text:p>
            <text:p text:style-name="P93">change = newchange</text:p>
            <text:p text:style-name="P93">if __name__ == "__main__":</text:p>
            <text:p text:style-name="P122"><text:soft-page-break/></text:p>
            <text:p text:style-name="P93">port = "5556"</text:p>
            <text:p text:style-name="P93">context = zmq.Context()</text:p>
            <text:p text:style-name="P93">print("Connecting to server...")</text:p>
            <text:p text:style-name="P93">socket = context.socket(zmq.REQ)</text:p>
            <text:p text:style-name="P93">socket.connect ("tcp://localhost:%s" % port)</text:p>
            <text:p text:style-name="P95"/>
            <text:p text:style-name="P93">message = "%"</text:p>
            <text:p text:style-name="P93">socket.send_string(message)</text:p>
            <text:p text:style-name="P93">message = socket.recv()</text:p>
            <text:p text:style-name="P93">messageu = str(message, 'utf-8')</text:p>
            <text:p text:style-name="P93">print(messageu)</text:p>
            <text:p text:style-name="P122"/>
            <text:p text:style-name="P93"># processing of name</text:p>
            <text:p text:style-name="P93">name = ""</text:p>
            <text:p text:style-name="P93">while name == "":</text:p>
            <text:p text:style-name="P93">name = input("Please, enter your Name: ")</text:p>
            <text:p text:style-name="P93">if name == "":</text:p>
            <text:p text:style-name="P93">print("Name NOT PUSTOE!!!")</text:p>
            <text:p text:style-name="P95"/>
            <text:p text:style-name="P93">message = "+" + name</text:p>
            <text:p text:style-name="P93">socket.send_string(message)</text:p>
            <text:p text:style-name="P95"/>
            <text:p text:style-name="P95"/>
            <text:p text:style-name="P93">while True:</text:p>
            <text:p text:style-name="P93">message = socket.recv()</text:p>
            <text:p text:style-name="P93">messageu = str(message, 'utf-8')</text:p>
            <text:p text:style-name="P93">#print("Received reply {}".format(message))</text:p>
            <text:p text:style-name="P93"># main loop</text:p>
            <text:p text:style-name="P93">if messageu == "Sorry, but this name already taken.":</text:p>
            <text:p text:style-name="P93">print(messageu)</text:p>
            <text:p text:style-name="P93">name = input("Please, Enter new name: ")</text:p>
            <text:p text:style-name="P93">message = "+" + name</text:p>
            <text:p text:style-name="P93">socket.send_string(message)</text:p>
            <text:p text:style-name="P122"/>
            <text:p text:style-name="P93">elif messageu == "Waiting opponent...":</text:p>
            <text:p text:style-name="P93">color = "w"</text:p>
            <text:p text:style-name="P93">op_color = "b"</text:p>
            <text:p text:style-name="P93">is_waiting_move = False</text:p>
            <text:p text:style-name="P93">if not is_waiting_opponent:</text:p>
            <text:p text:style-name="P93">is_waiting_opponent = True</text:p>
            <text:p text:style-name="P93">print("Waiting opponent.")</text:p>
            <text:p text:style-name="P93">time.sleep(1)</text:p>
            <text:p text:style-name="P93">message = "?" + name</text:p>
            <text:p text:style-name="P93">socket.send_string(message)</text:p>
            <text:p text:style-name="P122"/>
            <text:p text:style-name="P93"><text:soft-page-break/>elif messageu[:27] == "Waiting for opponents move.":</text:p>
            <text:p text:style-name="P93">if len(messageu) &gt; 27:</text:p>
            <text:p text:style-name="P93">iid = messageu[27]</text:p>
            <text:p text:style-name="P93">color = messageu[28]</text:p>
            <text:p text:style-name="P93">if color == "w":</text:p>
            <text:p text:style-name="P93">op_color = "b"</text:p>
            <text:p text:style-name="P93">else:</text:p>
            <text:p text:style-name="P93">op_color = "w"</text:p>
            <text:p text:style-name="P93">print("Your color is Black")</text:p>
            <text:p text:style-name="P95"/>
            <text:p text:style-name="P93">is_waiting_opponent = False</text:p>
            <text:p text:style-name="P93">if not is_waiting_move:</text:p>
            <text:p text:style-name="P93">is_waiting_move = True</text:p>
            <text:p text:style-name="P93">print("Waiting for opponents move.")</text:p>
            <text:p text:style-name="P93">time.sleep(1)</text:p>
            <text:p text:style-name="P93">message = "*" + str(iid) + name</text:p>
            <text:p text:style-name="P93">socket.send_string(message)</text:p>
            <text:p text:style-name="P122"/>
            <text:p text:style-name="P93">elif messageu[0] == "i":</text:p>
            <text:p text:style-name="P95"/>
            <text:p text:style-name="P93">iid = int(messageu[1])</text:p>
            <text:p text:style-name="P93">op_cmd = messageu[2:]</text:p>
            <text:p text:style-name="P93">op_list_cmd = []</text:p>
            <text:p text:style-name="P95"/>
            <text:p text:style-name="P93">if len(messageu) == 2:</text:p>
            <text:p text:style-name="P93">if color == "b":</text:p>
            <text:p text:style-name="P93">print("Your color is Black!")</text:p>
            <text:p text:style-name="P93">else:</text:p>
            <text:p text:style-name="P93">print("Your color is White!")</text:p>
            <text:p text:style-name="P95"/>
            <text:p text:style-name="P93">else:</text:p>
            <text:p text:style-name="P93">i = 0</text:p>
            <text:p text:style-name="P93">while i &lt; len(op_cmd):</text:p>
            <text:p text:style-name="P93">#print(i)</text:p>
            <text:p text:style-name="P93">#print(len(op_cmd))</text:p>
            <text:p text:style-name="P93">op_list_cmd.append(int(op_cmd[i]))</text:p>
            <text:p text:style-name="P93">i = i + 1</text:p>
            <text:p text:style-name="P93">op_list_cmd.append(int(op_cmd[i]))</text:p>
            <text:p text:style-name="P93">i = i + 1</text:p>
            <text:p text:style-name="P93">#print(op_list_cmd)</text:p>
            <text:p text:style-name="P93">if len(op_list_cmd) &gt; 4:</text:p>
            <text:p text:style-name="P93">checknmove_cmd(op_list_cmd, "many", board, op_color, False)</text:p>
            <text:p text:style-name="P93">else:</text:p>
            <text:p text:style-name="P93">checknmove_cmd(op_list_cmd, "one", board, op_color, False)</text:p>
            <text:p text:style-name="P95"/>
            <text:p text:style-name="P93">is_waiting_opponent = False</text:p>
            <text:p text:style-name="P93">is_waiting_move = False</text:p>
            <text:p text:style-name="P93">print_help()</text:p>
            <text:p text:style-name="P93">print_board(board)</text:p>
            <text:p text:style-name="P93"><text:soft-page-break/>is_norm_cmd = False</text:p>
            <text:p text:style-name="P93">list_cmd = []</text:p>
            <text:p text:style-name="P95"/>
            <text:p text:style-name="P93">while not is_norm_cmd:</text:p>
            <text:p text:style-name="P93">list_cmd = []</text:p>
            <text:p text:style-name="P93">cmd = input("Your turn to move: ")</text:p>
            <text:p text:style-name="P93">if cmd == "exit":</text:p>
            <text:p text:style-name="P93">break_game()</text:p>
            <text:p text:style-name="P95"/>
            <text:p text:style-name="P93">i = 0</text:p>
            <text:p text:style-name="P93">while i &lt; len(cmd):</text:p>
            <text:p text:style-name="P93">list_cmd.append(ord(cmd[i]) - 65) </text:p>
            <text:p text:style-name="P93">i+=1</text:p>
            <text:p text:style-name="P93">list_cmd.append(int(cmd[i]) - 1)</text:p>
            <text:p text:style-name="P93">i+=2</text:p>
            <text:p text:style-name="P95"/>
            <text:p text:style-name="P93">change_list(list_cmd)</text:p>
            <text:p text:style-name="P95"/>
            <text:p text:style-name="P93">#print(list_cmd)</text:p>
            <text:p text:style-name="P93">if len(list_cmd) &gt; 4:</text:p>
            <text:p text:style-name="P93">is_norm_cmd = checknmove_cmd(list_cmd, "many", board, color, True)</text:p>
            <text:p text:style-name="P93">else:</text:p>
            <text:p text:style-name="P93">is_norm_cmd = checknmove_cmd(list_cmd, "one", board, color, True)</text:p>
            <text:p text:style-name="P93">print_board(board)</text:p>
            <text:p text:style-name="P93">cmd = "!" + str(iid)</text:p>
            <text:p text:style-name="P93">for item in list_cmd:</text:p>
            <text:p text:style-name="P93">cmd = cmd + str(item)</text:p>
            <text:p text:style-name="P95"/>
            <text:p text:style-name="P93">#print(cmd)</text:p>
            <text:p text:style-name="P95"><text:span text:style-name="T28">socket.send_string(cmd)</text:span></text:p>
            <text:p text:style-name="P93">elif messageu == "Wrong command":</text:p>
            <text:p text:style-name="P93">print(messageu)</text:p>
            <text:p text:style-name="P93">elif messageu[:3] == "You":</text:p>
            <text:p text:style-name="P93">print(messageu)</text:p>
            <text:p text:style-name="P93">exit()</text:p>
            <text:p text:style-name="P95"/>
            <text:p text:style-name="P93">else:</text:p>
            <text:p text:style-name="P93">print("F")</text:p>
            <text:p text:style-name="P93">exit()</text:p>
            <text:p text:style-name="P91"/>
          </table:table-cell>
        </table:table-row>
      </table:table>
      <text:p text:style-name="P47"/>
      <text:p text:style-name="P47"/>
      <text:p text:style-name="P47"/>
      <text:p text:style-name="P47"/>
      <text:p text:style-name="P47"/>
      <text:p text:style-name="P47"/>
      <text:p text:style-name="P57"><text:soft-page-break/>Вывод</text:p>
      <text:p text:style-name="P47"><text:tab/>Шашки оказалась очень сложной игрой для реализации (если использовать все правила игры) и, как оказалось, очень удобной для использо<text:span text:style-name="T41">в</text:span>ания через модель клиент-клиент. Доска для игры хранится <text:span text:style-name="T39">на стороне игроков, тем самым мы разгружаем сервер по памяти. Также мы разгружаем сервер передачей контроля за ходом на сторону сервера. Это очень важные шаги, так как сервер всего один и поэтому для быстрого взаимодействия важно максимально разгрузить его. У сервера есть небольшой минус: так как я не реализовал резервное копирование, то если он упадет, будет утерян весь прогресс игроков ( винрейт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ab-stops/>
      </style:paragraph-properties>
      <style:text-properties fo:background-color="#729fcf"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11:00:18.500085565</meta:creation-date>
    <dc:date>2018-12-26T14:25:43.167830211</dc:date>
    <meta:editing-duration>PT1H39M43S</meta:editing-duration>
    <meta:editing-cycles>31</meta:editing-cycles>
    <meta:generator>LibreOffice/5.1.6.2$Linux_X86_64 LibreOffice_project/10m0$Build-2</meta:generator>
    <meta:document-statistic meta:table-count="15" meta:image-count="0" meta:object-count="0" meta:page-count="52" meta:paragraph-count="1547" meta:word-count="6834" meta:character-count="56766" meta:non-whitespace-character-count="44686"/>
  </office:meta>
</office:document-meta>
</file>